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5" style:family="table-column">
      <style:table-column-properties fo:break-before="auto" style:column-width="0.3728in"/>
    </style:style>
    <style:style style:name="co16" style:family="table-column">
      <style:table-column-properties fo:break-before="auto" style:column-width="0.9634in"/>
    </style:style>
    <style:style style:name="co17" style:family="table-column">
      <style:table-column-properties fo:break-before="auto" style:column-width="0.6244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0.4146in"/>
    </style:style>
    <style:style style:name="co20" style:family="table-column">
      <style:table-column-properties fo:break-before="auto" style:column-width="1.1138in"/>
    </style:style>
    <style:style style:name="co21" style:family="table-column">
      <style:table-column-properties fo:break-before="auto" style:column-width="0.852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7043in" fo:break-before="auto" style:use-optimal-row-height="true"/>
    </style:style>
    <style:style style:name="ro10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 style:data-style-name="N117">
      <style:table-cell-properties fo:padding="0.0417in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5" style:family="table-cell" style:parent-style-name="Default">
      <style:table-cell-properties fo:padding="0.028in"/>
    </style:style>
    <style:style style:name="ce36" style:family="table-cell" style:parent-style-name="Default">
      <style:table-cell-properties fo:border="0.0008in solid #000000"/>
    </style:style>
    <style:style style:name="ce41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4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75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7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4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4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4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5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8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5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1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0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7" style:family="table-cell" style:parent-style-name="Absent">
      <style:table-cell-properties fo:background-color="transparent"/>
      <style:map style:condition="cell-content()&gt;0" style:apply-style-name="Absent" style:base-cell-address="Tong_Hop_Ngay_Nghi_2014.C2"/>
    </style:style>
    <style:style style:name="ce88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9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4.D2"/>
      <style:map style:condition="cell-content()=&quot;&quot;" style:apply-style-name="None" style:base-cell-address="Tong_Hop_Ngay_Nghi_2014.D2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6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5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style:font-size-asian="10pt" style:font-size-complex="10pt"/>
      <style:map style:condition="cell-content()&gt;0" style:apply-style-name="Absent" style:base-cell-address="Tong_Hop_Ngay_Nghi_2014.C2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fo:font-family="Arial" style:font-style-name="Regular" style:font-family-generic="swis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/>
    </style:style>
    <style:style style:name="T6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4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uy Le-Thi-Thanh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8">
            <text:p>0.8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3-01-04">
            <text:p>January 04, 2013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2">
            <text:p>0.2</text:p>
          </table:table-cell>
          <table:table-cell table:style-name="ce27" office:value-type="string">
            <text:p>- Remove HaiBT</text:p>
            <text:p>- Add CuongL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2-14">
            <text:p>February 1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3">
            <text:p>0.3</text:p>
          </table:table-cell>
          <table:table-cell table:style-name="ce27" office:value-type="string">
            <text:p>- Remove TriN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04">
            <text:p>March 04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4">
            <text:p>0.4</text:p>
          </table:table-cell>
          <table:table-cell table:style-name="ce27" office:value-type="string">
            <text:p>- Remove AnCV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0">
            <text:p>March 10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5">
            <text:p>0.5</text:p>
          </table:table-cell>
          <table:table-cell table:style-name="ce27" office:value-type="string">
            <text:p>- Update information for HangHT <text:span text:style-name="T4">(</text:span>to internship with allowance<text:span text:style-name="T4">)</text:span>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7">
            <text:p>March 17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6">
            <text:p>0.6</text:p>
          </table:table-cell>
          <table:table-cell table:style-name="ce27" office:value-type="string">
            <text:p>- Remove LinhNT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4-03-18">
            <text:p>March 18, 2014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7">
            <text:p>0.7</text:p>
          </table:table-cell>
          <table:table-cell table:style-name="ce27" office:value-type="string">
            <text:p>- Remove ToiT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4-01">
            <text:p>April 01, 2014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8">
            <text:p>0.8</text:p>
          </table:table-cell>
          <table:table-cell table:style-name="ce27" office:value-type="string">
            <text:p>- Remove ThoNT</text:p>
            <text:p>- Remove AnhNT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4-05-14">
            <text:p>May 14, 2014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27" table:number-columns-repeated="2"/>
          <table:table-cell table:style-name="ce28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3"/>
          <table:table-cell table:style-name="ce29"/>
          <table:table-cell table:style-name="ce12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4" table:style-name="ta3" table:print="false">
        <office:forms form:automatic-focus="false" form:apply-design-mode="false"/>
        <table:table-column table:style-name="co19" table:default-cell-style-name="Default"/>
        <table:table-column table:style-name="co7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default-cell-style-name="Default"/>
        <table:table-column table:style-name="co7" table:number-columns-repeated="2" table:default-cell-style-name="Default"/>
        <table:table-row table:style-name="ro8">
          <table:table-cell table:style-name="ce86" office:value-type="string">
            <text:p>Tổng hợp ngày nghỉ 2014</text:p>
          </table:table-cell>
          <table:table-cell table:style-name="ce35" table:number-columns-repeated="8"/>
        </table:table-row>
        <table:table-row table:style-name="ro8" table:number-rows-repeated="4">
          <table:table-cell table:style-name="ce86"/>
          <table:table-cell table:style-name="ce35" table:number-columns-repeated="8"/>
        </table:table-row>
        <table:table-row table:style-name="ro9">
          <table:table-cell table:style-name="ce92" office:value-type="string">
            <text:p>No.</text:p>
          </table:table-cell>
          <table:table-cell table:style-name="ce92" office:value-type="string">
            <text:p>Name</text:p>
          </table:table-cell>
          <table:table-cell table:style-name="ce93" office:value-type="string">
            <office:annotation office:display="true" draw:style-name="gr3" draw:text-style-name="P2" svg:width="3.4126in" svg:height="1.3232in" svg:x="2.9559in" svg:y="0.0445in" draw:caption-point-x="-0.7689in" draw:caption-point-y="1.3189in">
              <dc:creator>ThuyLTT</dc:creator>
              <dc:date>2014-01-06T00:00:00</dc:date>
              <text:p text:style-name="P3"><text:span text:style-name="T1">- Ngày phép (dương) còn lại từ năm ngoái sẽ chuyển thành phép năm nay</text:span></text:p>
              <text:p text:style-name="P3"><text:span text:style-name="T6">Note</text:span><text:span text:style-name="T1">: sau ngày </text:span><text:span text:style-name="T6">31/3</text:span><text:span text:style-name="T1">, những ngày phép này sẽ hết giá trị</text:span></text:p>
              <text:p text:style-name="P3"><text:span text:style-name="T1"/></text:p>
              <text:p text:style-name="P3"><text:span text:style-name="T1">- Ai có ngày phép (âm) từ năm ngoái sẽ bị trừ vào lương tháng 13 &amp; reset ngày phép chuyển từ năm ngoái về 0</text:span></text:p>
            </office:annotation>
            <text:p>Remaining Leave Days From 2013</text:p>
          </table:table-cell>
          <table:table-cell table:style-name="ce93" office:value-type="string">
            <office:annotation draw:style-name="gr2" draw:text-style-name="P2" svg:width="1.1413in" svg:height="0.5457in" svg:x="3.3161in" svg:y="0.8118in" draw:caption-point-x="-0.2402in" draw:caption-point-y="0.5516in">
              <dc:creator>ThuyLTT</dc:creator>
              <dc:date>2014-01-04T00:00:00</dc:date>
              <text:p text:style-name="P2"><text:span text:style-name="T1">Ngày bắt đầu làm việc trong năm nay</text:span></text:p>
            </office:annotation>
            <text:p>Start Working Date 2014</text:p>
          </table:table-cell>
          <table:table-cell table:style-name="ce93" office:value-type="string">
            <text:p>Working To</text:p>
          </table:table-cell>
          <table:table-cell table:style-name="ce93" office:value-type="string">
            <office:annotation draw:style-name="gr2" draw:text-style-name="P2" svg:width="1.1413in" svg:height="0.7012in" svg:x="5.2969in" svg:y="0.8118in" draw:caption-point-x="-0.2622in" draw:caption-point-y="0.5516in">
              <dc:creator>ThuyLTT</dc:creator>
              <dc:date>2014-01-04T00:00:00</dc:date>
              <text:p text:style-name="P2"><text:span text:style-name="T1">Tổng ngày phép trong năm nay tính đến thời điểm hiện tại</text:span></text:p>
            </office:annotation>
            <text:p>Total of Leave Days In 2014</text:p>
          </table:table-cell>
          <table:table-cell table:style-name="ce93" office:value-type="string">
            <office:annotation draw:style-name="gr2" draw:text-style-name="P2" svg:width="1.1413in" svg:height="0.5457in" svg:x="5.2748in" svg:y="0.8118in" draw:caption-point-x="-0.2402in" draw:caption-point-y="0.5516in">
              <dc:creator>Thuy</dc:creator>
              <dc:date>2014-04-08T00:00:00</dc:date>
              <text:p text:style-name="P2"><text:span text:style-name="T1">Tổng ngày nghỉ từ đầu năm cho đến 31/3</text:span></text:p>
            </office:annotation>
            <text:p>Total of Absent Until Mar 31</text:p>
          </table:table-cell>
          <table:table-cell table:style-name="ce93" office:value-type="string">
            <office:annotation draw:style-name="gr2" draw:text-style-name="P2" svg:width="1.1413in" svg:height="0.3902in" svg:x="6.1638in" svg:y="0.8118in" draw:caption-point-x="-0.2402in" draw:caption-point-y="0.5516in">
              <dc:creator>ThuyLTT</dc:creator>
              <dc:date>2014-01-04T00:00:00</dc:date>
              <text:p text:style-name="P2"><text:span text:style-name="T1">Tổng ngày nghỉ trong năm</text:span></text:p>
            </office:annotation>
            <text:p>Total of Absent</text:p>
          </table:table-cell>
          <table:table-cell table:style-name="ce93" office:value-type="string">
            <office:annotation office:display="true" draw:style-name="gr4" draw:text-style-name="P2" svg:width="1.9224in" svg:height="1.4787in" svg:x="7.613in" svg:y="0.8689in" draw:caption-point-x="-0.8004in" draw:caption-point-y="0.4945in">
              <dc:creator>ThuyLTT</dc:creator>
              <dc:date>2014-01-06T00:00:00</dc:date>
              <text:p text:style-name="P3"><text:span text:style-name="T1">Ngày phép còn lại trong năm</text:span></text:p>
              <text:p text:style-name="P3"><text:span text:style-name="T1"/></text:p>
              <text:p text:style-name="P3"><text:span text:style-name="T1">Khi kết thúc năm:</text:span></text:p>
              <text:p text:style-name="P3"><text:span text:style-name="T1">- Số ngày phép còn lại (dương) sẽ được chuyển sang năm sau</text:span></text:p>
              <text:p text:style-name="P3"><text:span text:style-name="T1"/></text:p>
              <text:p text:style-name="P3"><text:span text:style-name="T1">- Số ngày phép còn lại (âm) sẽ bị trừ vào lương tháng 13 </text:span></text:p>
            </office:annotation>
            <text:p>Remaining Leave Days</text:p>
          </table:table-cell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5-05">
            <text:p>05/05/14</text:p>
          </table:table-cell>
          <table:table-cell table:style-name="ce95" table:formula="of:=IF(YEAR(NOW())&gt;YEAR([.D7]);DATE(YEAR([.D7]);12;31);NOW())" office:value-type="date" office:date-value="2014-08-25T08:42:53.63">
            <text:p>08/25/14</text:p>
          </table:table-cell>
          <table:table-cell table:style-name="ce94" table:formula="of:=IF(YEAR([.E7])&gt;YEAR([.D7]);12;IF(DAY([.E7])&lt;DAY(DATE(YEAR([.E7]);MONTH([.E7])+1;1)-1)/2;MONTH([.E7])-1;MONTH([.E7])))  -  IF(DAY(DATE(YEAR([.D7]);MONTH([.D7])+1;1)-1) - DAY([.D7]) + 1&lt; DAY(DATE(YEAR([.D7]);MONTH([.D7])+1;1)-1)/2;MONTH([.D7]);MONTH([.D7])-1)" office:value-type="float" office:value="4">
            <text:p>4</text:p>
          </table:table-cell>
          <table:table-cell table:style-name="ce96"/>
          <table:table-cell table:style-name="ce96" table:formula="of:=SUMPRODUCT([Thong_Tin_Ngay_Nghi_201401.$B$3:.$B$18]=[.B7];[Thong_Tin_Ngay_Nghi_201401.$C$3:.$C$18]) + SUMPRODUCT([Thong_Tin_Ngay_Nghi_201402.$B$3:.$B$21]=[.B7];[Thong_Tin_Ngay_Nghi_201402.$C$3:.$C$21]) + SUMPRODUCT([Thong_Tin_Ngay_Nghi_201403.$B$3:.$B$22]=[.B7];[Thong_Tin_Ngay_Nghi_201403.$C$3:.$C$22]) + SUMPRODUCT([Thong_Tin_Ngay_Nghi_201404.$B$4:.$B$32]=[.B7];[Thong_Tin_Ngay_Nghi_201404.$C$4:.$C$32]) + SUMPRODUCT([Thong_Tin_Ngay_Nghi_201405.$B$2:.$B$30]=[.B7];[Thong_Tin_Ngay_Nghi_201405.$C$2:.$C$30]) +SUMPRODUCT([Thong_Tin_Ngay_Nghi_201406.$B$3:.$B$32]=[.B7];[Thong_Tin_Ngay_Nghi_201406.$C$3:.$C$32])" office:value-type="float" office:value="1">
            <text:p>1</text:p>
          </table:table-cell>
          <table:table-cell table:style-name="ce94" table:formula="of:=IF(DATE(YEAR([.E7]);MONTH([.E7]);DAY([.E7]))&lt;=DATE(YEAR([.E7]);3;31); [.F7]+[.C7]-[.G7]; IF([.G7]-[.C7]&lt;0;[.F7]-[.H7];[.F7]+[.C7]-[.H7]))" office:value-type="float" office:value="3">
            <text:p>3</text:p>
          </table:table-cell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4-14">
            <text:p>04/14/14</text:p>
          </table:table-cell>
          <table:table-cell table:style-name="ce95" table:formula="of:=IF(YEAR(NOW())&gt;YEAR([.D8]);DATE(YEAR([.D8]);12;31);NOW())" office:value-type="date" office:date-value="2014-08-25T08:42:51.12">
            <text:p>08/25/14</text:p>
          </table:table-cell>
          <table:table-cell table:style-name="ce94" table:formula="of:=IF(YEAR([.E8])&gt;YEAR([.D8]);12;IF(DAY([.E8])&lt;DAY(DATE(YEAR([.E8]);MONTH([.E8])+1;1)-1)/2;MONTH([.E8])-1;MONTH([.E8])))  -  IF(DAY(DATE(YEAR([.D8]);MONTH([.D8])+1;1)-1) - DAY([.D8]) + 1&lt; DAY(DATE(YEAR([.D8]);MONTH([.D8])+1;1)-1)/2;MONTH([.D8]);MONTH([.D8])-1)" office:value-type="float" office:value="5">
            <text:p>5</text:p>
          </table:table-cell>
          <table:table-cell table:style-name="ce96"/>
          <table:table-cell table:style-name="ce96" table:formula="of:=SUMPRODUCT([Thong_Tin_Ngay_Nghi_201401.$B$3:.$B$18]=[.B8];[Thong_Tin_Ngay_Nghi_201401.$C$3:.$C$18]) + SUMPRODUCT([Thong_Tin_Ngay_Nghi_201402.$B$3:.$B$21]=[.B8];[Thong_Tin_Ngay_Nghi_201402.$C$3:.$C$21]) + SUMPRODUCT([Thong_Tin_Ngay_Nghi_201403.$B$3:.$B$22]=[.B8];[Thong_Tin_Ngay_Nghi_201403.$C$3:.$C$22]) + SUMPRODUCT([Thong_Tin_Ngay_Nghi_201404.$B$4:.$B$32]=[.B8];[Thong_Tin_Ngay_Nghi_201404.$C$4:.$C$32]) + SUMPRODUCT([Thong_Tin_Ngay_Nghi_201405.$B$2:.$B$30]=[.B8];[Thong_Tin_Ngay_Nghi_201405.$C$2:.$C$30]) +SUMPRODUCT([Thong_Tin_Ngay_Nghi_201406.$B$3:.$B$32]=[.B8];[Thong_Tin_Ngay_Nghi_201406.$C$3:.$C$32])" office:value-type="float" office:value="0.5">
            <text:p>0.5</text:p>
          </table:table-cell>
          <table:table-cell table:style-name="ce94" table:formula="of:=IF(DATE(YEAR([.E8]);MONTH([.E8]);DAY([.E8]))&lt;=DATE(YEAR([.E8]);3;31); [.F8]+[.C8]-[.G8]; IF([.G8]-[.C8]&lt;0;[.F8]-[.H8];[.F8]+[.C8]-[.H8]))" office:value-type="float" office:value="4.5">
            <text:p>4.5</text:p>
          </table:table-cell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94" office:value-type="float" office:value="0.5">
            <text:p>0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9]);DATE(YEAR([.D9]);12;31);NOW())" office:value-type="date" office:date-value="2014-08-25T08:42:51.12">
            <text:p>08/25/14</text:p>
          </table:table-cell>
          <table:table-cell table:style-name="ce94" table:formula="of:=IF(YEAR([.E9])&gt;YEAR([.D9]);12;IF(DAY([.E9])&lt;DAY(DATE(YEAR([.E9]);MONTH([.E9])+1;1)-1)/2;MONTH([.E9])-1;MONTH([.E9])))  -  IF(DAY(DATE(YEAR([.D9]);MONTH([.D9])+1;1)-1) - DAY([.D9]) + 1&lt; DAY(DATE(YEAR([.D9]);MONTH([.D9])+1;1)-1)/2;MONTH([.D9]);MONTH([.D9])-1)" office:value-type="float" office:value="8">
            <text:p>8</text:p>
          </table:table-cell>
          <table:table-cell table:style-name="ce96" table:formula="of:=SUMPRODUCT([Thong_Tin_Ngay_Nghi_201401.$B$3:.$B$18]=[.B9];[Thong_Tin_Ngay_Nghi_201401.$C$3:.$C$18]) + SUMPRODUCT([Thong_Tin_Ngay_Nghi_201402.$B$3:.$B$21]=[.B9];[Thong_Tin_Ngay_Nghi_201402.$C$3:.$C$21]) + SUMPRODUCT([Thong_Tin_Ngay_Nghi_201403.$B$3:.$B$22]=[.B9];[Thong_Tin_Ngay_Nghi_201403.$C$3:.$C$22])" office:value-type="float" office:value="0">
            <text:p>0</text:p>
          </table:table-cell>
          <table:table-cell table:style-name="ce96" table:formula="of:=SUMPRODUCT([Thong_Tin_Ngay_Nghi_201401.$B$3:.$B$18]=[.B9];[Thong_Tin_Ngay_Nghi_201401.$C$3:.$C$18]) + SUMPRODUCT([Thong_Tin_Ngay_Nghi_201402.$B$3:.$B$21]=[.B9];[Thong_Tin_Ngay_Nghi_201402.$C$3:.$C$21]) + SUMPRODUCT([Thong_Tin_Ngay_Nghi_201403.$B$3:.$B$22]=[.B9];[Thong_Tin_Ngay_Nghi_201403.$C$3:.$C$22]) + SUMPRODUCT([Thong_Tin_Ngay_Nghi_201404.$B$4:.$B$32]=[.B9];[Thong_Tin_Ngay_Nghi_201404.$C$4:.$C$32]) + SUMPRODUCT([Thong_Tin_Ngay_Nghi_201405.$B$2:.$B$30]=[.B9];[Thong_Tin_Ngay_Nghi_201405.$C$2:.$C$30]) +SUMPRODUCT([Thong_Tin_Ngay_Nghi_201406.$B$3:.$B$32]=[.B9];[Thong_Tin_Ngay_Nghi_201406.$C$3:.$C$32])" office:value-type="float" office:value="0.5">
            <text:p>0.5</text:p>
          </table:table-cell>
          <table:table-cell table:style-name="ce94" table:formula="of:=IF(DATE(YEAR([.E9]);MONTH([.E9]);DAY([.E9]))&lt;=DATE(YEAR([.E9]);3;31); [.F9]+[.C9]-[.G9]; IF([.G9]-[.C9]&lt;0;[.F9]-[.H9];[.F9]+[.C9]-[.H9]))" office:value-type="float" office:value="7.5">
            <text:p>7.5</text:p>
          </table:table-cell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4-03">
            <text:p>04/03/14</text:p>
          </table:table-cell>
          <table:table-cell table:style-name="ce95" table:formula="of:=IF(YEAR(NOW())&gt;YEAR([.D10]);DATE(YEAR([.D10]);12;31);NOW())" office:value-type="date" office:date-value="2014-08-25T08:42:51.12">
            <text:p>08/25/14</text:p>
          </table:table-cell>
          <table:table-cell table:style-name="ce94" table:formula="of:=IF(YEAR([.E10])&gt;YEAR([.D10]);12;IF(DAY([.E10])&lt;DAY(DATE(YEAR([.E10]);MONTH([.E10])+1;1)-1)/2;MONTH([.E10])-1;MONTH([.E10])))  -  IF(DAY(DATE(YEAR([.D10]);MONTH([.D10])+1;1)-1) - DAY([.D10]) + 1&lt; DAY(DATE(YEAR([.D10]);MONTH([.D10])+1;1)-1)/2;MONTH([.D10]);MONTH([.D10])-1)" office:value-type="float" office:value="5">
            <text:p>5</text:p>
          </table:table-cell>
          <table:table-cell table:style-name="ce96" table:formula="of:=SUMPRODUCT([Thong_Tin_Ngay_Nghi_201401.$B$3:.$B$18]=[.B10];[Thong_Tin_Ngay_Nghi_201401.$C$3:.$C$18]) + SUMPRODUCT([Thong_Tin_Ngay_Nghi_201402.$B$3:.$B$21]=[.B10];[Thong_Tin_Ngay_Nghi_201402.$C$3:.$C$21]) + SUMPRODUCT([Thong_Tin_Ngay_Nghi_201403.$B$3:.$B$22]=[.B10];[Thong_Tin_Ngay_Nghi_201403.$C$3:.$C$22])" office:value-type="float" office:value="0">
            <text:p>0</text:p>
          </table:table-cell>
          <table:table-cell table:style-name="ce96" table:formula="of:=SUMPRODUCT([Thong_Tin_Ngay_Nghi_201401.$B$3:.$B$18]=[.B10];[Thong_Tin_Ngay_Nghi_201401.$C$3:.$C$18]) + SUMPRODUCT([Thong_Tin_Ngay_Nghi_201402.$B$3:.$B$21]=[.B10];[Thong_Tin_Ngay_Nghi_201402.$C$3:.$C$21]) + SUMPRODUCT([Thong_Tin_Ngay_Nghi_201403.$B$3:.$B$22]=[.B10];[Thong_Tin_Ngay_Nghi_201403.$C$3:.$C$22]) + SUMPRODUCT([Thong_Tin_Ngay_Nghi_201404.$B$4:.$B$32]=[.B10];[Thong_Tin_Ngay_Nghi_201404.$C$4:.$C$32]) + SUMPRODUCT([Thong_Tin_Ngay_Nghi_201405.$B$2:.$B$30]=[.B10];[Thong_Tin_Ngay_Nghi_201405.$C$2:.$C$30]) +SUMPRODUCT([Thong_Tin_Ngay_Nghi_201406.$B$3:.$B$32]=[.B10];[Thong_Tin_Ngay_Nghi_201406.$C$3:.$C$32])" office:value-type="float" office:value="1">
            <text:p>1</text:p>
          </table:table-cell>
          <table:table-cell table:style-name="ce94" table:formula="of:=IF(DATE(YEAR([.E10]);MONTH([.E10]);DAY([.E10]))&lt;=DATE(YEAR([.E10]);3;31); [.F10]+[.C10]-[.G10]; IF([.G10]-[.C10]&lt;0;[.F10]-[.H10];[.F10]+[.C10]-[.H10]))" office:value-type="float" office:value="4">
            <text:p>4</text:p>
          </table:table-cell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11]);DATE(YEAR([.D11]);12;31);NOW())" office:value-type="date" office:date-value="2014-08-25T08:42:51.12">
            <text:p>08/25/14</text:p>
          </table:table-cell>
          <table:table-cell table:style-name="ce94" table:formula="of:=IF(YEAR([.E11])&gt;YEAR([.D11]);12;IF(DAY([.E11])&lt;DAY(DATE(YEAR([.E11]);MONTH([.E11])+1;1)-1)/2;MONTH([.E11])-1;MONTH([.E11])))  -  IF(DAY(DATE(YEAR([.D11]);MONTH([.D11])+1;1)-1) - DAY([.D11]) + 1&lt; DAY(DATE(YEAR([.D11]);MONTH([.D11])+1;1)-1)/2;MONTH([.D11]);MONTH([.D11])-1)" office:value-type="float" office:value="8">
            <text:p>8</text:p>
          </table:table-cell>
          <table:table-cell table:style-name="ce96" table:formula="of:=SUMPRODUCT([Thong_Tin_Ngay_Nghi_201401.$B$3:.$B$18]=[.B11];[Thong_Tin_Ngay_Nghi_201401.$C$3:.$C$18]) + SUMPRODUCT([Thong_Tin_Ngay_Nghi_201402.$B$3:.$B$21]=[.B11];[Thong_Tin_Ngay_Nghi_201402.$C$3:.$C$21]) + SUMPRODUCT([Thong_Tin_Ngay_Nghi_201403.$B$3:.$B$22]=[.B11];[Thong_Tin_Ngay_Nghi_201403.$C$3:.$C$22])" office:value-type="float" office:value="9">
            <text:p>9</text:p>
          </table:table-cell>
          <table:table-cell table:style-name="ce96" table:formula="of:=SUMPRODUCT([Thong_Tin_Ngay_Nghi_201401.$B$3:.$B$18]=[.B11];[Thong_Tin_Ngay_Nghi_201401.$C$3:.$C$18]) + SUMPRODUCT([Thong_Tin_Ngay_Nghi_201402.$B$3:.$B$21]=[.B11];[Thong_Tin_Ngay_Nghi_201402.$C$3:.$C$21]) + SUMPRODUCT([Thong_Tin_Ngay_Nghi_201403.$B$3:.$B$22]=[.B11];[Thong_Tin_Ngay_Nghi_201403.$C$3:.$C$22]) + SUMPRODUCT([Thong_Tin_Ngay_Nghi_201404.$B$4:.$B$32]=[.B11];[Thong_Tin_Ngay_Nghi_201404.$C$4:.$C$32]) + SUMPRODUCT([Thong_Tin_Ngay_Nghi_201405.$B$2:.$B$30]=[.B11];[Thong_Tin_Ngay_Nghi_201405.$C$2:.$C$30]) +SUMPRODUCT([Thong_Tin_Ngay_Nghi_201406.$B$3:.$B$32]=[.B11];[Thong_Tin_Ngay_Nghi_201406.$C$3:.$C$32])" office:value-type="float" office:value="10">
            <text:p>10</text:p>
          </table:table-cell>
          <table:table-cell table:style-name="ce94" table:formula="of:=IF(DATE(YEAR([.E11]);MONTH([.E11]);DAY([.E11]))&lt;=DATE(YEAR([.E11]);3;31); [.F11]+[.C11]-[.G11]; IF([.G11]-[.C11]&lt;0;[.F11]-[.H11];[.F11]+[.C11]-[.H11]))" office:value-type="float" office:value="-2">
            <text:p>-2</text:p>
          </table:table-cell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2-17">
            <text:p>02/17/14</text:p>
          </table:table-cell>
          <table:table-cell table:style-name="ce95" table:formula="of:=IF(YEAR(NOW())&gt;YEAR([.D12]);DATE(YEAR([.D12]);12;31);NOW())" office:value-type="date" office:date-value="2014-08-25T08:42:51.12">
            <text:p>08/25/14</text:p>
          </table:table-cell>
          <table:table-cell table:style-name="ce94" table:formula="of:=IF(YEAR([.E12])&gt;YEAR([.D12]);12;IF(DAY([.E12])&lt;DAY(DATE(YEAR([.E12]);MONTH([.E12])+1;1)-1)/2;MONTH([.E12])-1;MONTH([.E12])))  -  IF(DAY(DATE(YEAR([.D12]);MONTH([.D12])+1;1)-1) - DAY([.D12]) + 1&lt; DAY(DATE(YEAR([.D12]);MONTH([.D12])+1;1)-1)/2;MONTH([.D12]);MONTH([.D12])-1)" office:value-type="float" office:value="6">
            <text:p>6</text:p>
          </table:table-cell>
          <table:table-cell table:style-name="ce96" table:formula="of:=SUMPRODUCT([Thong_Tin_Ngay_Nghi_201401.$B$3:.$B$18]=[.B12];[Thong_Tin_Ngay_Nghi_201401.$C$3:.$C$18]) + SUMPRODUCT([Thong_Tin_Ngay_Nghi_201402.$B$3:.$B$21]=[.B12];[Thong_Tin_Ngay_Nghi_201402.$C$3:.$C$21]) + SUMPRODUCT([Thong_Tin_Ngay_Nghi_201403.$B$3:.$B$22]=[.B12];[Thong_Tin_Ngay_Nghi_201403.$C$3:.$C$22])" office:value-type="float" office:value="0">
            <text:p>0</text:p>
          </table:table-cell>
          <table:table-cell table:style-name="ce96" table:formula="of:=SUMPRODUCT([Thong_Tin_Ngay_Nghi_201401.$B$3:.$B$18]=[.B12];[Thong_Tin_Ngay_Nghi_201401.$C$3:.$C$18]) + SUMPRODUCT([Thong_Tin_Ngay_Nghi_201402.$B$3:.$B$21]=[.B12];[Thong_Tin_Ngay_Nghi_201402.$C$3:.$C$21]) + SUMPRODUCT([Thong_Tin_Ngay_Nghi_201403.$B$3:.$B$22]=[.B12];[Thong_Tin_Ngay_Nghi_201403.$C$3:.$C$22]) + SUMPRODUCT([Thong_Tin_Ngay_Nghi_201404.$B$4:.$B$32]=[.B12];[Thong_Tin_Ngay_Nghi_201404.$C$4:.$C$32]) + SUMPRODUCT([Thong_Tin_Ngay_Nghi_201405.$B$2:.$B$30]=[.B12];[Thong_Tin_Ngay_Nghi_201405.$C$2:.$C$30]) +SUMPRODUCT([Thong_Tin_Ngay_Nghi_201406.$B$3:.$B$32]=[.B12];[Thong_Tin_Ngay_Nghi_201406.$C$3:.$C$32])" office:value-type="float" office:value="1">
            <text:p>1</text:p>
          </table:table-cell>
          <table:table-cell table:style-name="ce94" table:formula="of:=IF(DATE(YEAR([.E12]);MONTH([.E12]);DAY([.E12]))&lt;=DATE(YEAR([.E12]);3;31); [.F12]+[.C12]-[.G12]; IF([.G12]-[.C12]&lt;0;[.F12]-[.H12];[.F12]+[.C12]-[.H12]))" office:value-type="float" office:value="5">
            <text:p>5</text:p>
          </table:table-cell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13]);DATE(YEAR([.D13]);12;31);NOW())" office:value-type="date" office:date-value="2014-08-25T08:42:51.12">
            <text:p>08/25/14</text:p>
          </table:table-cell>
          <table:table-cell table:style-name="ce94" table:formula="of:=IF(YEAR([.E13])&gt;YEAR([.D13]);12;IF(DAY([.E13])&lt;DAY(DATE(YEAR([.E13]);MONTH([.E13])+1;1)-1)/2;MONTH([.E13])-1;MONTH([.E13])))  -  IF(DAY(DATE(YEAR([.D13]);MONTH([.D13])+1;1)-1) - DAY([.D13]) + 1&lt; DAY(DATE(YEAR([.D13]);MONTH([.D13])+1;1)-1)/2;MONTH([.D13]);MONTH([.D13])-1)" office:value-type="float" office:value="8">
            <text:p>8</text:p>
          </table:table-cell>
          <table:table-cell table:style-name="ce96" table:formula="of:=SUMPRODUCT([Thong_Tin_Ngay_Nghi_201401.$B$3:.$B$18]=[.B13];[Thong_Tin_Ngay_Nghi_201401.$C$3:.$C$18]) + SUMPRODUCT([Thong_Tin_Ngay_Nghi_201402.$B$3:.$B$21]=[.B13];[Thong_Tin_Ngay_Nghi_201402.$C$3:.$C$21]) + SUMPRODUCT([Thong_Tin_Ngay_Nghi_201403.$B$3:.$B$22]=[.B13];[Thong_Tin_Ngay_Nghi_201403.$C$3:.$C$22])" office:value-type="float" office:value="3">
            <text:p>3</text:p>
          </table:table-cell>
          <table:table-cell table:style-name="ce96" table:formula="of:=SUMPRODUCT([Thong_Tin_Ngay_Nghi_201401.$B$3:.$B$18]=[.B13];[Thong_Tin_Ngay_Nghi_201401.$C$3:.$C$18]) + SUMPRODUCT([Thong_Tin_Ngay_Nghi_201402.$B$3:.$B$21]=[.B13];[Thong_Tin_Ngay_Nghi_201402.$C$3:.$C$21]) + SUMPRODUCT([Thong_Tin_Ngay_Nghi_201403.$B$3:.$B$22]=[.B13];[Thong_Tin_Ngay_Nghi_201403.$C$3:.$C$22]) + SUMPRODUCT([Thong_Tin_Ngay_Nghi_201404.$B$4:.$B$32]=[.B13];[Thong_Tin_Ngay_Nghi_201404.$C$4:.$C$32]) + SUMPRODUCT([Thong_Tin_Ngay_Nghi_201405.$B$2:.$B$30]=[.B13];[Thong_Tin_Ngay_Nghi_201405.$C$2:.$C$30]) +SUMPRODUCT([Thong_Tin_Ngay_Nghi_201406.$B$3:.$B$32]=[.B13];[Thong_Tin_Ngay_Nghi_201406.$C$3:.$C$32])" office:value-type="float" office:value="4.5">
            <text:p>4.5</text:p>
          </table:table-cell>
          <table:table-cell table:style-name="ce94" table:formula="of:=IF(DATE(YEAR([.E13]);MONTH([.E13]);DAY([.E13]))&lt;=DATE(YEAR([.E13]);3;31); [.F13]+[.C13]-[.G13]; IF([.G13]-[.C13]&lt;0;[.F13]-[.H13];[.F13]+[.C13]-[.H13]))" office:value-type="float" office:value="3.5">
            <text:p>3.5</text:p>
          </table:table-cell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office:annotation draw:style-name="gr2" draw:text-style-name="P2" svg:width="1.1413in" svg:height="0.8567in" svg:x="1.5382in" svg:y="3.187in" draw:caption-point-x="-0.2402in" draw:caption-point-y="0.6114in">
              <dc:creator>ThuyLTT</dc:creator>
              <dc:date>2014-01-04T00:00:00</dc:date>
              <text:p text:style-name="P2"><text:span text:style-name="T1">This internship doesn't have leave days.</text:span></text:p>
              <text:p text:style-name="P2"><text:span text:style-name="T1">So, just collect absent days</text:span></text:p>
            </office:annotation>
            <text:p>HangH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3-17">
            <text:p>03/17/14</text:p>
          </table:table-cell>
          <table:table-cell table:style-name="ce95" table:formula="of:=IF(YEAR(NOW())&gt;YEAR([.D14]);DATE(YEAR([.D14]);12;31);NOW())" office:value-type="date" office:date-value="2014-08-25T08:42:51.12">
            <text:p>08/25/14</text:p>
          </table:table-cell>
          <table:table-cell table:style-name="ce94" table:formula="of:=IF(YEAR([.E14])&gt;YEAR([.D14]);12;IF(DAY([.E14])&lt;DAY(DATE(YEAR([.E14]);MONTH([.E14])+1;1)-1)/2;MONTH([.E14])-1;MONTH([.E14])))  -  IF(DAY(DATE(YEAR([.D14]);MONTH([.D14])+1;1)-1) - DAY([.D14]) + 1&lt; DAY(DATE(YEAR([.D14]);MONTH([.D14])+1;1)-1)/2;MONTH([.D14]);MONTH([.D14])-1)" office:value-type="float" office:value="5">
            <text:p>5</text:p>
          </table:table-cell>
          <table:table-cell table:style-name="ce96" table:formula="of:=SUMPRODUCT([Thong_Tin_Ngay_Nghi_201401.$B$3:.$B$18]=[.A14];[Thong_Tin_Ngay_Nghi_201401.$C$3:.$C$18]) + SUMPRODUCT([Thong_Tin_Ngay_Nghi_201402.$B$3:.$B$21]=[.A14];[Thong_Tin_Ngay_Nghi_201402.$C$3:.$C$21]) + SUMPRODUCT([Thong_Tin_Ngay_Nghi_201403.$B$3:.$B$22]=[.A14];[Thong_Tin_Ngay_Nghi_201403.$C$3:.$C$22])" office:value-type="float" office:value="0">
            <office:annotation draw:style-name="gr2" draw:text-style-name="P2" svg:width="1.1413in" svg:height="1.3232in" svg:x="5.2748in" svg:y="3.1961in" draw:caption-point-x="-0.2402in" draw:caption-point-y="0.6024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0</text:p>
          </table:table-cell>
          <table:table-cell table:style-name="ce96" table:formula="of:= SUMPRODUCT([Thong_Tin_Ngay_Nghi_201403.$B$3:.$B$22]=[.B14];[Thong_Tin_Ngay_Nghi_201403.$C$3:.$C$22]) -1.5 + SUMPRODUCT([Thong_Tin_Ngay_Nghi_201404.$B$4:.$B$32]=[.B14];[Thong_Tin_Ngay_Nghi_201404.$C$4:.$C$32]) + SUMPRODUCT([Thong_Tin_Ngay_Nghi_201405.$B$2:.$B$30]=[.B14];[Thong_Tin_Ngay_Nghi_201405.$C$2:.$C$30]) +SUMPRODUCT([Thong_Tin_Ngay_Nghi_201406.$B$3:.$B$32]=[.B14];[Thong_Tin_Ngay_Nghi_201406.$C$3:.$C$32])" office:value-type="float" office:value="1">
            <office:annotation draw:style-name="gr2" draw:text-style-name="P2" svg:width="1.1413in" svg:height="1.3232in" svg:x="6.1638in" svg:y="3.1957in" draw:caption-point-x="-0.2402in" draw:caption-point-y="0.6028in">
              <dc:creator>Thuy</dc:creator>
              <dc:date>2014-04-08T00:00:00</dc:date>
              <text:p text:style-name="P2"><text:span text:style-name="T1">Bắt đầu tính ngày phép từ 17/3 (để tính lương). Do đó trong tháng 3, các ngày nghỉ trước 17/3 thì ko tính</text:span></text:p>
            </office:annotation>
            <text:p>1</text:p>
          </table:table-cell>
          <table:table-cell table:style-name="ce94" table:formula="of:=IF(DATE(YEAR([.E14]);MONTH([.E14]);DAY([.E14]))&lt;=DATE(YEAR([.E14]);3;31); [.F14]+[.C14]-[.G14]; IF([.G14]-[.C14]&lt;0;[.F14]-[.H14];[.F14]+[.C14]-[.H14]))" office:value-type="float" office:value="4">
            <text:p>4</text:p>
          </table:table-cell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15]);DATE(YEAR([.D15]);12;31);NOW())" office:value-type="date" office:date-value="2014-08-25T08:42:51.12">
            <text:p>08/25/14</text:p>
          </table:table-cell>
          <table:table-cell table:style-name="ce94" table:formula="of:=IF(YEAR([.E15])&gt;YEAR([.D15]);12;IF(DAY([.E15])&lt;DAY(DATE(YEAR([.E15]);MONTH([.E15])+1;1)-1)/2;MONTH([.E15])-1;MONTH([.E15])))  -  IF(DAY(DATE(YEAR([.D15]);MONTH([.D15])+1;1)-1) - DAY([.D15]) + 1&lt; DAY(DATE(YEAR([.D15]);MONTH([.D15])+1;1)-1)/2;MONTH([.D15]);MONTH([.D15])-1)" office:value-type="float" office:value="8">
            <text:p>8</text:p>
          </table:table-cell>
          <table:table-cell table:style-name="ce96" table:formula="of:=SUMPRODUCT([Thong_Tin_Ngay_Nghi_201401.$B$3:.$B$18]=[.B15];[Thong_Tin_Ngay_Nghi_201401.$C$3:.$C$18]) + SUMPRODUCT([Thong_Tin_Ngay_Nghi_201402.$B$3:.$B$21]=[.B15];[Thong_Tin_Ngay_Nghi_201402.$C$3:.$C$21]) + SUMPRODUCT([Thong_Tin_Ngay_Nghi_201403.$B$3:.$B$22]=[.B15];[Thong_Tin_Ngay_Nghi_201403.$C$3:.$C$22])" office:value-type="float" office:value="3.5">
            <text:p>3.5</text:p>
          </table:table-cell>
          <table:table-cell table:style-name="ce96" table:formula="of:=SUMPRODUCT([Thong_Tin_Ngay_Nghi_201401.$B$3:.$B$18]=[.B15];[Thong_Tin_Ngay_Nghi_201401.$C$3:.$C$18]) + SUMPRODUCT([Thong_Tin_Ngay_Nghi_201402.$B$3:.$B$21]=[.B15];[Thong_Tin_Ngay_Nghi_201402.$C$3:.$C$21]) + SUMPRODUCT([Thong_Tin_Ngay_Nghi_201403.$B$3:.$B$22]=[.B15];[Thong_Tin_Ngay_Nghi_201403.$C$3:.$C$22]) + SUMPRODUCT([Thong_Tin_Ngay_Nghi_201404.$B$4:.$B$32]=[.B15];[Thong_Tin_Ngay_Nghi_201404.$C$4:.$C$32]) + SUMPRODUCT([Thong_Tin_Ngay_Nghi_201405.$B$2:.$B$30]=[.B15];[Thong_Tin_Ngay_Nghi_201405.$C$2:.$C$30]) +SUMPRODUCT([Thong_Tin_Ngay_Nghi_201406.$B$3:.$B$32]=[.B15];[Thong_Tin_Ngay_Nghi_201406.$C$3:.$C$32])" office:value-type="float" office:value="6.5">
            <text:p>6.5</text:p>
          </table:table-cell>
          <table:table-cell table:style-name="ce94" table:formula="of:=IF(DATE(YEAR([.E15]);MONTH([.E15]);DAY([.E15]))&lt;=DATE(YEAR([.E15]);3;31); [.F15]+[.C15]-[.G15]; IF([.G15]-[.C15]&lt;0;[.F15]-[.H15];[.F15]+[.C15]-[.H15]))" office:value-type="float" office:value="1.5">
            <text:p>1.5</text:p>
          </table:table-cell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94" office:value-type="float" office:value="1">
            <text:p>1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16]);DATE(YEAR([.D16]);12;31);NOW())" office:value-type="date" office:date-value="2014-08-25T08:42:51.12">
            <text:p>08/25/14</text:p>
          </table:table-cell>
          <table:table-cell table:style-name="ce94" table:formula="of:=IF(YEAR([.E16])&gt;YEAR([.D16]);12;IF(DAY([.E16])&lt;DAY(DATE(YEAR([.E16]);MONTH([.E16])+1;1)-1)/2;MONTH([.E16])-1;MONTH([.E16])))  -  IF(DAY(DATE(YEAR([.D16]);MONTH([.D16])+1;1)-1) - DAY([.D16]) + 1&lt; DAY(DATE(YEAR([.D16]);MONTH([.D16])+1;1)-1)/2;MONTH([.D16]);MONTH([.D16])-1)" office:value-type="float" office:value="8">
            <text:p>8</text:p>
          </table:table-cell>
          <table:table-cell table:style-name="ce96" table:formula="of:=SUMPRODUCT([Thong_Tin_Ngay_Nghi_201401.$B$3:.$B$18]=[.B16];[Thong_Tin_Ngay_Nghi_201401.$C$3:.$C$18]) + SUMPRODUCT([Thong_Tin_Ngay_Nghi_201402.$B$3:.$B$21]=[.B16];[Thong_Tin_Ngay_Nghi_201402.$C$3:.$C$21]) + SUMPRODUCT([Thong_Tin_Ngay_Nghi_201403.$B$3:.$B$22]=[.B16];[Thong_Tin_Ngay_Nghi_201403.$C$3:.$C$22])" office:value-type="float" office:value="2">
            <text:p>2</text:p>
          </table:table-cell>
          <table:table-cell table:style-name="ce96" table:formula="of:=SUMPRODUCT([Thong_Tin_Ngay_Nghi_201401.$B$3:.$B$18]=[.B16];[Thong_Tin_Ngay_Nghi_201401.$C$3:.$C$18]) + SUMPRODUCT([Thong_Tin_Ngay_Nghi_201402.$B$3:.$B$21]=[.B16];[Thong_Tin_Ngay_Nghi_201402.$C$3:.$C$21]) + SUMPRODUCT([Thong_Tin_Ngay_Nghi_201403.$B$3:.$B$22]=[.B16];[Thong_Tin_Ngay_Nghi_201403.$C$3:.$C$22]) + SUMPRODUCT([Thong_Tin_Ngay_Nghi_201404.$B$4:.$B$32]=[.B16];[Thong_Tin_Ngay_Nghi_201404.$C$4:.$C$32]) + SUMPRODUCT([Thong_Tin_Ngay_Nghi_201405.$B$2:.$B$30]=[.B16];[Thong_Tin_Ngay_Nghi_201405.$C$2:.$C$30]) +SUMPRODUCT([Thong_Tin_Ngay_Nghi_201406.$B$3:.$B$32]=[.B16];[Thong_Tin_Ngay_Nghi_201406.$C$3:.$C$32])" office:value-type="float" office:value="2">
            <text:p>2</text:p>
          </table:table-cell>
          <table:table-cell table:style-name="ce94" table:formula="of:=IF(DATE(YEAR([.E16]);MONTH([.E16]);DAY([.E16]))&lt;=DATE(YEAR([.E16]);3;31); [.F16]+[.C16]-[.G16]; IF([.G16]-[.C16]&lt;0;[.F16]-[.H16];[.F16]+[.C16]-[.H16]))" office:value-type="float" office:value="7">
            <text:p>7</text:p>
          </table:table-cell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oaHM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3-10">
            <text:p>03/10/14</text:p>
          </table:table-cell>
          <table:table-cell table:style-name="ce95" office:value-type="date" office:date-value="2014-08-22">
            <text:p>08/22/14</text:p>
          </table:table-cell>
          <table:table-cell table:style-name="ce94" table:formula="of:=IF(YEAR([.E17])&gt;YEAR([.D17]);12;IF(DAY([.E17])&lt;DAY(DATE(YEAR([.E17]);MONTH([.E17])+1;1)-1)/2;MONTH([.E17])-1;MONTH([.E17])))  -  IF(DAY(DATE(YEAR([.D17]);MONTH([.D17])+1;1)-1) - DAY([.D17]) + 1&lt; DAY(DATE(YEAR([.D17]);MONTH([.D17])+1;1)-1)/2;MONTH([.D17]);MONTH([.D17])-1)" office:value-type="float" office:value="6">
            <text:p>6</text:p>
          </table:table-cell>
          <table:table-cell table:style-name="ce96" table:formula="of:=SUMPRODUCT([Thong_Tin_Ngay_Nghi_201401.$B$3:.$B$18]=[.B17];[Thong_Tin_Ngay_Nghi_201401.$C$3:.$C$18]) + SUMPRODUCT([Thong_Tin_Ngay_Nghi_201402.$B$3:.$B$21]=[.B17];[Thong_Tin_Ngay_Nghi_201402.$C$3:.$C$21]) + SUMPRODUCT([Thong_Tin_Ngay_Nghi_201403.$B$3:.$B$22]=[.B17];[Thong_Tin_Ngay_Nghi_201403.$C$3:.$C$22])" office:value-type="float" office:value="1">
            <text:p>1</text:p>
          </table:table-cell>
          <table:table-cell table:style-name="ce96" table:formula="of:=SUMPRODUCT([Thong_Tin_Ngay_Nghi_201401.$B$3:.$B$18]=[.B17];[Thong_Tin_Ngay_Nghi_201401.$C$3:.$C$18]) + SUMPRODUCT([Thong_Tin_Ngay_Nghi_201402.$B$3:.$B$21]=[.B17];[Thong_Tin_Ngay_Nghi_201402.$C$3:.$C$21]) + SUMPRODUCT([Thong_Tin_Ngay_Nghi_201403.$B$3:.$B$22]=[.B17];[Thong_Tin_Ngay_Nghi_201403.$C$3:.$C$22]) + SUMPRODUCT([Thong_Tin_Ngay_Nghi_201404.$B$4:.$B$32]=[.B17];[Thong_Tin_Ngay_Nghi_201404.$C$4:.$C$32]) + SUMPRODUCT([Thong_Tin_Ngay_Nghi_201405.$B$2:.$B$30]=[.B17];[Thong_Tin_Ngay_Nghi_201405.$C$2:.$C$30]) +SUMPRODUCT([Thong_Tin_Ngay_Nghi_201406.$B$3:.$B$32]=[.B17];[Thong_Tin_Ngay_Nghi_201406.$C$3:.$C$32])" office:value-type="float" office:value="3.5">
            <text:p>3.5</text:p>
          </table:table-cell>
          <table:table-cell table:style-name="ce94" table:formula="of:=IF(DATE(YEAR([.E17]);MONTH([.E17]);DAY([.E17]))&lt;=DATE(YEAR([.E17]);3;31); [.F17]+[.C17]-[.G17]; IF([.G17]-[.C17]&lt;0;[.F17]-[.H17];[.F17]+[.C17]-[.H17]))" office:value-type="float" office:value="2.5">
            <text:p>2.5</text:p>
          </table:table-cell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oangL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13">
            <text:p>01/13/14</text:p>
          </table:table-cell>
          <table:table-cell table:style-name="ce95" office:value-type="date" office:date-value="2014-06-06">
            <text:p>06/06/14</text:p>
          </table:table-cell>
          <table:table-cell table:style-name="ce94" table:formula="of:=IF(YEAR([.E18])&gt;YEAR([.D18]);12;IF(DAY([.E18])&lt;DAY(DATE(YEAR([.E18]);MONTH([.E18])+1;1)-1)/2;MONTH([.E18])-1;MONTH([.E18])))  -  IF(DAY(DATE(YEAR([.D18]);MONTH([.D18])+1;1)-1) - DAY([.D18]) + 1&lt; DAY(DATE(YEAR([.D18]);MONTH([.D18])+1;1)-1)/2;MONTH([.D18]);MONTH([.D18])-1)" office:value-type="float" office:value="5">
            <text:p>5</text:p>
          </table:table-cell>
          <table:table-cell table:style-name="ce96" table:formula="of:=SUMPRODUCT([Thong_Tin_Ngay_Nghi_201401.$B$3:.$B$18]=[.B18];[Thong_Tin_Ngay_Nghi_201401.$C$3:.$C$18]) + SUMPRODUCT([Thong_Tin_Ngay_Nghi_201402.$B$3:.$B$21]=[.B18];[Thong_Tin_Ngay_Nghi_201402.$C$3:.$C$21]) + SUMPRODUCT([Thong_Tin_Ngay_Nghi_201403.$B$3:.$B$22]=[.B18];[Thong_Tin_Ngay_Nghi_201403.$C$3:.$C$22])" office:value-type="float" office:value="3">
            <text:p>3</text:p>
          </table:table-cell>
          <table:table-cell table:style-name="ce96" table:formula="of:=SUMPRODUCT([Thong_Tin_Ngay_Nghi_201401.$B$3:.$B$18]=[.B18];[Thong_Tin_Ngay_Nghi_201401.$C$3:.$C$18]) + SUMPRODUCT([Thong_Tin_Ngay_Nghi_201402.$B$3:.$B$21]=[.B18];[Thong_Tin_Ngay_Nghi_201402.$C$3:.$C$21]) + SUMPRODUCT([Thong_Tin_Ngay_Nghi_201403.$B$3:.$B$22]=[.B18];[Thong_Tin_Ngay_Nghi_201403.$C$3:.$C$22]) + SUMPRODUCT([Thong_Tin_Ngay_Nghi_201404.$B$4:.$B$32]=[.B18];[Thong_Tin_Ngay_Nghi_201404.$C$4:.$C$32]) + SUMPRODUCT([Thong_Tin_Ngay_Nghi_201405.$B$2:.$B$30]=[.B18];[Thong_Tin_Ngay_Nghi_201405.$C$2:.$C$30]) +SUMPRODUCT([Thong_Tin_Ngay_Nghi_201406.$B$3:.$B$32]=[.B18];[Thong_Tin_Ngay_Nghi_201406.$C$3:.$C$32])" office:value-type="float" office:value="7">
            <text:p>7</text:p>
          </table:table-cell>
          <table:table-cell table:style-name="ce94" table:formula="of:=IF(DATE(YEAR([.E18]);MONTH([.E18]);DAY([.E18]))&lt;=DATE(YEAR([.E18]);3;31); [.F18]+[.C18]-[.G18]; IF([.G18]-[.C18]&lt;0;[.F18]-[.H18];[.F18]+[.C18]-[.H18]))" office:value-type="float" office:value="-2">
            <text:p>-2</text:p>
          </table:table-cell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ongD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19]);DATE(YEAR([.D19]);12;31);NOW())" office:value-type="date" office:date-value="2014-08-25T08:42:51.12">
            <text:p>08/25/14</text:p>
          </table:table-cell>
          <table:table-cell table:style-name="ce94" table:formula="of:=IF(YEAR([.E19])&gt;YEAR([.D19]);12;IF(DAY([.E19])&lt;DAY(DATE(YEAR([.E19]);MONTH([.E19])+1;1)-1)/2;MONTH([.E19])-1;MONTH([.E19])))  -  IF(DAY(DATE(YEAR([.D19]);MONTH([.D19])+1;1)-1) - DAY([.D19]) + 1&lt; DAY(DATE(YEAR([.D19]);MONTH([.D19])+1;1)-1)/2;MONTH([.D19]);MONTH([.D19])-1)" office:value-type="float" office:value="8">
            <text:p>8</text:p>
          </table:table-cell>
          <table:table-cell table:style-name="ce96" table:formula="of:=SUMPRODUCT([Thong_Tin_Ngay_Nghi_201401.$B$3:.$B$18]=[.B19];[Thong_Tin_Ngay_Nghi_201401.$C$3:.$C$18]) + SUMPRODUCT([Thong_Tin_Ngay_Nghi_201402.$B$3:.$B$21]=[.B19];[Thong_Tin_Ngay_Nghi_201402.$C$3:.$C$21]) + SUMPRODUCT([Thong_Tin_Ngay_Nghi_201403.$B$3:.$B$22]=[.B19];[Thong_Tin_Ngay_Nghi_201403.$C$3:.$C$22])" office:value-type="float" office:value="10">
            <text:p>10</text:p>
          </table:table-cell>
          <table:table-cell table:style-name="ce96" table:formula="of:=SUMPRODUCT([Thong_Tin_Ngay_Nghi_201401.$B$3:.$B$18]=[.B19];[Thong_Tin_Ngay_Nghi_201401.$C$3:.$C$18]) + SUMPRODUCT([Thong_Tin_Ngay_Nghi_201402.$B$3:.$B$21]=[.B19];[Thong_Tin_Ngay_Nghi_201402.$C$3:.$C$21]) + SUMPRODUCT([Thong_Tin_Ngay_Nghi_201403.$B$3:.$B$22]=[.B19];[Thong_Tin_Ngay_Nghi_201403.$C$3:.$C$22]) + SUMPRODUCT([Thong_Tin_Ngay_Nghi_201404.$B$4:.$B$32]=[.B19];[Thong_Tin_Ngay_Nghi_201404.$C$4:.$C$32]) + SUMPRODUCT([Thong_Tin_Ngay_Nghi_201405.$B$2:.$B$30]=[.B19];[Thong_Tin_Ngay_Nghi_201405.$C$2:.$C$30]) +SUMPRODUCT([Thong_Tin_Ngay_Nghi_201406.$B$3:.$B$32]=[.B19];[Thong_Tin_Ngay_Nghi_201406.$C$3:.$C$32])" office:value-type="float" office:value="10">
            <text:p>10</text:p>
          </table:table-cell>
          <table:table-cell table:style-name="ce94" table:formula="of:=IF(DATE(YEAR([.E19]);MONTH([.E19]);DAY([.E19]))&lt;=DATE(YEAR([.E19]);3;31); [.F19]+[.C19]-[.G19]; IF([.G19]-[.C19]&lt;0;[.F19]-[.H19];[.F19]+[.C19]-[.H19]))" office:value-type="float" office:value="-2">
            <text:p>-2</text:p>
          </table:table-cell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0]);DATE(YEAR([.D20]);12;31);NOW())" office:value-type="date" office:date-value="2014-08-25T08:42:51.12">
            <text:p>08/25/14</text:p>
          </table:table-cell>
          <table:table-cell table:style-name="ce94" table:formula="of:=IF(YEAR([.E20])&gt;YEAR([.D20]);12;IF(DAY([.E20])&lt;DAY(DATE(YEAR([.E20]);MONTH([.E20])+1;1)-1)/2;MONTH([.E20])-1;MONTH([.E20])))  -  IF(DAY(DATE(YEAR([.D20]);MONTH([.D20])+1;1)-1) - DAY([.D20]) + 1&lt; DAY(DATE(YEAR([.D20]);MONTH([.D20])+1;1)-1)/2;MONTH([.D20]);MONTH([.D20])-1)" office:value-type="float" office:value="8">
            <text:p>8</text:p>
          </table:table-cell>
          <table:table-cell table:style-name="ce96" table:formula="of:=SUMPRODUCT([Thong_Tin_Ngay_Nghi_201401.$B$3:.$B$18]=[.B20];[Thong_Tin_Ngay_Nghi_201401.$C$3:.$C$18]) + SUMPRODUCT([Thong_Tin_Ngay_Nghi_201402.$B$3:.$B$21]=[.B20];[Thong_Tin_Ngay_Nghi_201402.$C$3:.$C$21]) + SUMPRODUCT([Thong_Tin_Ngay_Nghi_201403.$B$3:.$B$22]=[.B20];[Thong_Tin_Ngay_Nghi_201403.$C$3:.$C$22])" office:value-type="float" office:value="4">
            <text:p>4</text:p>
          </table:table-cell>
          <table:table-cell table:style-name="ce96" table:formula="of:=SUMPRODUCT([Thong_Tin_Ngay_Nghi_201401.$B$3:.$B$18]=[.B20];[Thong_Tin_Ngay_Nghi_201401.$C$3:.$C$18]) + SUMPRODUCT([Thong_Tin_Ngay_Nghi_201402.$B$3:.$B$21]=[.B20];[Thong_Tin_Ngay_Nghi_201402.$C$3:.$C$21]) + SUMPRODUCT([Thong_Tin_Ngay_Nghi_201403.$B$3:.$B$22]=[.B20];[Thong_Tin_Ngay_Nghi_201403.$C$3:.$C$22]) + SUMPRODUCT([Thong_Tin_Ngay_Nghi_201404.$B$4:.$B$32]=[.B20];[Thong_Tin_Ngay_Nghi_201404.$C$4:.$C$32]) + SUMPRODUCT([Thong_Tin_Ngay_Nghi_201405.$B$2:.$B$30]=[.B20];[Thong_Tin_Ngay_Nghi_201405.$C$2:.$C$30]) +SUMPRODUCT([Thong_Tin_Ngay_Nghi_201406.$B$3:.$B$32]=[.B20];[Thong_Tin_Ngay_Nghi_201406.$C$3:.$C$32])" office:value-type="float" office:value="5">
            <text:p>5</text:p>
          </table:table-cell>
          <table:table-cell table:style-name="ce94" table:formula="of:=IF(DATE(YEAR([.E20]);MONTH([.E20]);DAY([.E20]))&lt;=DATE(YEAR([.E20]);3;31); [.F20]+[.C20]-[.G20]; IF([.G20]-[.C20]&lt;0;[.F20]-[.H20];[.F20]+[.C20]-[.H20]))" office:value-type="float" office:value="3">
            <text:p>3</text:p>
          </table:table-cell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3-19">
            <text:p>03/19/14</text:p>
          </table:table-cell>
          <table:table-cell table:style-name="ce95" table:formula="of:=IF(YEAR(NOW())&gt;YEAR([.D21]);DATE(YEAR([.D21]);12;31);NOW())" office:value-type="date" office:date-value="2014-08-25T08:42:51.12">
            <text:p>08/25/14</text:p>
          </table:table-cell>
          <table:table-cell table:style-name="ce94" table:formula="of:=IF(YEAR([.E21])&gt;YEAR([.D21]);12;IF(DAY([.E21])&lt;DAY(DATE(YEAR([.E21]);MONTH([.E21])+1;1)-1)/2;MONTH([.E21])-1;MONTH([.E21])))  -  IF(DAY(DATE(YEAR([.D21]);MONTH([.D21])+1;1)-1) - DAY([.D21]) + 1&lt; DAY(DATE(YEAR([.D21]);MONTH([.D21])+1;1)-1)/2;MONTH([.D21]);MONTH([.D21])-1)" office:value-type="float" office:value="5">
            <text:p>5</text:p>
          </table:table-cell>
          <table:table-cell table:style-name="ce96" table:formula="of:=SUMPRODUCT([Thong_Tin_Ngay_Nghi_201401.$B$3:.$B$18]=[.B21];[Thong_Tin_Ngay_Nghi_201401.$C$3:.$C$18]) + SUMPRODUCT([Thong_Tin_Ngay_Nghi_201402.$B$3:.$B$21]=[.B21];[Thong_Tin_Ngay_Nghi_201402.$C$3:.$C$21]) + SUMPRODUCT([Thong_Tin_Ngay_Nghi_201403.$B$3:.$B$22]=[.B21];[Thong_Tin_Ngay_Nghi_201403.$C$3:.$C$22])" office:value-type="float" office:value="0">
            <text:p>0</text:p>
          </table:table-cell>
          <table:table-cell table:style-name="ce96" table:formula="of:=SUMPRODUCT([Thong_Tin_Ngay_Nghi_201401.$B$3:.$B$18]=[.B21];[Thong_Tin_Ngay_Nghi_201401.$C$3:.$C$18]) + SUMPRODUCT([Thong_Tin_Ngay_Nghi_201402.$B$3:.$B$21]=[.B21];[Thong_Tin_Ngay_Nghi_201402.$C$3:.$C$21]) + SUMPRODUCT([Thong_Tin_Ngay_Nghi_201403.$B$3:.$B$22]=[.B21];[Thong_Tin_Ngay_Nghi_201403.$C$3:.$C$22]) + SUMPRODUCT([Thong_Tin_Ngay_Nghi_201404.$B$4:.$B$32]=[.B21];[Thong_Tin_Ngay_Nghi_201404.$C$4:.$C$32]) + SUMPRODUCT([Thong_Tin_Ngay_Nghi_201405.$B$2:.$B$30]=[.B21];[Thong_Tin_Ngay_Nghi_201405.$C$2:.$C$30]) +SUMPRODUCT([Thong_Tin_Ngay_Nghi_201406.$B$3:.$B$32]=[.B21];[Thong_Tin_Ngay_Nghi_201406.$C$3:.$C$32])" office:value-type="float" office:value="6">
            <text:p>6</text:p>
          </table:table-cell>
          <table:table-cell table:style-name="ce94" table:formula="of:=IF(DATE(YEAR([.E21]);MONTH([.E21]);DAY([.E21]))&lt;=DATE(YEAR([.E21]);3;31); [.F21]+[.C21]-[.G21]; IF([.G21]-[.C21]&lt;0;[.F21]-[.H21];[.F21]+[.C21]-[.H21]))" office:value-type="float" office:value="-1">
            <text:p>-1</text:p>
          </table:table-cell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94" office:value-type="float" office:value="1.5">
            <text:p>1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2]);DATE(YEAR([.D22]);12;31);NOW())" office:value-type="date" office:date-value="2014-08-25T08:42:51.12">
            <text:p>08/25/14</text:p>
          </table:table-cell>
          <table:table-cell table:style-name="ce94" table:formula="of:=IF(YEAR([.E22])&gt;YEAR([.D22]);12;IF(DAY([.E22])&lt;DAY(DATE(YEAR([.E22]);MONTH([.E22])+1;1)-1)/2;MONTH([.E22])-1;MONTH([.E22])))  -  IF(DAY(DATE(YEAR([.D22]);MONTH([.D22])+1;1)-1) - DAY([.D22]) + 1&lt; DAY(DATE(YEAR([.D22]);MONTH([.D22])+1;1)-1)/2;MONTH([.D22]);MONTH([.D22])-1)" office:value-type="float" office:value="8">
            <text:p>8</text:p>
          </table:table-cell>
          <table:table-cell table:style-name="ce96" table:formula="of:=SUMPRODUCT([Thong_Tin_Ngay_Nghi_201401.$B$3:.$B$18]=[.B22];[Thong_Tin_Ngay_Nghi_201401.$C$3:.$C$18]) + SUMPRODUCT([Thong_Tin_Ngay_Nghi_201402.$B$3:.$B$21]=[.B22];[Thong_Tin_Ngay_Nghi_201402.$C$3:.$C$21]) + SUMPRODUCT([Thong_Tin_Ngay_Nghi_201403.$B$3:.$B$22]=[.B22];[Thong_Tin_Ngay_Nghi_201403.$C$3:.$C$22])" office:value-type="float" office:value="7">
            <text:p>7</text:p>
          </table:table-cell>
          <table:table-cell table:style-name="ce96" table:formula="of:=SUMPRODUCT([Thong_Tin_Ngay_Nghi_201401.$B$3:.$B$18]=[.B22];[Thong_Tin_Ngay_Nghi_201401.$C$3:.$C$18]) + SUMPRODUCT([Thong_Tin_Ngay_Nghi_201402.$B$3:.$B$21]=[.B22];[Thong_Tin_Ngay_Nghi_201402.$C$3:.$C$21]) + SUMPRODUCT([Thong_Tin_Ngay_Nghi_201403.$B$3:.$B$22]=[.B22];[Thong_Tin_Ngay_Nghi_201403.$C$3:.$C$22]) + SUMPRODUCT([Thong_Tin_Ngay_Nghi_201404.$B$4:.$B$32]=[.B22];[Thong_Tin_Ngay_Nghi_201404.$C$4:.$C$32]) + SUMPRODUCT([Thong_Tin_Ngay_Nghi_201405.$B$2:.$B$30]=[.B22];[Thong_Tin_Ngay_Nghi_201405.$C$2:.$C$30]) +SUMPRODUCT([Thong_Tin_Ngay_Nghi_201406.$B$3:.$B$32]=[.B22];[Thong_Tin_Ngay_Nghi_201406.$C$3:.$C$32])" office:value-type="float" office:value="7">
            <text:p>7</text:p>
          </table:table-cell>
          <table:table-cell table:style-name="ce94" table:formula="of:=IF(DATE(YEAR([.E22]);MONTH([.E22]);DAY([.E22]))&lt;=DATE(YEAR([.E22]);3;31); [.F22]+[.C22]-[.G22]; IF([.G22]-[.C22]&lt;0;[.F22]-[.H22];[.F22]+[.C22]-[.H22]))" office:value-type="float" office:value="2.5">
            <text:p>2.5</text:p>
          </table:table-cell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5-05">
            <text:p>05/05/14</text:p>
          </table:table-cell>
          <table:table-cell table:style-name="ce95" table:formula="of:=IF(YEAR(NOW())&gt;YEAR([.D23]);DATE(YEAR([.D23]);12;31);NOW())" office:value-type="date" office:date-value="2014-08-25T08:42:51.12">
            <text:p>08/25/14</text:p>
          </table:table-cell>
          <table:table-cell table:style-name="ce94" table:formula="of:=IF(YEAR([.E23])&gt;YEAR([.D23]);12;IF(DAY([.E23])&lt;DAY(DATE(YEAR([.E23]);MONTH([.E23])+1;1)-1)/2;MONTH([.E23])-1;MONTH([.E23])))  -  IF(DAY(DATE(YEAR([.D23]);MONTH([.D23])+1;1)-1) - DAY([.D23]) + 1&lt; DAY(DATE(YEAR([.D23]);MONTH([.D23])+1;1)-1)/2;MONTH([.D23]);MONTH([.D23])-1)" office:value-type="float" office:value="4">
            <text:p>4</text:p>
          </table:table-cell>
          <table:table-cell table:style-name="ce96"/>
          <table:table-cell table:style-name="ce96" table:formula="of:=SUMPRODUCT([Thong_Tin_Ngay_Nghi_201401.$B$3:.$B$18]=[.B23];[Thong_Tin_Ngay_Nghi_201401.$C$3:.$C$18]) + SUMPRODUCT([Thong_Tin_Ngay_Nghi_201402.$B$3:.$B$21]=[.B23];[Thong_Tin_Ngay_Nghi_201402.$C$3:.$C$21]) + SUMPRODUCT([Thong_Tin_Ngay_Nghi_201403.$B$3:.$B$22]=[.B23];[Thong_Tin_Ngay_Nghi_201403.$C$3:.$C$22]) + SUMPRODUCT([Thong_Tin_Ngay_Nghi_201404.$B$4:.$B$32]=[.B23];[Thong_Tin_Ngay_Nghi_201404.$C$4:.$C$32]) + SUMPRODUCT([Thong_Tin_Ngay_Nghi_201405.$B$2:.$B$30]=[.B23];[Thong_Tin_Ngay_Nghi_201405.$C$2:.$C$30]) +SUMPRODUCT([Thong_Tin_Ngay_Nghi_201406.$B$3:.$B$32]=[.B23];[Thong_Tin_Ngay_Nghi_201406.$C$3:.$C$32])" office:value-type="float" office:value="0">
            <text:p>0</text:p>
          </table:table-cell>
          <table:table-cell table:style-name="ce94" table:formula="of:=IF(DATE(YEAR([.E23]);MONTH([.E23]);DAY([.E23]))&lt;=DATE(YEAR([.E23]);3;31); [.F23]+[.C23]-[.G23]; IF([.G23]-[.C23]&lt;0;[.F23]-[.H23];[.F23]+[.C23]-[.H23]))" office:value-type="float" office:value="4">
            <text:p>4</text:p>
          </table:table-cell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94" office:value-type="float" office:value="0.5">
            <text:p>0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4]);DATE(YEAR([.D24]);12;31);NOW())" office:value-type="date" office:date-value="2014-08-25T08:42:51.13">
            <text:p>08/25/14</text:p>
          </table:table-cell>
          <table:table-cell table:style-name="ce94" table:formula="of:=IF(YEAR([.E24])&gt;YEAR([.D24]);12;IF(DAY([.E24])&lt;DAY(DATE(YEAR([.E24]);MONTH([.E24])+1;1)-1)/2;MONTH([.E24])-1;MONTH([.E24])))  -  IF(DAY(DATE(YEAR([.D24]);MONTH([.D24])+1;1)-1) - DAY([.D24]) + 1&lt; DAY(DATE(YEAR([.D24]);MONTH([.D24])+1;1)-1)/2;MONTH([.D24]);MONTH([.D24])-1)" office:value-type="float" office:value="8">
            <text:p>8</text:p>
          </table:table-cell>
          <table:table-cell table:style-name="ce96" table:formula="of:=SUMPRODUCT([Thong_Tin_Ngay_Nghi_201401.$B$3:.$B$18]=[.B24];[Thong_Tin_Ngay_Nghi_201401.$C$3:.$C$18]) + SUMPRODUCT([Thong_Tin_Ngay_Nghi_201402.$B$3:.$B$21]=[.B24];[Thong_Tin_Ngay_Nghi_201402.$C$3:.$C$21]) + SUMPRODUCT([Thong_Tin_Ngay_Nghi_201403.$B$3:.$B$22]=[.B24];[Thong_Tin_Ngay_Nghi_201403.$C$3:.$C$22])" office:value-type="float" office:value="5">
            <text:p>5</text:p>
          </table:table-cell>
          <table:table-cell table:style-name="ce96" table:formula="of:=SUMPRODUCT([Thong_Tin_Ngay_Nghi_201401.$B$3:.$B$18]=[.B24];[Thong_Tin_Ngay_Nghi_201401.$C$3:.$C$18]) + SUMPRODUCT([Thong_Tin_Ngay_Nghi_201402.$B$3:.$B$21]=[.B24];[Thong_Tin_Ngay_Nghi_201402.$C$3:.$C$21]) + SUMPRODUCT([Thong_Tin_Ngay_Nghi_201403.$B$3:.$B$22]=[.B24];[Thong_Tin_Ngay_Nghi_201403.$C$3:.$C$22]) + SUMPRODUCT([Thong_Tin_Ngay_Nghi_201404.$B$4:.$B$32]=[.B24];[Thong_Tin_Ngay_Nghi_201404.$C$4:.$C$32]) + SUMPRODUCT([Thong_Tin_Ngay_Nghi_201405.$B$2:.$B$30]=[.B24];[Thong_Tin_Ngay_Nghi_201405.$C$2:.$C$30]) +SUMPRODUCT([Thong_Tin_Ngay_Nghi_201406.$B$3:.$B$32]=[.B24];[Thong_Tin_Ngay_Nghi_201406.$C$3:.$C$32])" office:value-type="float" office:value="6.5">
            <text:p>6.5</text:p>
          </table:table-cell>
          <table:table-cell table:style-name="ce94" table:formula="of:=IF(DATE(YEAR([.E24]);MONTH([.E24]);DAY([.E24]))&lt;=DATE(YEAR([.E24]);3;31); [.F24]+[.C24]-[.G24]; IF([.G24]-[.C24]&lt;0;[.F24]-[.H24];[.F24]+[.C24]-[.H24]))" office:value-type="float" office:value="2">
            <text:p>2</text:p>
          </table:table-cell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4-24">
            <text:p>04/24/14</text:p>
          </table:table-cell>
          <table:table-cell table:style-name="ce95" table:formula="of:=IF(YEAR(NOW())&gt;YEAR([.D25]);DATE(YEAR([.D25]);12;31);NOW())" office:value-type="date" office:date-value="2014-08-25T08:42:51.13">
            <text:p>08/25/14</text:p>
          </table:table-cell>
          <table:table-cell table:style-name="ce94" table:formula="of:=IF(YEAR([.E25])&gt;YEAR([.D25]);12;IF(DAY([.E25])&lt;DAY(DATE(YEAR([.E25]);MONTH([.E25])+1;1)-1)/2;MONTH([.E25])-1;MONTH([.E25])))  -  IF(DAY(DATE(YEAR([.D25]);MONTH([.D25])+1;1)-1) - DAY([.D25]) + 1&lt; DAY(DATE(YEAR([.D25]);MONTH([.D25])+1;1)-1)/2;MONTH([.D25]);MONTH([.D25])-1)" office:value-type="float" office:value="4">
            <text:p>4</text:p>
          </table:table-cell>
          <table:table-cell table:style-name="ce96"/>
          <table:table-cell table:style-name="ce96" table:formula="of:=SUMPRODUCT([Thong_Tin_Ngay_Nghi_201401.$B$3:.$B$18]=[.B25];[Thong_Tin_Ngay_Nghi_201401.$C$3:.$C$18]) + SUMPRODUCT([Thong_Tin_Ngay_Nghi_201402.$B$3:.$B$21]=[.B25];[Thong_Tin_Ngay_Nghi_201402.$C$3:.$C$21]) + SUMPRODUCT([Thong_Tin_Ngay_Nghi_201403.$B$3:.$B$22]=[.B25];[Thong_Tin_Ngay_Nghi_201403.$C$3:.$C$22]) + SUMPRODUCT([Thong_Tin_Ngay_Nghi_201404.$B$4:.$B$32]=[.B25];[Thong_Tin_Ngay_Nghi_201404.$C$4:.$C$32]) + SUMPRODUCT([Thong_Tin_Ngay_Nghi_201405.$B$2:.$B$30]=[.B25];[Thong_Tin_Ngay_Nghi_201405.$C$2:.$C$30]) +SUMPRODUCT([Thong_Tin_Ngay_Nghi_201406.$B$3:.$B$32]=[.B25];[Thong_Tin_Ngay_Nghi_201406.$C$3:.$C$32])" office:value-type="float" office:value="3.5">
            <text:p>3.5</text:p>
          </table:table-cell>
          <table:table-cell table:style-name="ce94" table:formula="of:=IF(DATE(YEAR([.E25]);MONTH([.E25]);DAY([.E25]))&lt;=DATE(YEAR([.E25]);3;31); [.F25]+[.C25]-[.G25]; IF([.G25]-[.C25]&lt;0;[.F25]-[.H25];[.F25]+[.C25]-[.H25])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SinhNT</text:p>
          </table:table-cell>
          <table:table-cell table:style-name="ce94" office:value-type="float" office:value="2.5">
            <text:p>2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6]);DATE(YEAR([.D26]);12;31);NOW())" office:value-type="date" office:date-value="2014-08-25T08:42:51.13">
            <text:p>08/25/14</text:p>
          </table:table-cell>
          <table:table-cell table:style-name="ce94" table:formula="of:=IF(YEAR([.E26])&gt;YEAR([.D26]);12;IF(DAY([.E26])&lt;DAY(DATE(YEAR([.E26]);MONTH([.E26])+1;1)-1)/2;MONTH([.E26])-1;MONTH([.E26])))  -  IF(DAY(DATE(YEAR([.D26]);MONTH([.D26])+1;1)-1) - DAY([.D26]) + 1&lt; DAY(DATE(YEAR([.D26]);MONTH([.D26])+1;1)-1)/2;MONTH([.D26]);MONTH([.D26])-1)" office:value-type="float" office:value="8">
            <text:p>8</text:p>
          </table:table-cell>
          <table:table-cell table:style-name="ce96" table:formula="of:=SUMPRODUCT([Thong_Tin_Ngay_Nghi_201401.$B$3:.$B$18]=[.B26];[Thong_Tin_Ngay_Nghi_201401.$C$3:.$C$18]) + SUMPRODUCT([Thong_Tin_Ngay_Nghi_201402.$B$3:.$B$21]=[.B26];[Thong_Tin_Ngay_Nghi_201402.$C$3:.$C$21]) + SUMPRODUCT([Thong_Tin_Ngay_Nghi_201403.$B$3:.$B$22]=[.B26];[Thong_Tin_Ngay_Nghi_201403.$C$3:.$C$22])" office:value-type="float" office:value="8.5">
            <text:p>8.5</text:p>
          </table:table-cell>
          <table:table-cell table:style-name="ce96" table:formula="of:=SUMPRODUCT([Thong_Tin_Ngay_Nghi_201401.$B$3:.$B$18]=[.B26];[Thong_Tin_Ngay_Nghi_201401.$C$3:.$C$18]) + SUMPRODUCT([Thong_Tin_Ngay_Nghi_201402.$B$3:.$B$21]=[.B26];[Thong_Tin_Ngay_Nghi_201402.$C$3:.$C$21]) + SUMPRODUCT([Thong_Tin_Ngay_Nghi_201403.$B$3:.$B$22]=[.B26];[Thong_Tin_Ngay_Nghi_201403.$C$3:.$C$22]) + SUMPRODUCT([Thong_Tin_Ngay_Nghi_201404.$B$4:.$B$32]=[.B26];[Thong_Tin_Ngay_Nghi_201404.$C$4:.$C$32]) + SUMPRODUCT([Thong_Tin_Ngay_Nghi_201405.$B$2:.$B$30]=[.B26];[Thong_Tin_Ngay_Nghi_201405.$C$2:.$C$30]) +SUMPRODUCT([Thong_Tin_Ngay_Nghi_201406.$B$3:.$B$32]=[.B26];[Thong_Tin_Ngay_Nghi_201406.$C$3:.$C$32])" office:value-type="float" office:value="9.5">
            <text:p>9.5</text:p>
          </table:table-cell>
          <table:table-cell table:style-name="ce94" table:formula="of:=IF(DATE(YEAR([.E26]);MONTH([.E26]);DAY([.E26]))&lt;=DATE(YEAR([.E26]);3;31); [.F26]+[.C26]-[.G26]; IF([.G26]-[.C26]&lt;0;[.F26]-[.H26];[.F26]+[.C26]-[.H26]))" office:value-type="float" office:value="1">
            <text:p>1</text:p>
          </table:table-cell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DTH</text:p>
          </table:table-cell>
          <table:table-cell table:style-name="ce94" office:value-type="float" office:value="1.5">
            <text:p>1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7]);DATE(YEAR([.D27]);12;31);NOW())" office:value-type="date" office:date-value="2014-08-25T08:42:51.13">
            <text:p>08/25/14</text:p>
          </table:table-cell>
          <table:table-cell table:style-name="ce94" table:formula="of:=IF(YEAR([.E27])&gt;YEAR([.D27]);12;IF(DAY([.E27])&lt;DAY(DATE(YEAR([.E27]);MONTH([.E27])+1;1)-1)/2;MONTH([.E27])-1;MONTH([.E27])))  -  IF(DAY(DATE(YEAR([.D27]);MONTH([.D27])+1;1)-1) - DAY([.D27]) + 1&lt; DAY(DATE(YEAR([.D27]);MONTH([.D27])+1;1)-1)/2;MONTH([.D27]);MONTH([.D27])-1)" office:value-type="float" office:value="8">
            <text:p>8</text:p>
          </table:table-cell>
          <table:table-cell table:style-name="ce96" table:formula="of:=SUMPRODUCT([Thong_Tin_Ngay_Nghi_201401.$B$3:.$B$18]=[.B27];[Thong_Tin_Ngay_Nghi_201401.$C$3:.$C$18]) + SUMPRODUCT([Thong_Tin_Ngay_Nghi_201402.$B$3:.$B$21]=[.B27];[Thong_Tin_Ngay_Nghi_201402.$C$3:.$C$21]) + SUMPRODUCT([Thong_Tin_Ngay_Nghi_201403.$B$3:.$B$22]=[.B27];[Thong_Tin_Ngay_Nghi_201403.$C$3:.$C$22])" office:value-type="float" office:value="8">
            <text:p>8</text:p>
          </table:table-cell>
          <table:table-cell table:style-name="ce96" table:formula="of:=SUMPRODUCT([Thong_Tin_Ngay_Nghi_201401.$B$3:.$B$18]=[.B27];[Thong_Tin_Ngay_Nghi_201401.$C$3:.$C$18]) + SUMPRODUCT([Thong_Tin_Ngay_Nghi_201402.$B$3:.$B$21]=[.B27];[Thong_Tin_Ngay_Nghi_201402.$C$3:.$C$21]) + SUMPRODUCT([Thong_Tin_Ngay_Nghi_201403.$B$3:.$B$22]=[.B27];[Thong_Tin_Ngay_Nghi_201403.$C$3:.$C$22]) + SUMPRODUCT([Thong_Tin_Ngay_Nghi_201404.$B$4:.$B$32]=[.B27];[Thong_Tin_Ngay_Nghi_201404.$C$4:.$C$32]) + SUMPRODUCT([Thong_Tin_Ngay_Nghi_201405.$B$2:.$B$30]=[.B27];[Thong_Tin_Ngay_Nghi_201405.$C$2:.$C$30]) +SUMPRODUCT([Thong_Tin_Ngay_Nghi_201406.$B$3:.$B$32]=[.B27];[Thong_Tin_Ngay_Nghi_201406.$C$3:.$C$32])" office:value-type="float" office:value="9.5">
            <text:p>9.5</text:p>
          </table:table-cell>
          <table:table-cell table:style-name="ce94" table:formula="of:=IF(DATE(YEAR([.E27]);MONTH([.E27]);DAY([.E27]))&lt;=DATE(YEAR([.E27]);3;31); [.F27]+[.C27]-[.G27]; IF([.G27]-[.C27]&lt;0;[.F27]-[.H27];[.F27]+[.C27]-[.H27]))" office:value-type="float" office:value="0">
            <text:p>0</text:p>
          </table:table-cell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3-13">
            <text:p>03/13/14</text:p>
          </table:table-cell>
          <table:table-cell table:style-name="ce95" table:formula="of:=IF(YEAR(NOW())&gt;YEAR([.D28]);DATE(YEAR([.D28]);12;31);NOW())" office:value-type="date" office:date-value="2014-08-25T08:42:51.13">
            <text:p>08/25/14</text:p>
          </table:table-cell>
          <table:table-cell table:style-name="ce94" table:formula="of:=IF(YEAR([.E28])&gt;YEAR([.D28]);12;IF(DAY([.E28])&lt;DAY(DATE(YEAR([.E28]);MONTH([.E28])+1;1)-1)/2;MONTH([.E28])-1;MONTH([.E28])))  -  IF(DAY(DATE(YEAR([.D28]);MONTH([.D28])+1;1)-1) - DAY([.D28]) + 1&lt; DAY(DATE(YEAR([.D28]);MONTH([.D28])+1;1)-1)/2;MONTH([.D28]);MONTH([.D28])-1)" office:value-type="float" office:value="6">
            <text:p>6</text:p>
          </table:table-cell>
          <table:table-cell table:style-name="ce96" table:formula="of:=SUMPRODUCT([Thong_Tin_Ngay_Nghi_201401.$B$3:.$B$18]=[.B28];[Thong_Tin_Ngay_Nghi_201401.$C$3:.$C$18]) + SUMPRODUCT([Thong_Tin_Ngay_Nghi_201402.$B$3:.$B$21]=[.B28];[Thong_Tin_Ngay_Nghi_201402.$C$3:.$C$21]) + SUMPRODUCT([Thong_Tin_Ngay_Nghi_201403.$B$3:.$B$22]=[.B28];[Thong_Tin_Ngay_Nghi_201403.$C$3:.$C$22])" office:value-type="float" office:value="0">
            <text:p>0</text:p>
          </table:table-cell>
          <table:table-cell table:style-name="ce96" table:formula="of:=SUMPRODUCT([Thong_Tin_Ngay_Nghi_201401.$B$3:.$B$18]=[.B28];[Thong_Tin_Ngay_Nghi_201401.$C$3:.$C$18]) + SUMPRODUCT([Thong_Tin_Ngay_Nghi_201402.$B$3:.$B$21]=[.B28];[Thong_Tin_Ngay_Nghi_201402.$C$3:.$C$21]) + SUMPRODUCT([Thong_Tin_Ngay_Nghi_201403.$B$3:.$B$22]=[.B28];[Thong_Tin_Ngay_Nghi_201403.$C$3:.$C$22]) + SUMPRODUCT([Thong_Tin_Ngay_Nghi_201404.$B$4:.$B$32]=[.B28];[Thong_Tin_Ngay_Nghi_201404.$C$4:.$C$32]) + SUMPRODUCT([Thong_Tin_Ngay_Nghi_201405.$B$2:.$B$30]=[.B28];[Thong_Tin_Ngay_Nghi_201405.$C$2:.$C$30]) +SUMPRODUCT([Thong_Tin_Ngay_Nghi_201406.$B$3:.$B$32]=[.B28];[Thong_Tin_Ngay_Nghi_201406.$C$3:.$C$32])" office:value-type="float" office:value="0.5">
            <text:p>0.5</text:p>
          </table:table-cell>
          <table:table-cell table:style-name="ce94" table:formula="of:=IF(DATE(YEAR([.E28]);MONTH([.E28]);DAY([.E28]))&lt;=DATE(YEAR([.E28]);3;31); [.F28]+[.C28]-[.G28]; IF([.G28]-[.C28]&lt;0;[.F28]-[.H28];[.F28]+[.C28]-[.H28]))" office:value-type="float" office:value="5.5">
            <text:p>5.5</text:p>
          </table:table-cell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94" office:value-type="float" office:value="4.5">
            <text:p>4.5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29]);DATE(YEAR([.D29]);12;31);NOW())" office:value-type="date" office:date-value="2014-08-25T08:42:51.13">
            <text:p>08/25/14</text:p>
          </table:table-cell>
          <table:table-cell table:style-name="ce94" table:formula="of:=IF(YEAR([.E29])&gt;YEAR([.D29]);12;IF(DAY([.E29])&lt;DAY(DATE(YEAR([.E29]);MONTH([.E29])+1;1)-1)/2;MONTH([.E29])-1;MONTH([.E29])))  -  IF(DAY(DATE(YEAR([.D29]);MONTH([.D29])+1;1)-1) - DAY([.D29]) + 1&lt; DAY(DATE(YEAR([.D29]);MONTH([.D29])+1;1)-1)/2;MONTH([.D29]);MONTH([.D29])-1)" office:value-type="float" office:value="8">
            <text:p>8</text:p>
          </table:table-cell>
          <table:table-cell table:style-name="ce96" table:formula="of:=SUMPRODUCT([Thong_Tin_Ngay_Nghi_201401.$B$3:.$B$18]=[.B29];[Thong_Tin_Ngay_Nghi_201401.$C$3:.$C$18]) + SUMPRODUCT([Thong_Tin_Ngay_Nghi_201402.$B$3:.$B$21]=[.B29];[Thong_Tin_Ngay_Nghi_201402.$C$3:.$C$21]) + SUMPRODUCT([Thong_Tin_Ngay_Nghi_201403.$B$3:.$B$22]=[.B29];[Thong_Tin_Ngay_Nghi_201403.$C$3:.$C$22])" office:value-type="float" office:value="6">
            <text:p>6</text:p>
          </table:table-cell>
          <table:table-cell table:style-name="ce96" table:formula="of:=SUMPRODUCT([Thong_Tin_Ngay_Nghi_201401.$B$3:.$B$18]=[.B29];[Thong_Tin_Ngay_Nghi_201401.$C$3:.$C$18]) + SUMPRODUCT([Thong_Tin_Ngay_Nghi_201402.$B$3:.$B$21]=[.B29];[Thong_Tin_Ngay_Nghi_201402.$C$3:.$C$21]) + SUMPRODUCT([Thong_Tin_Ngay_Nghi_201403.$B$3:.$B$22]=[.B29];[Thong_Tin_Ngay_Nghi_201403.$C$3:.$C$22]) + SUMPRODUCT([Thong_Tin_Ngay_Nghi_201404.$B$4:.$B$32]=[.B29];[Thong_Tin_Ngay_Nghi_201404.$C$4:.$C$32]) + SUMPRODUCT([Thong_Tin_Ngay_Nghi_201405.$B$2:.$B$30]=[.B29];[Thong_Tin_Ngay_Nghi_201405.$C$2:.$C$30]) +SUMPRODUCT([Thong_Tin_Ngay_Nghi_201406.$B$3:.$B$32]=[.B29];[Thong_Tin_Ngay_Nghi_201406.$C$3:.$C$32])" office:value-type="float" office:value="7">
            <text:p>7</text:p>
          </table:table-cell>
          <table:table-cell table:style-name="ce94" table:formula="of:=IF(DATE(YEAR([.E29]);MONTH([.E29]);DAY([.E29]))&lt;=DATE(YEAR([.E29]);3;31); [.F29]+[.C29]-[.G29]; IF([.G29]-[.C29]&lt;0;[.F29]-[.H29];[.F29]+[.C29]-[.H29]))" office:value-type="float" office:value="5.5">
            <text:p>5.5</text:p>
          </table:table-cell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30]);DATE(YEAR([.D30]);12;31);NOW())" office:value-type="date" office:date-value="2014-08-25T08:42:51.13">
            <text:p>08/25/14</text:p>
          </table:table-cell>
          <table:table-cell table:style-name="ce94" table:formula="of:=IF(YEAR([.E30])&gt;YEAR([.D30]);12;IF(DAY([.E30])&lt;DAY(DATE(YEAR([.E30]);MONTH([.E30])+1;1)-1)/2;MONTH([.E30])-1;MONTH([.E30])))  -  IF(DAY(DATE(YEAR([.D30]);MONTH([.D30])+1;1)-1) - DAY([.D30]) + 1&lt; DAY(DATE(YEAR([.D30]);MONTH([.D30])+1;1)-1)/2;MONTH([.D30]);MONTH([.D30])-1)" office:value-type="float" office:value="8">
            <text:p>8</text:p>
          </table:table-cell>
          <table:table-cell table:style-name="ce96" table:formula="of:=SUMPRODUCT([Thong_Tin_Ngay_Nghi_201401.$B$3:.$B$18]=[.B30];[Thong_Tin_Ngay_Nghi_201401.$C$3:.$C$18]) + SUMPRODUCT([Thong_Tin_Ngay_Nghi_201402.$B$3:.$B$21]=[.B30];[Thong_Tin_Ngay_Nghi_201402.$C$3:.$C$21]) + SUMPRODUCT([Thong_Tin_Ngay_Nghi_201403.$B$3:.$B$22]=[.B30];[Thong_Tin_Ngay_Nghi_201403.$C$3:.$C$22])" office:value-type="float" office:value="5">
            <text:p>5</text:p>
          </table:table-cell>
          <table:table-cell table:style-name="ce96" table:formula="of:=SUMPRODUCT([Thong_Tin_Ngay_Nghi_201401.$B$3:.$B$18]=[.B30];[Thong_Tin_Ngay_Nghi_201401.$C$3:.$C$18]) + SUMPRODUCT([Thong_Tin_Ngay_Nghi_201402.$B$3:.$B$21]=[.B30];[Thong_Tin_Ngay_Nghi_201402.$C$3:.$C$21]) + SUMPRODUCT([Thong_Tin_Ngay_Nghi_201403.$B$3:.$B$22]=[.B30];[Thong_Tin_Ngay_Nghi_201403.$C$3:.$C$22]) + SUMPRODUCT([Thong_Tin_Ngay_Nghi_201404.$B$4:.$B$32]=[.B30];[Thong_Tin_Ngay_Nghi_201404.$C$4:.$C$32]) + SUMPRODUCT([Thong_Tin_Ngay_Nghi_201405.$B$2:.$B$30]=[.B30];[Thong_Tin_Ngay_Nghi_201405.$C$2:.$C$30]) +SUMPRODUCT([Thong_Tin_Ngay_Nghi_201406.$B$3:.$B$32]=[.B30];[Thong_Tin_Ngay_Nghi_201406.$C$3:.$C$32])" office:value-type="float" office:value="5.5">
            <text:p>5.5</text:p>
          </table:table-cell>
          <table:table-cell table:style-name="ce94" table:formula="of:=IF(DATE(YEAR([.E30]);MONTH([.E30]);DAY([.E30]))&lt;=DATE(YEAR([.E30]);3;31); [.F30]+[.C30]-[.G30]; IF([.G30]-[.C30]&lt;0;[.F30]-[.H30];[.F30]+[.C30]-[.H30]))" office:value-type="float" office:value="2.5">
            <text:p>2.5</text:p>
          </table:table-cell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uLT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4-24">
            <text:p>04/24/14</text:p>
          </table:table-cell>
          <table:table-cell table:style-name="ce95" office:value-type="date" office:date-value="2014-06-03">
            <text:p>06/03/14</text:p>
          </table:table-cell>
          <table:table-cell table:style-name="ce94" table:formula="of:=IF(YEAR([.E31])&gt;YEAR([.D31]);12;IF(DAY([.E31])&lt;DAY(DATE(YEAR([.E31]);MONTH([.E31])+1;1)-1)/2;MONTH([.E31])-1;MONTH([.E31])))  -  IF(DAY(DATE(YEAR([.D31]);MONTH([.D31])+1;1)-1) - DAY([.D31]) + 1&lt; DAY(DATE(YEAR([.D31]);MONTH([.D31])+1;1)-1)/2;MONTH([.D31]);MONTH([.D31])-1)" office:value-type="float" office:value="1">
            <text:p>1</text:p>
          </table:table-cell>
          <table:table-cell table:style-name="ce96"/>
          <table:table-cell table:style-name="ce96" table:formula="of:=SUMPRODUCT([Thong_Tin_Ngay_Nghi_201401.$B$3:.$B$18]=[.B31];[Thong_Tin_Ngay_Nghi_201401.$C$3:.$C$18]) + SUMPRODUCT([Thong_Tin_Ngay_Nghi_201402.$B$3:.$B$21]=[.B31];[Thong_Tin_Ngay_Nghi_201402.$C$3:.$C$21]) + SUMPRODUCT([Thong_Tin_Ngay_Nghi_201403.$B$3:.$B$22]=[.B31];[Thong_Tin_Ngay_Nghi_201403.$C$3:.$C$22]) + SUMPRODUCT([Thong_Tin_Ngay_Nghi_201404.$B$4:.$B$32]=[.B31];[Thong_Tin_Ngay_Nghi_201404.$C$4:.$C$32]) + SUMPRODUCT([Thong_Tin_Ngay_Nghi_201405.$B$2:.$B$30]=[.B31];[Thong_Tin_Ngay_Nghi_201405.$C$2:.$C$30]) +SUMPRODUCT([Thong_Tin_Ngay_Nghi_201406.$B$3:.$B$32]=[.B31];[Thong_Tin_Ngay_Nghi_201406.$C$3:.$C$32])" office:value-type="float" office:value="1">
            <text:p>1</text:p>
          </table:table-cell>
          <table:table-cell table:style-name="ce94" table:formula="of:=IF(DATE(YEAR([.E31]);MONTH([.E31]);DAY([.E31]))&lt;=DATE(YEAR([.E31]);3;31); [.F31]+[.C31]-[.G31]; IF([.G31]-[.C31]&lt;0;[.F31]-[.H31];[.F31]+[.C31]-[.H31]))" office:value-type="float" office:value="0">
            <text:p>0</text:p>
          </table:table-cell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94" office:value-type="float" office:value="2">
            <text:p>2</text:p>
          </table:table-cell>
          <table:table-cell table:style-name="ce95" office:value-type="date" office:date-value="2014-01-01">
            <text:p>01/01/14</text:p>
          </table:table-cell>
          <table:table-cell table:style-name="ce95" table:formula="of:=IF(YEAR(NOW())&gt;YEAR([.D32]);DATE(YEAR([.D32]);12;31);NOW())" office:value-type="date" office:date-value="2014-08-25T08:42:51.13">
            <text:p>08/25/14</text:p>
          </table:table-cell>
          <table:table-cell table:style-name="ce94" table:formula="of:=IF(YEAR([.E32])&gt;YEAR([.D32]);12;IF(DAY([.E32])&lt;DAY(DATE(YEAR([.E32]);MONTH([.E32])+1;1)-1)/2;MONTH([.E32])-1;MONTH([.E32])))  -  IF(DAY(DATE(YEAR([.D32]);MONTH([.D32])+1;1)-1) - DAY([.D32]) + 1&lt; DAY(DATE(YEAR([.D32]);MONTH([.D32])+1;1)-1)/2;MONTH([.D32]);MONTH([.D32])-1)" office:value-type="float" office:value="8">
            <text:p>8</text:p>
          </table:table-cell>
          <table:table-cell table:style-name="ce96" table:formula="of:=SUMPRODUCT([Thong_Tin_Ngay_Nghi_201401.$B$3:.$B$18]=[.B32];[Thong_Tin_Ngay_Nghi_201401.$C$3:.$C$18]) + SUMPRODUCT([Thong_Tin_Ngay_Nghi_201402.$B$3:.$B$21]=[.B32];[Thong_Tin_Ngay_Nghi_201402.$C$3:.$C$21]) + SUMPRODUCT([Thong_Tin_Ngay_Nghi_201403.$B$3:.$B$22]=[.B32];[Thong_Tin_Ngay_Nghi_201403.$C$3:.$C$22])" office:value-type="float" office:value="3.5">
            <text:p>3.5</text:p>
          </table:table-cell>
          <table:table-cell table:style-name="ce96" table:formula="of:=SUMPRODUCT([Thong_Tin_Ngay_Nghi_201401.$B$3:.$B$18]=[.B32];[Thong_Tin_Ngay_Nghi_201401.$C$3:.$C$18]) + SUMPRODUCT([Thong_Tin_Ngay_Nghi_201402.$B$3:.$B$21]=[.B32];[Thong_Tin_Ngay_Nghi_201402.$C$3:.$C$21]) + SUMPRODUCT([Thong_Tin_Ngay_Nghi_201403.$B$3:.$B$22]=[.B32];[Thong_Tin_Ngay_Nghi_201403.$C$3:.$C$22]) + SUMPRODUCT([Thong_Tin_Ngay_Nghi_201404.$B$4:.$B$32]=[.B32];[Thong_Tin_Ngay_Nghi_201404.$C$4:.$C$32]) + SUMPRODUCT([Thong_Tin_Ngay_Nghi_201405.$B$2:.$B$30]=[.B32];[Thong_Tin_Ngay_Nghi_201405.$C$2:.$C$30]) +SUMPRODUCT([Thong_Tin_Ngay_Nghi_201406.$B$3:.$B$32]=[.B32];[Thong_Tin_Ngay_Nghi_201406.$C$3:.$C$32])" office:value-type="float" office:value="9.5">
            <text:p>9.5</text:p>
          </table:table-cell>
          <table:table-cell table:style-name="ce94" table:formula="of:=IF(DATE(YEAR([.E32]);MONTH([.E32]);DAY([.E32]))&lt;=DATE(YEAR([.E32]);3;31); [.F32]+[.C32]-[.G32]; IF([.G32]-[.C32]&lt;0;[.F32]-[.H32];[.F32]+[.C32]-[.H32]))" office:value-type="float" office:value="0.5">
            <text:p>0.5</text:p>
          </table:table-cell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94" office:value-type="float" office:value="0">
            <text:p>0</text:p>
          </table:table-cell>
          <table:table-cell table:style-name="ce95" office:value-type="date" office:date-value="2014-04-06">
            <text:p>04/06/14</text:p>
          </table:table-cell>
          <table:table-cell table:style-name="ce95" table:formula="of:=IF(YEAR(NOW())&gt;YEAR([.D33]);DATE(YEAR([.D33]);12;31);NOW())" office:value-type="date" office:date-value="2014-08-25T08:42:51.13">
            <text:p>08/25/14</text:p>
          </table:table-cell>
          <table:table-cell table:style-name="ce94" table:formula="of:=IF(YEAR([.E33])&gt;YEAR([.D33]);12;IF(DAY([.E33])&lt;DAY(DATE(YEAR([.E33]);MONTH([.E33])+1;1)-1)/2;MONTH([.E33])-1;MONTH([.E33])))  -  IF(DAY(DATE(YEAR([.D33]);MONTH([.D33])+1;1)-1) - DAY([.D33]) + 1&lt; DAY(DATE(YEAR([.D33]);MONTH([.D33])+1;1)-1)/2;MONTH([.D33]);MONTH([.D33])-1)" office:value-type="float" office:value="5">
            <text:p>5</text:p>
          </table:table-cell>
          <table:table-cell table:style-name="ce96" table:formula="of:=SUMPRODUCT([Thong_Tin_Ngay_Nghi_201401.$B$3:.$B$18]=[.B33];[Thong_Tin_Ngay_Nghi_201401.$C$3:.$C$18]) + SUMPRODUCT([Thong_Tin_Ngay_Nghi_201402.$B$3:.$B$21]=[.B33];[Thong_Tin_Ngay_Nghi_201402.$C$3:.$C$21]) + SUMPRODUCT([Thong_Tin_Ngay_Nghi_201403.$B$3:.$B$22]=[.B33];[Thong_Tin_Ngay_Nghi_201403.$C$3:.$C$22])" office:value-type="float" office:value="0">
            <text:p>0</text:p>
          </table:table-cell>
          <table:table-cell table:style-name="ce96" table:formula="of:=SUMPRODUCT([Thong_Tin_Ngay_Nghi_201401.$B$3:.$B$18]=[.B33];[Thong_Tin_Ngay_Nghi_201401.$C$3:.$C$18]) + SUMPRODUCT([Thong_Tin_Ngay_Nghi_201402.$B$3:.$B$21]=[.B33];[Thong_Tin_Ngay_Nghi_201402.$C$3:.$C$21]) + SUMPRODUCT([Thong_Tin_Ngay_Nghi_201403.$B$3:.$B$22]=[.B33];[Thong_Tin_Ngay_Nghi_201403.$C$3:.$C$22]) + SUMPRODUCT([Thong_Tin_Ngay_Nghi_201404.$B$4:.$B$32]=[.B33];[Thong_Tin_Ngay_Nghi_201404.$C$4:.$C$32]) + SUMPRODUCT([Thong_Tin_Ngay_Nghi_201405.$B$2:.$B$30]=[.B33];[Thong_Tin_Ngay_Nghi_201405.$C$2:.$C$30]) +SUMPRODUCT([Thong_Tin_Ngay_Nghi_201406.$B$3:.$B$32]=[.B33];[Thong_Tin_Ngay_Nghi_201406.$C$3:.$C$32])" office:value-type="float" office:value="2">
            <text:p>2</text:p>
          </table:table-cell>
          <table:table-cell table:style-name="ce94" table:formula="of:=IF(DATE(YEAR([.E33]);MONTH([.E33]);DAY([.E33]))&lt;=DATE(YEAR([.E33]);3;31); [.F33]+[.C33]-[.G33]; IF([.G33]-[.C33]&lt;0;[.F33]-[.H33];[.F33]+[.C33]-[.H33]))" office:value-type="float" office:value="3">
            <text:p>3</text:p>
          </table:table-cell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4"/>
        </table:table-row>
        <table:table-row table:style-name="ro2" table:number-rows-repeated="10">
          <table:table-cell table:number-columns-repeated="9"/>
        </table:table-row>
        <table:table-row table:style-name="ro10">
          <table:table-cell table:number-columns-repeated="9"/>
        </table:table-row>
        <table:table-row table:style-name="ro2" table:number-rows-repeated="104852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Thong_Tin_Ngay_Nghi_201401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75" office:value-type="string" table:number-columns-spanned="31" table:number-rows-spanned="1">
            <text:p>January</text:p>
          </table:table-cell>
          <table:covered-table-cell table:number-columns-repeated="30" table:style-name="ce78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76" office:value-type="float" office:value="1">
            <office:annotation draw:style-name="gr2" draw:text-style-name="P2" svg:width="1.1413in" svg:height="0.2346in" svg:x="2.5587in" svg:y="0in" draw:caption-point-x="-0.2402in" draw:caption-point-y="0.237in">
              <dc:creator>ThuyLTT</dc:creator>
              <dc:date>2014-01-04T00:00:00</dc:date>
              <text:p text:style-name="P2"><text:span text:style-name="T1">New Year Day</text:span></text:p>
            </office:annotation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-4">
            <text:p>-4</text:p>
          </table:table-cell>
          <table:table-cell table:style-name="ce76" office:value-type="float" office:value="-5">
            <text:p>-5</text:p>
          </table:table-cell>
          <table:table-cell table:style-name="ce76" office:value-type="float" office:value="6">
            <text:p>6</text:p>
          </table:table-cell>
          <table:table-cell table:style-name="ce76" office:value-type="float" office:value="7">
            <text:p>7</text:p>
          </table:table-cell>
          <table:table-cell table:style-name="ce76" office:value-type="float" office:value="8">
            <text:p>8</text:p>
          </table:table-cell>
          <table:table-cell table:style-name="ce76" office:value-type="float" office:value="9">
            <text:p>9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-11">
            <text:p>-11</text:p>
          </table:table-cell>
          <table:table-cell table:style-name="ce76" office:value-type="float" office:value="-12">
            <text:p>-12</text:p>
          </table:table-cell>
          <table:table-cell table:style-name="ce76" office:value-type="float" office:value="13">
            <text:p>13</text:p>
          </table:table-cell>
          <table:table-cell table:style-name="ce76" office:value-type="float" office:value="14">
            <text:p>14</text:p>
          </table:table-cell>
          <table:table-cell table:style-name="ce76" office:value-type="float" office:value="15">
            <text:p>15</text:p>
          </table:table-cell>
          <table:table-cell table:style-name="ce76" office:value-type="float" office:value="16">
            <text:p>16</text:p>
          </table:table-cell>
          <table:table-cell table:style-name="ce76" office:value-type="float" office:value="17">
            <text:p>17</text:p>
          </table:table-cell>
          <table:table-cell table:style-name="ce76" office:value-type="float" office:value="-18">
            <text:p>-18</text:p>
          </table:table-cell>
          <table:table-cell table:style-name="ce76" office:value-type="float" office:value="-19">
            <text:p>-19</text:p>
          </table:table-cell>
          <table:table-cell table:style-name="ce76" office:value-type="float" office:value="20">
            <text:p>20</text:p>
          </table:table-cell>
          <table:table-cell table:style-name="ce76" office:value-type="float" office:value="21">
            <text:p>21</text:p>
          </table:table-cell>
          <table:table-cell table:style-name="ce76" office:value-type="float" office:value="22">
            <text:p>22</text:p>
          </table:table-cell>
          <table:table-cell table:style-name="ce76" office:value-type="float" office:value="23">
            <text:p>23</text:p>
          </table:table-cell>
          <table:table-cell table:style-name="ce76" office:value-type="float" office:value="24">
            <text:p>24</text:p>
          </table:table-cell>
          <table:table-cell table:style-name="ce76" office:value-type="float" office:value="-25">
            <text:p>-25</text:p>
          </table:table-cell>
          <table:table-cell table:style-name="ce76" office:value-type="float" office:value="-26">
            <text:p>-26</text:p>
          </table:table-cell>
          <table:table-cell table:style-name="ce76" office:value-type="float" office:value="27">
            <text:p>27</text:p>
          </table:table-cell>
          <table:table-cell table:style-name="ce76" office:value-type="float" office:value="28">
            <text:p>28</text:p>
          </table:table-cell>
          <table:table-cell table:style-name="ce76" office:value-type="float" office:value="29">
            <text:p>29</text:p>
          </table:table-cell>
          <table:table-cell table:style-name="ce76" office:value-type="float" office:value="30">
            <office:annotation draw:style-name="gr2" draw:text-style-name="P2" svg:width="1.1413in" svg:height="0.2346in" svg:x="13.2724in" svg:y="0in" draw:caption-point-x="-0.2402in" draw:caption-point-y="0.237in">
              <dc:creator>Thuy</dc:creator>
              <dc:date>2014-02-06T00:00:00</dc:date>
              <text:p text:style-name="P2"><text:span text:style-name="T1">Tết Âm Lịch</text:span></text:p>
            </office:annotation>
            <text:p>30</text:p>
          </table:table-cell>
          <table:table-cell table:style-name="ce76" office:value-type="float" office:value="31">
            <office:annotation draw:style-name="gr2" draw:text-style-name="P2" svg:width="1.1413in" svg:height="0.2346in" svg:x="13.6421in" svg:y="0.0543in" draw:caption-point-x="-0.2402in" draw:caption-point-y="0.1827in">
              <dc:creator>Thuy</dc:creator>
              <dc:date>2014-02-06T00:00:00</dc:date>
              <text:p text:style-name="P2"><text:span text:style-name="T1">Tết Âm Lịch</text:span></text:p>
            </office:annotation>
            <text:p>31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74" table:formula="of:=SUM([.D3:.AH3])" office:value-type="float" office:value="0">
            <text:p>0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74" table:formula="of:=SUM([.D4:.AH4])" office:value-type="float" office:value="7">
            <text:p>7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 table:number-columns-repeated="2"/>
          <table:table-cell table:number-columns-repeated="2" table:style-name="ce77" office:value-type="float" office:value="1">
            <text:p>1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DuongDN</text:p>
          </table:table-cell>
          <table:table-cell table:style-name="ce74" table:formula="of:=SUM([.D5:.AH5])" office:value-type="float" office:value="0.5">
            <text:p>0.5</text:p>
          </table:table-cell>
          <table:table-cell table:style-name="ce77"/>
          <table:table-cell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HangHT</text:p>
          </table:table-cell>
          <table:table-cell table:style-name="ce74" table:formula="of:=SUM([.D6:.AH6])" office:value-type="float" office:value="3">
            <text:p>3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ienNV</text:p>
          </table:table-cell>
          <table:table-cell table:style-name="ce74" table:formula="of:=SUM([.D7:.AH7])" office:value-type="float" office:value="0">
            <text:p>0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pNH</text:p>
          </table:table-cell>
          <table:table-cell table:style-name="ce74" table:formula="of:=SUM([.D8:.AH8])" office:value-type="float" office:value="0">
            <text:p>0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2" draw:text-style-name="P2" svg:width="1.1413in" svg:height="0.5457in" svg:x="6.9921in" svg:y="1.1264in" draw:caption-point-x="-0.2402in" draw:caption-point-y="0.5965in">
              <dc:creator>Thuy</dc:creator>
              <dc:date>2014-01-20T00:00:00</dc:date>
              <text:p text:style-name="P2"><text:span text:style-name="T1">Nghỉ 0.5 nhưng đã làm bù tối 13/1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oangL</text:p>
          </table:table-cell>
          <table:table-cell table:style-name="ce74" table:formula="of:=SUM([.D9:.AH9])" office:value-type="float" office:value="1">
            <text:p>1</text:p>
          </table:table-cell>
          <table:table-cell table:style-name="ce77" table:number-columns-repeated="1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uongDT</text:p>
          </table:table-cell>
          <table:table-cell table:style-name="ce74" table:formula="of:=SUM([.D10:.AH10])" office:value-type="float" office:value="7.5">
            <text:p>7.5</text:p>
          </table:table-cell>
          <table:table-cell table:style-name="ce77"/>
          <table:table-cell table:number-columns-repeated="2" table:style-name="ce77" office:value-type="float" office:value="1">
            <text:p>1</text:p>
          </table:table-cell>
          <table:table-cell table:style-name="ce77" table:number-columns-repeated="2"/>
          <table:table-cell table:number-columns-repeated="2" table:style-name="ce77" office:value-type="float" office:value="1">
            <text:p>1</text:p>
          </table:table-cell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LocNP</text:p>
          </table:table-cell>
          <table:table-cell table:style-name="ce74" table:formula="of:=SUM([.D11:.AH11])" office:value-type="float" office:value="0">
            <text:p>0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2" draw:text-style-name="P2" svg:width="1.1413in" svg:height="0.5457in" svg:x="4.4059in" svg:y="1.8697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">
            <office:annotation draw:style-name="gr2" draw:text-style-name="P2" svg:width="1.1413in" svg:height="0.5457in" svg:x="6.9921in" svg:y="1.8697in" draw:caption-point-x="-0.2402in" draw:caption-point-y="0.5965in">
              <dc:creator>Thuy</dc:creator>
              <dc:date>2014-01-20T00:00:00</dc:date>
              <text:p text:style-name="P2"><text:span text:style-name="T1">Nghỉ chìu nhưng có làm bù thêm tối t3 - 6</text:span></text:p>
            </office:annotation>
            <text:p>0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NamTV</text:p>
          </table:table-cell>
          <table:table-cell table:style-name="ce74" table:formula="of:=SUM([.D12:.AH12])" office:value-type="float" office:value="1">
            <text:p>1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hanNM</text:p>
          </table:table-cell>
          <table:table-cell table:style-name="ce74" table:formula="of:=SUM([.D13:.AH13])" office:value-type="float" office:value="1.5">
            <text:p>1.5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style-name="ce77" office:value-type="float" office:value="0.5">
            <text:p>0.5</text:p>
          </table:table-cell>
          <table:table-cell table:number-columns-repeated="4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SinhNT</text:p>
          </table:table-cell>
          <table:table-cell table:style-name="ce74" table:formula="of:=SUM([.D14:.AH14])" office:value-type="float" office:value="3">
            <text:p>3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ThaoDTH</text:p>
          </table:table-cell>
          <table:table-cell table:style-name="ce74" table:formula="of:=SUM([.D15:.AH15])" office:value-type="float" office:value="3.5">
            <text:p>3.5</text:p>
          </table:table-cell>
          <table:table-cell table:style-name="ce77"/>
          <table:table-cell table:style-name="ce77" office:value-type="float" office:value="0.5">
            <text:p>0.5</text:p>
          </table:table-cell>
          <table:table-cell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ieuNV</text:p>
          </table:table-cell>
          <table:table-cell table:style-name="ce74" table:formula="of:=SUM([.D16:.AH16])" office:value-type="float" office:value="3">
            <text:p>3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uyLTT</text:p>
          </table:table-cell>
          <table:table-cell table:style-name="ce74" table:formula="of:=SUM([.D17:.AH17])" office:value-type="float" office:value="3.5">
            <text:p>3.5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2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1">
            <text:p>1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VietBA</text:p>
          </table:table-cell>
          <table:table-cell table:style-name="ce74" table:formula="of:=SUM([.D18:.AH18])" office:value-type="float" office:value="1.5">
            <text:p>1.5</text:p>
          </table:table-cell>
          <table:table-cell table:style-name="ce77"/>
          <table:table-cell table:number-columns-repeated="2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office:value-type="float" office:value="0.5">
            <text:p>0.5</text:p>
          </table:table-cell>
          <table:table-cell table:style-name="ce77" office:value-type="float" office:value="1">
            <text:p>1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5" table:style-name="ce77" office:value-type="float" office:value="0">
            <text:p>0</text:p>
          </table:table-cell>
          <table:table-cell table:style-name="ce77" table:number-columns-repeated="2"/>
          <table:table-cell table:number-columns-repeated="3" table:style-name="ce77" office:value-type="float" office:value="0">
            <text:p>0</text:p>
          </table:table-cell>
          <table:table-cell table:style-name="ce77" table:number-columns-repeated="2"/>
          <table:table-cell table:style-name="ce35" table:number-columns-repeated="958"/>
          <table:table-cell table:number-columns-repeated="20"/>
        </table:table-row>
        <table:table-row table:style-name="ro2" table:number-rows-repeated="9">
          <table:table-cell table:style-name="ce35" table:number-columns-repeated="992"/>
          <table:table-cell table:number-columns-repeated="20"/>
        </table:table-row>
        <table:table-row table:style-name="ro2">
          <table:table-cell table:style-name="ce35" table:number-columns-repeated="21"/>
          <table:table-cell table:style-name="ce35" office:value-type="string">
            <text:p>=</text:p>
          </table:table-cell>
          <table:table-cell table:style-name="ce35" table:number-columns-repeated="970"/>
          <table:table-cell table:number-columns-repeated="20"/>
        </table:table-row>
        <table:table-row table:style-name="ro2" table:number-rows-repeated="65400">
          <table:table-cell table:style-name="ce35" table:number-columns-repeated="992"/>
          <table:table-cell table:number-columns-repeated="20"/>
        </table:table-row>
        <table:table-row table:style-name="ro2" table:number-rows-repeated="983147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Thong_Tin_Ngay_Nghi_201402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8" table:default-cell-style-name="Default"/>
        <table:table-column table:style-name="co7" table:number-columns-repeated="978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49" office:value-type="string" table:number-columns-spanned="28" table:number-rows-spanned="1">
            <text:p>February</text:p>
          </table:table-cell>
          <table:covered-table-cell table:number-columns-repeated="27" table:style-name="ce52"/>
          <table:table-cell table:style-name="ce47" table:number-columns-repeated="978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0" office:value-type="float" office:value="1">
            <office:annotation draw:style-name="gr2" draw:text-style-name="P2" svg:width="1.1413in" svg:height="0.2346in" svg:x="2.5587in" svg:y="0.0516in" draw:caption-point-x="-0.2402in" draw:caption-point-y="0.1858in">
              <dc:creator>Thuy</dc:creator>
              <dc:date>2014-02-07T00:00:00</dc:date>
              <text:p text:style-name="P2"><text:span text:style-name="T1">Tết Âm Lịch</text:span></text:p>
            </office:annotation>
            <text:p>1</text:p>
          </table:table-cell>
          <table:table-cell table:style-name="ce50" office:value-type="float" office:value="2">
            <office:annotation draw:style-name="gr2" draw:text-style-name="P2" svg:width="1.1413in" svg:height="0.2346in" svg:x="2.928in" svg:y="0.0516in" draw:caption-point-x="-0.2402in" draw:caption-point-y="0.1858in">
              <dc:creator>Thuy</dc:creator>
              <dc:date>2014-02-07T00:00:00</dc:date>
              <text:p text:style-name="P2"><text:span text:style-name="T1">Tết Âm Lịch</text:span></text:p>
            </office:annotation>
            <text:p>2</text:p>
          </table:table-cell>
          <table:table-cell table:style-name="ce50" office:value-type="float" office:value="3">
            <office:annotation draw:style-name="gr2" draw:text-style-name="P2" svg:width="1.1413in" svg:height="0.2346in" svg:x="3.2976in" svg:y="0.0516in" draw:caption-point-x="-0.2402in" draw:caption-point-y="0.1858in">
              <dc:creator>Thuy</dc:creator>
              <dc:date>2014-02-07T00:00:00</dc:date>
              <text:p text:style-name="P2"><text:span text:style-name="T1">Tết Âm Lịch</text:span></text:p>
            </office:annotation>
            <text:p>3</text:p>
          </table:table-cell>
          <table:table-cell table:style-name="ce50" office:value-type="float" office:value="4">
            <office:annotation draw:style-name="gr2" draw:text-style-name="P2" svg:width="1.1413in" svg:height="0.2346in" svg:x="3.6669in" svg:y="0.0516in" draw:caption-point-x="-0.2402in" draw:caption-point-y="0.1858in">
              <dc:creator>Thuy</dc:creator>
              <dc:date>2014-02-07T00:00:00</dc:date>
              <text:p text:style-name="P2"><text:span text:style-name="T1">Tết Âm Lịch</text:span></text:p>
            </office:annotation>
            <text:p>4</text:p>
          </table:table-cell>
          <table:table-cell table:style-name="ce50" office:value-type="float" office:value="5">
            <office:annotation draw:style-name="gr2" draw:text-style-name="P2" svg:width="1.1413in" svg:height="0.2346in" svg:x="4.0362in" svg:y="0.0516in" draw:caption-point-x="-0.2402in" draw:caption-point-y="0.1858in">
              <dc:creator>Thuy</dc:creator>
              <dc:date>2014-02-07T00:00:00</dc:date>
              <text:p text:style-name="P2"><text:span text:style-name="T1">Tết Âm Lịch</text:span></text:p>
            </office:annotation>
            <text:p>5</text:p>
          </table:table-cell>
          <table:table-cell table:style-name="ce50" office:value-type="float" office:value="6">
            <text:p>6</text:p>
          </table:table-cell>
          <table:table-cell table:style-name="ce50" office:value-type="float" office:value="7">
            <text:p>7</text:p>
          </table:table-cell>
          <table:table-cell table:style-name="ce50" office:value-type="float" office:value="-8">
            <text:p>-8</text:p>
          </table:table-cell>
          <table:table-cell table:style-name="ce50" office:value-type="float" office:value="-9">
            <text:p>-9</text:p>
          </table:table-cell>
          <table:table-cell table:style-name="ce50" office:value-type="float" office:value="10">
            <text:p>10</text:p>
          </table:table-cell>
          <table:table-cell table:style-name="ce50" office:value-type="float" office:value="11">
            <text:p>11</text:p>
          </table:table-cell>
          <table:table-cell table:style-name="ce50" office:value-type="float" office:value="12">
            <text:p>12</text:p>
          </table:table-cell>
          <table:table-cell table:style-name="ce50" office:value-type="float" office:value="13">
            <text:p>13</text:p>
          </table:table-cell>
          <table:table-cell table:style-name="ce50" office:value-type="float" office:value="14">
            <text:p>14</text:p>
          </table:table-cell>
          <table:table-cell table:style-name="ce50" office:value-type="float" office:value="-15">
            <text:p>-15</text:p>
          </table:table-cell>
          <table:table-cell table:style-name="ce50" office:value-type="float" office:value="-16">
            <text:p>-16</text:p>
          </table:table-cell>
          <table:table-cell table:style-name="ce50" office:value-type="float" office:value="17">
            <text:p>17</text:p>
          </table:table-cell>
          <table:table-cell table:style-name="ce50" office:value-type="float" office:value="18">
            <text:p>18</text:p>
          </table:table-cell>
          <table:table-cell table:style-name="ce50" office:value-type="float" office:value="19">
            <text:p>19</text:p>
          </table:table-cell>
          <table:table-cell table:style-name="ce50" office:value-type="float" office:value="20">
            <text:p>20</text:p>
          </table:table-cell>
          <table:table-cell table:style-name="ce50" office:value-type="float" office:value="21">
            <text:p>21</text:p>
          </table:table-cell>
          <table:table-cell table:style-name="ce50" office:value-type="float" office:value="-22">
            <text:p>-22</text:p>
          </table:table-cell>
          <table:table-cell table:style-name="ce50" office:value-type="float" office:value="-23">
            <text:p>-23</text:p>
          </table:table-cell>
          <table:table-cell table:style-name="ce50" office:value-type="float" office:value="24">
            <text:p>24</text:p>
          </table:table-cell>
          <table:table-cell table:style-name="ce50" office:value-type="float" office:value="25">
            <text:p>25</text:p>
          </table:table-cell>
          <table:table-cell table:style-name="ce50" office:value-type="float" office:value="26">
            <text:p>26</text:p>
          </table:table-cell>
          <table:table-cell table:style-name="ce50" office:value-type="float" office:value="27">
            <text:p>27</text:p>
          </table:table-cell>
          <table:table-cell table:style-name="ce50" office:value-type="float" office:value="28">
            <text:p>28</text:p>
          </table:table-cell>
          <table:table-cell table:style-name="ce47" table:number-columns-repeated="958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48" table:formula="of:=SUM([.D3:.AE3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48" table:formula="of:=SUM([.D4:.AE4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48" table:formula="of:=SUM([.D5:.AE5])" office:value-type="float" office:value="0">
            <text:p>0</text:p>
          </table:table-cell>
          <table:table-cell table:style-name="ce51" table:number-columns-repeated="16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48" table:formula="of:=SUM([.D6:.AE6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9.9476in" svg:y="0.6311in" draw:caption-point-x="-0.2402in" draw:caption-point-y="0.5969in">
              <dc:creator>Thuy</dc:creator>
              <dc:date>2014-03-26T00:00:00</dc:date>
              <text:p text:style-name="P2"><text:span text:style-name="T1">Có nghỉ 0.5 ngày – đi học. Đã làm bù nên ko tính nghỉ (check file quản lý timeslot)</text:span></text:p>
            </office:annotation>
            <text:p>0</text:p>
          </table:table-cell>
          <table:table-cell table:style-name="ce51" table:number-columns-repeated="2"/>
          <table:table-cell table:style-name="ce51" office:value-type="float" office:value="0">
            <office:annotation draw:style-name="gr2" draw:text-style-name="P2" svg:width="1.1413in" svg:height="0.8567in" svg:x="11.0559in" svg:y="0.6311in" draw:caption-point-x="-0.2402in" draw:caption-point-y="0.5969in">
              <dc:creator>Thuy</dc:creator>
              <dc:date>2014-03-26T00:00:00</dc:date>
              <text:p text:style-name="P2"><text:span text:style-name="T1">Đi học 1h30 – 4h45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1.4252in" svg:y="0.6311in" draw:caption-point-x="-0.2402in" draw:caption-point-y="0.5969in">
              <dc:creator>Thuy</dc:creator>
              <dc:date>2014-03-26T00:00:00</dc:date>
              <text:p text:style-name="P2"><text:span text:style-name="T1">Đi học 1h30 – 5h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8567in" svg:x="12.1642in" svg:y="0.6311in" draw:caption-point-x="-0.2402in" draw:caption-point-y="0.5969in">
              <dc:creator>Thuy</dc:creator>
              <dc:date>2014-03-26T00:00:00</dc:date>
              <text:p text:style-name="P2"><text:span text:style-name="T1">Đi học 8h – 11h30 nhưng có làm bù, ko tính nghỉ (check file quản lý timeslot)</text:span></text:p>
            </office:annotation>
            <text:p>0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48" table:formula="of:=SUM([.D7:.AE7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48" table:formula="of:=SUM([.D8:.AE8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3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48" table:formula="of:=SUM([.D9:.AE9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ngL</text:p>
          </table:table-cell>
          <table:table-cell table:style-name="ce48" table:formula="of:=SUM([.D10:.AE10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uongDT</text:p>
          </table:table-cell>
          <table:table-cell table:style-name="ce48" table:formula="of:=SUM([.D11:.AE11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LocNP</text:p>
          </table:table-cell>
          <table:table-cell table:style-name="ce48" table:formula="of:=SUM([.D12:.AE12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NamTV</text:p>
          </table:table-cell>
          <table:table-cell table:style-name="ce48" table:formula="of:=SUM([.D13:.AE13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NhanNM</text:p>
          </table:table-cell>
          <table:table-cell table:style-name="ce48" table:formula="of:=SUM([.D14:.AE14])" office:value-type="float" office:value="3">
            <text:p>3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SinhNT</text:p>
          </table:table-cell>
          <table:table-cell table:style-name="ce48" table:formula="of:=SUM([.D15:.AE15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2" table:style-name="ce51" office:value-type="float" office:value="0">
            <text:p>0</text:p>
          </table:table-cell>
          <table:table-cell table:style-name="ce51" office:value-type="float" office:value="0">
            <office:annotation draw:style-name="gr2" draw:text-style-name="P2" svg:width="1.1413in" svg:height="0.5457in" svg:x="11.7949in" svg:y="2.8602in" draw:caption-point-x="-0.2402in" draw:caption-point-y="0.5969in">
              <dc:creator>Thuy</dc:creator>
              <dc:date>2014-03-26T00:00:00</dc:date>
              <text:p text:style-name="P2"><text:span text:style-name="T1">Đi trễ 2h, đã làm bù (check với Ms. BinhNT)</text:span></text:p>
            </office:annotation>
            <text:p>0</text:p>
          </table:table-cell>
          <table:table-cell table:number-columns-repeated="2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ThaoDTH</text:p>
          </table:table-cell>
          <table:table-cell table:style-name="ce48" table:formula="of:=SUM([.D16:.AE16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4" table:style-name="ce51" office:value-type="float" office:value="0">
            <text:p>0</text:p>
          </table:table-cell>
          <table:table-cell table:style-name="ce51" office:value-type="float" office:value="0.5">
            <text:p>0.5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ThieuNV</text:p>
          </table:table-cell>
          <table:table-cell table:style-name="ce48" table:formula="of:=SUM([.D17:.AE17])" office:value-type="float" office:value="2.5">
            <text:p>2.5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style-name="ce51" office:value-type="float" office:value="0.5">
            <text:p>0.5</text:p>
          </table:table-cell>
          <table:table-cell table:number-columns-repeated="4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uyLTT</text:p>
          </table:table-cell>
          <table:table-cell table:style-name="ce48" table:formula="of:=SUM([.D18:.AE18])" office:value-type="float" office:value="0">
            <text:p>0</text:p>
          </table:table-cell>
          <table:table-cell table:style-name="ce51" table:number-columns-repeated="5"/>
          <table:table-cell table:number-columns-repeated="2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VietBA</text:p>
          </table:table-cell>
          <table:table-cell table:style-name="ce48" table:formula="of:=SUM([.D19:.AE19])" office:value-type="float" office:value="2">
            <text:p>2</text:p>
          </table:table-cell>
          <table:table-cell table:style-name="ce51" table:number-columns-repeated="5"/>
          <table:table-cell table:number-columns-repeated="2" table:style-name="ce51" office:value-type="float" office:value="1">
            <text:p>1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51" table:number-columns-repeated="2"/>
          <table:table-cell table:number-columns-repeated="5" table:style-name="ce51" office:value-type="float" office:value="0">
            <text:p>0</text:p>
          </table:table-cell>
          <table:table-cell table:style-name="ce35" table:number-columns-repeated="958"/>
          <table:table-cell table:number-columns-repeated="20"/>
        </table:table-row>
        <table:table-row table:style-name="ro2" table:number-rows-repeated="65410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3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4" office:value-type="string" table:number-columns-spanned="31" table:number-rows-spanned="1">
            <text:p>March</text:p>
          </table:table-cell>
          <table:covered-table-cell table:number-columns-repeated="30" table:style-name="ce57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55" office:value-type="float" office:value="-1">
            <text:p>-1</text:p>
          </table:table-cell>
          <table:table-cell table:style-name="ce55" office:value-type="float" office:value="-2">
            <text:p>-2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4">
            <text:p>4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6">
            <text:p>6</text:p>
          </table:table-cell>
          <table:table-cell table:style-name="ce55" office:value-type="float" office:value="7">
            <text:p>7</text:p>
          </table:table-cell>
          <table:table-cell table:style-name="ce55" office:value-type="float" office:value="-8">
            <text:p>-8</text:p>
          </table:table-cell>
          <table:table-cell table:style-name="ce55" office:value-type="float" office:value="-9">
            <text:p>-9</text:p>
          </table:table-cell>
          <table:table-cell table:style-name="ce55" office:value-type="float" office:value="10">
            <text:p>10</text:p>
          </table:table-cell>
          <table:table-cell table:style-name="ce55" office:value-type="float" office:value="11">
            <text:p>11</text:p>
          </table:table-cell>
          <table:table-cell table:style-name="ce55" office:value-type="float" office:value="12">
            <text:p>12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4">
            <text:p>14</text:p>
          </table:table-cell>
          <table:table-cell table:style-name="ce55" office:value-type="float" office:value="-15">
            <text:p>-15</text:p>
          </table:table-cell>
          <table:table-cell table:style-name="ce55" office:value-type="float" office:value="-16">
            <text:p>-16</text:p>
          </table:table-cell>
          <table:table-cell table:style-name="ce55" office:value-type="float" office:value="17">
            <text:p>17</text:p>
          </table:table-cell>
          <table:table-cell table:style-name="ce55" office:value-type="float" office:value="18">
            <text:p>18</text:p>
          </table:table-cell>
          <table:table-cell table:style-name="ce55" office:value-type="float" office:value="19">
            <text:p>19</text:p>
          </table:table-cell>
          <table:table-cell table:style-name="ce55" office:value-type="float" office:value="20">
            <text:p>20</text:p>
          </table:table-cell>
          <table:table-cell table:style-name="ce55" office:value-type="float" office:value="21">
            <text:p>21</text:p>
          </table:table-cell>
          <table:table-cell table:style-name="ce55" office:value-type="float" office:value="-22">
            <text:p>-22</text:p>
          </table:table-cell>
          <table:table-cell table:style-name="ce55" office:value-type="float" office:value="-23">
            <text:p>-23</text:p>
          </table:table-cell>
          <table:table-cell table:style-name="ce55" office:value-type="float" office:value="24">
            <text:p>24</text:p>
          </table:table-cell>
          <table:table-cell table:style-name="ce55" office:value-type="float" office:value="25">
            <text:p>25</text:p>
          </table:table-cell>
          <table:table-cell table:style-name="ce55" office:value-type="float" office:value="26">
            <text:p>26</text:p>
          </table:table-cell>
          <table:table-cell table:style-name="ce55" office:value-type="float" office:value="27">
            <text:p>27</text:p>
          </table:table-cell>
          <table:table-cell table:style-name="ce55" office:value-type="float" office:value="28">
            <text:p>28</text:p>
          </table:table-cell>
          <table:table-cell table:style-name="ce55" office:value-type="float" office:value="-29">
            <text:p>-29</text:p>
          </table:table-cell>
          <table:table-cell table:style-name="ce55" office:value-type="float" office:value="-30">
            <text:p>-30</text:p>
          </table:table-cell>
          <table:table-cell table:style-name="ce55" office:value-type="float" office:value="31">
            <text:p>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BinhNT</text:p>
          </table:table-cell>
          <table:table-cell table:style-name="ce53" table:formula="of:=SUM([.D3:.AE3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ChienTX</text:p>
          </table:table-cell>
          <table:table-cell table:style-name="ce53" table:formula="of:=SUM([.D4:.AE4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">
            <office:annotation draw:style-name="gr2" draw:text-style-name="P2" svg:width="1.1413in" svg:height="0.3902in" svg:x="9.578in" svg:y="0.1346in" draw:caption-point-x="-0.2402in" draw:caption-point-y="0.598in">
              <dc:creator>Thuy</dc:creator>
              <dc:date>2014-03-26T00:00:00</dc:date>
              <text:p text:style-name="P2"><text:span text:style-name="T1">9h vào nhưng có làm bù</text:span></text:p>
            </office:annotation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uongLT</text:p>
          </table:table-cell>
          <table:table-cell table:style-name="ce53" table:formula="of:=SUM([.D5:.AE5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DuongDN</text:p>
          </table:table-cell>
          <table:table-cell table:style-name="ce53" table:formula="of:=SUM([.D6:.AE6])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8567in" svg:x="3.2976in" svg:y="0.6291in" draw:caption-point-x="-0.2402in" draw:caption-point-y="0.5988in">
              <dc:creator>Thuy</dc:creator>
              <dc:date>2014-03-26T00:00:00</dc:date>
              <text:p text:style-name="P2"><text:span text:style-name="T1">Đi học 1h30 – 5h30 nhưng có làm bù, ko tính nghỉ (check file quản lý timeslot)</text:span>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8567in" svg:x="3.6669in" svg:y="0.6291in" draw:caption-point-x="-0.2402in" draw:caption-point-y="0.5988in">
              <dc:creator>Thuy</dc:creator>
              <dc:date>2014-03-26T00:00:00</dc:date>
              <text:p text:style-name="P2"><text:span text:style-name="T1">Đi học 1h30 – 4h <text:s/>nhưng có làm bù, ko tính nghỉ (check file quản lý timeslot)</text:span>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8567in" svg:x="4.0362in" svg:y="0.6291in" draw:caption-point-x="-0.2402in" draw:caption-point-y="0.5988in">
              <dc:creator>Thuy</dc:creator>
              <dc:date>2014-03-26T00:00:00</dc:date>
              <text:p text:style-name="P2"><text:span text:style-name="T1">Đi học 3h30 – 5h30 <text:s/>nhưng có làm bù, ko tính nghỉ (check file quản lý timeslot)</text:span></text:p>
            </office:annotation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8567in" svg:x="5.8835in" svg:y="0.6291in" draw:caption-point-x="-0.2402in" draw:caption-point-y="0.5988in">
              <dc:creator>Thuy</dc:creator>
              <dc:date>2014-03-26T00:00:00</dc:date>
              <text:p text:style-name="P2"><text:span text:style-name="T1">Đi học 8h - 12h <text:s/>nhưng có làm bù, ko tính nghỉ (check file quản lý timeslot)</text:span></text:p>
            </office:annotation>
            <text:p>0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2346in" svg:x="13.6421in" svg:y="0.6315in" draw:caption-point-x="-0.2402in" draw:caption-point-y="0.5965in">
              <dc:date>2014-04-01T00:00:00</dc:date>
              <text:p text:style-name="P2"><text:span text:style-name="T1">Đi học từ 8h-10h</text:span></text:p>
            </office:annotation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HangHT</text:p>
          </table:table-cell>
          <table:table-cell table:style-name="ce53" table:formula="of:=SUM([.D7:.AE7])" office:value-type="float" office:value="1.5">
            <text:p>1.5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HienNV</text:p>
          </table:table-cell>
          <table:table-cell table:style-name="ce53" table:formula="of:=SUM([.D8:.AE8])" office:value-type="float" office:value="0.5">
            <text:p>0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iepNH</text:p>
          </table:table-cell>
          <table:table-cell table:style-name="ce53" table:formula="of:=SUM([.D9:.AE9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oaHM</text:p>
          </table:table-cell>
          <table:table-cell table:style-name="ce53" table:formula="of:=SUM([.D10:.AE10])" office:value-type="float" office:value="1">
            <text:p>1</text:p>
          </table:table-cell>
          <table:table-cell table:style-name="ce56" table:number-columns-repeated="9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0">
            <office:annotation draw:style-name="gr2" draw:text-style-name="P2" svg:width="1.1413in" svg:height="0.3902in" svg:x="12.5335in" svg:y="1.6217in" draw:caption-point-x="-0.2402in" draw:caption-point-y="0.5972in">
              <dc:date>2014-03-31T00:00:00</dc:date>
              <text:p text:style-name="P2"><text:span text:style-name="T1">Đi trễ &gt; 1h nhưng có làm bù</text:span></text:p>
            </office:annotation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oangL</text:p>
          </table:table-cell>
          <table:table-cell table:style-name="ce53" table:formula="of:=SUM([.D11:.AE11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7012in" svg:x="11.0559in" svg:y="1.8685in" draw:caption-point-x="-0.2402in" draw:caption-point-y="0.598in">
              <dc:creator>Thuy</dc:creator>
              <dc:date>2014-03-26T00:00:00</dc:date>
              <text:p text:style-name="P2"><text:span text:style-name="T1">Nghỉ 0.5 nhưng theo yêu cầu dự án nên làm bù =&gt; ko tính nghỉ</text:span></text:p>
            </office:annotation>
            <text:p>0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uongDT</text:p>
          </table:table-cell>
          <table:table-cell table:style-name="ce53" table:formula="of:=SUM([.D12:.AE12])" office:value-type="float" office:value="0.5">
            <text:p>0.5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LocNP</text:p>
          </table:table-cell>
          <table:table-cell table:style-name="ce53" table:formula="of:=SUM([.D13:.AE13])" office:value-type="float" office:value="2">
            <text:p>2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style-name="ce56" office:value-type="float" office:value="0">
            <office:annotation draw:style-name="gr2" draw:text-style-name="P2" svg:width="1.1413in" svg:height="0.7012in" svg:x="3.6669in" svg:y="2.363in" draw:caption-point-x="-0.2402in" draw:caption-point-y="0.5988in">
              <dc:creator>Thuy</dc:creator>
              <dc:date>2014-03-26T00:00:00</dc:date>
              <text:p text:style-name="P2"><text:span text:style-name="T1">Nghỉ giữa giờ 1h (lên trường). Đã có làm bù (check với Ms. BinhNT)</text:span></text:p>
            </office:annotation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0.5">
            <office:annotation draw:style-name="gr2" draw:text-style-name="P2" svg:width="1.1413in" svg:height="0.5457in" svg:x="7.3614in" svg:y="2.3634in" draw:caption-point-x="-0.2402in" draw:caption-point-y="0.5984in">
              <dc:creator>Thuy</dc:creator>
              <dc:date>2014-03-26T00:00:00</dc:date>
              <text:p text:style-name="P2"><text:span text:style-name="T1">Đi trễ (11h vào) tính nghỉ 0.5 ngày</text:span></text:p>
            </office:annotation>
            <text:p>0.5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office:annotation draw:style-name="gr2" draw:text-style-name="P2" svg:width="1.1413in" svg:height="0.5457in" svg:x="9.578in" svg:y="2.3638in" draw:caption-point-x="-0.2402in" draw:caption-point-y="0.598in">
              <dc:creator>Thuy</dc:creator>
              <dc:date>2014-03-26T00:00:00</dc:date>
              <text:p text:style-name="P2"><text:span text:style-name="T1">Hơn 10h30 vào công ty, tính vắng 0.5</text:span></text:p>
            </office:annotation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">
            <office:annotation draw:style-name="gr2" draw:text-style-name="P2" svg:width="1.1413in" svg:height="0.3902in" svg:x="12.1642in" svg:y="2.3642in" draw:caption-point-x="-0.2402in" draw:caption-point-y="0.5976in">
              <dc:date>2014-03-31T00:00:00</dc:date>
              <text:p text:style-name="P2"><text:span text:style-name="T1">Đi trễ 1h nhưng có làm bù</text:span></text:p>
            </office:annotation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LocNPQ</text:p>
          </table:table-cell>
          <table:table-cell table:style-name="ce53" table:formula="of:=SUM([.D14:.AE14])" office:value-type="float" office:value="0">
            <text:p>0</text:p>
          </table:table-cell>
          <table:table-cell table:style-name="ce56" table:number-columns-repeated="18"/>
          <table:table-cell table:number-columns-repeated="3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NamTV</text:p>
          </table:table-cell>
          <table:table-cell table:style-name="ce53" table:formula="of:=SUM([.D15:.AE15])" office:value-type="float" office:value="4">
            <text:p>4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4" table:style-name="ce56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NhanNM</text:p>
          </table:table-cell>
          <table:table-cell table:style-name="ce53" table:formula="of:=SUM([.D16:.AE16])" office:value-type="float" office:value="0.5">
            <text:p>0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56" office:value-type="float" office:value="0.5">
            <office:annotation draw:style-name="gr2" draw:text-style-name="P2" svg:width="1.1413in" svg:height="1.3232in" svg:x="11.4252in" svg:y="3.1067in" draw:caption-point-x="-0.2402in" draw:caption-point-y="0.598in">
              <dc:creator>Thuy</dc:creator>
              <dc:date>2014-03-26T00:00:00</dc:date>
              <text:p text:style-name="P2"><text:span text:style-name="T1">Trễ 2hrs, tính vắng 0.5. Cuối tuần confirm lại xem có làm bù (theo yêu cầu dự án) ko, nếu có, ko tính vắng</text:span></text:p>
              <text:p text:style-name="P2"><text:span text:style-name="T1"/></text:p>
            </office:annotation>
            <text:p>0.5</text:p>
          </table:table-cell>
          <table:table-cell table:number-columns-repeated="3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SinhNT</text:p>
          </table:table-cell>
          <table:table-cell table:style-name="ce53" table:formula="of:=SUM([.D17:.AE17])" office:value-type="float" office:value="3.5">
            <text:p>3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3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ThaoDTH</text:p>
          </table:table-cell>
          <table:table-cell table:style-name="ce53" table:formula="of:=SUM([.D18:.AE18])" office:value-type="float" office:value="2">
            <text:p>2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2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office:value-type="float" office:value="0">
            <office:annotation draw:style-name="gr2" draw:text-style-name="P2" svg:width="1.1413in" svg:height="0.3902in" svg:x="9.578in" svg:y="3.6024in" draw:caption-point-x="-0.2402in" draw:caption-point-y="0.59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3902in" svg:x="9.9476in" svg:y="3.6024in" draw:caption-point-x="-0.2402in" draw:caption-point-y="0.59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3902in" svg:x="11.0559in" svg:y="3.6024in" draw:caption-point-x="-0.2402in" draw:caption-point-y="0.598in">
              <dc:creator>Thuy</dc:creator>
              <dc:date>2014-03-26T00:00:00</dc:date>
              <text:p text:style-name="P2"><text:span text:style-name="T1">Nghỉ nhưng có làm việc tại nhà</text:span></text:p>
            </office:annotation>
            <text:p>0</text:p>
          </table:table-cell>
          <table:table-cell table:style-name="ce56" office:value-type="float" office:value="0.5">
            <office:annotation draw:style-name="gr2" draw:text-style-name="P2" svg:width="1.1413in" svg:height="0.5457in" svg:x="11.4252in" svg:y="3.6024in" draw:caption-point-x="-0.2402in" draw:caption-point-y="0.598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style-name="ce56" office:value-type="float" office:value="0.5">
            <office:annotation draw:style-name="gr2" draw:text-style-name="P2" svg:width="1.1413in" svg:height="0.5457in" svg:x="11.7949in" svg:y="3.6024in" draw:caption-point-x="-0.2402in" draw:caption-point-y="0.598in">
              <dc:creator>Thuy</dc:creator>
              <dc:date>2014-03-26T00:00:00</dc:date>
              <text:p text:style-name="P2"><text:span text:style-name="T1">Nghỉ nhưng có làm việc tại nhà 0.5 ngày</text:span></text:p>
            </office:annotation>
            <text:p>0.5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ThamDT</text:p>
          </table:table-cell>
          <table:table-cell table:style-name="ce53" table:formula="of:=SUM([.D19:.AE19])" office:value-type="float" office:value="0">
            <text:p>0</text:p>
          </table:table-cell>
          <table:table-cell table:style-name="ce56" table:number-columns-repeated="12"/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ThieuNV</text:p>
          </table:table-cell>
          <table:table-cell table:style-name="ce53" table:formula="of:=SUM([.D20:.AE20])" office:value-type="float" office:value="0.5">
            <text:p>0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uyLTT</text:p>
          </table:table-cell>
          <table:table-cell table:style-name="ce53" table:formula="of:=SUM([.D21:.AE21])" office:value-type="float" office:value="1.5">
            <text:p>1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1">
            <text:p>1</text:p>
          </table:table-cell>
          <table:table-cell table:number-columns-repeated="4" table:style-name="ce56" office:value-type="float" office:value="0">
            <text:p>0</text:p>
          </table:table-cell>
          <table:table-cell table:style-name="ce56" table:number-columns-repeated="2"/>
          <table:table-cell table:number-columns-repeated="4" table:style-name="ce56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VietBA</text:p>
          </table:table-cell>
          <table:table-cell table:style-name="ce53" table:formula="of:=SUM([.D22:.AE22])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number-columns-repeated="5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office:annotation draw:style-name="gr2" draw:text-style-name="P2" svg:width="1.1413in" svg:height="0.2346in" svg:x="11.0559in" svg:y="4.5929in" draw:caption-point-x="-0.2402in" draw:caption-point-y="0.598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2346in" svg:x="11.4252in" svg:y="4.5957in" draw:caption-point-x="-0.2402in" draw:caption-point-y="0.5953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style-name="ce56" office:value-type="float" office:value="0">
            <office:annotation draw:style-name="gr2" draw:text-style-name="P2" svg:width="1.1413in" svg:height="0.2346in" svg:x="11.7949in" svg:y="4.5957in" draw:caption-point-x="-0.2402in" draw:caption-point-y="0.5953in">
              <dc:date>2014-04-26T00:00:00</dc:date>
              <text:p text:style-name="P2"><text:span text:style-name="T1">Nghỉ vợ sinh</text:span></text:p>
            </office:annotation>
            <text:p>0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56" office:value-type="float" office:value="0">
            <text:p>0</text:p>
          </table:table-cell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4" table:style-name="ta3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59" office:value-type="string" table:number-columns-spanned="30" table:number-rows-spanned="1">
            <text:p>April</text:p>
          </table:table-cell>
          <table:covered-table-cell table:number-columns-repeated="29" table:style-name="ce62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2">
            <text:p>2</text:p>
          </table:table-cell>
          <table:table-cell table:style-name="ce60" office:value-type="float" office:value="3">
            <text:p>3</text:p>
          </table:table-cell>
          <table:table-cell table:style-name="ce60" office:value-type="float" office:value="4">
            <text:p>4</text:p>
          </table:table-cell>
          <table:table-cell table:style-name="ce60" office:value-type="float" office:value="-5">
            <text:p>-5</text:p>
          </table:table-cell>
          <table:table-cell table:style-name="ce60" office:value-type="float" office:value="-6">
            <text:p>-6</text:p>
          </table:table-cell>
          <table:table-cell table:style-name="ce60" office:value-type="float" office:value="7">
            <text:p>7</text:p>
          </table:table-cell>
          <table:table-cell table:style-name="ce60" office:value-type="float" office:value="8">
            <text:p>8</text:p>
          </table:table-cell>
          <table:table-cell table:style-name="ce60" office:value-type="float" office:value="9">
            <office:annotation draw:style-name="gr2" draw:text-style-name="P2" svg:width="1.1413in" svg:height="0.3902in" svg:x="5.5142in" svg:y="0in" draw:caption-point-x="-0.2402in" draw:caption-point-y="0.2374in">
              <dc:date>2014-03-27T00:00:00</dc:date>
              <text:p text:style-name="P2"><text:span text:style-name="T1">10/3 Giỗ tổ Hùng Vương</text:span></text:p>
            </office:annotation>
            <text:p>9</text:p>
          </table:table-cell>
          <table:table-cell table:style-name="ce60" office:value-type="float" office:value="10">
            <text:p>10</text:p>
          </table:table-cell>
          <table:table-cell table:style-name="ce60" office:value-type="float" office:value="11">
            <text:p>11</text:p>
          </table:table-cell>
          <table:table-cell table:style-name="ce60" office:value-type="float" office:value="-12">
            <text:p>-12</text:p>
          </table:table-cell>
          <table:table-cell table:style-name="ce60" office:value-type="float" office:value="-13">
            <text:p>-13</text:p>
          </table:table-cell>
          <table:table-cell table:style-name="ce60" office:value-type="float" office:value="14">
            <text:p>14</text:p>
          </table:table-cell>
          <table:table-cell table:style-name="ce60" office:value-type="float" office:value="15">
            <text:p>15</text:p>
          </table:table-cell>
          <table:table-cell table:style-name="ce60" office:value-type="float" office:value="16">
            <text:p>16</text:p>
          </table:table-cell>
          <table:table-cell table:style-name="ce60" office:value-type="float" office:value="17">
            <text:p>17</text:p>
          </table:table-cell>
          <table:table-cell table:style-name="ce60" office:value-type="float" office:value="18">
            <text:p>18</text:p>
          </table:table-cell>
          <table:table-cell table:style-name="ce60" office:value-type="float" office:value="-19">
            <text:p>-19</text:p>
          </table:table-cell>
          <table:table-cell table:style-name="ce60" office:value-type="float" office:value="-20">
            <text:p>-20</text:p>
          </table:table-cell>
          <table:table-cell table:style-name="ce60" office:value-type="float" office:value="21">
            <text:p>21</text:p>
          </table:table-cell>
          <table:table-cell table:style-name="ce60" office:value-type="float" office:value="22">
            <text:p>22</text:p>
          </table:table-cell>
          <table:table-cell table:style-name="ce60" office:value-type="float" office:value="23">
            <text:p>23</text:p>
          </table:table-cell>
          <table:table-cell table:style-name="ce60" office:value-type="float" office:value="24">
            <text:p>24</text:p>
          </table:table-cell>
          <table:table-cell table:style-name="ce60" office:value-type="float" office:value="25">
            <text:p>25</text:p>
          </table:table-cell>
          <table:table-cell table:style-name="ce60" office:value-type="float" office:value="-26">
            <office:annotation draw:style-name="gr2" draw:text-style-name="P2" svg:width="1.1413in" svg:height="0.3902in" svg:x="11.7949in" svg:y="0in" draw:caption-point-x="-0.2402in" draw:caption-point-y="0.2374in">
              <dc:date>2014-03-31T00:00:00</dc:date>
              <text:p text:style-name="P2"><text:span text:style-name="T1">Làm bù ngày 02/05/2014</text:span></text:p>
            </office:annotation>
            <text:p>-26</text:p>
          </table:table-cell>
          <table:table-cell table:style-name="ce60" office:value-type="float" office:value="-27">
            <text:p>-27</text:p>
          </table:table-cell>
          <table:table-cell table:style-name="ce60" office:value-type="float" office:value="28">
            <text:p>28</text:p>
          </table:table-cell>
          <table:table-cell table:style-name="ce60" office:value-type="float" office:value="29">
            <text:p>29</text:p>
          </table:table-cell>
          <table:table-cell table:style-name="ce60" office:value-type="float" office:value="30">
            <office:annotation draw:style-name="gr2" draw:text-style-name="P2" svg:width="1.1413in" svg:height="0.2346in" svg:x="13.2724in" svg:y="0in" draw:caption-point-x="-0.2402in" draw:caption-point-y="0.2374in">
              <dc:date>2014-03-27T00:00:00</dc:date>
              <text:p text:style-name="P2"><text:span text:style-name="T1">30/4 Holiday</text:span></text:p>
            </office:annotation>
            <text:p>30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T</text:p>
          </table:table-cell>
          <table:table-cell table:style-name="ce58" table:formula="of:=SUM([.D3:.AG3])" office:value-type="float" office:value="0">
            <text:p>0</text:p>
          </table:table-cell>
          <table:table-cell table:style-name="ce61" table:number-columns-repeated="13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BinhNT</text:p>
          </table:table-cell>
          <table:table-cell table:style-name="ce58" table:formula="of:=SUM([.D4:.AG4])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3902in" svg:x="9.9476in" svg:y="0.1319in" draw:caption-point-x="-0.2402in" draw:caption-point-y="0.6008in">
              <dc:date>2014-04-22T00:00:00</dc:date>
              <text:p text:style-name="P2"><text:span text:style-name="T1">Đi trễ 1h, có làm bù</text:span></text:p>
            </office:annotation>
            <text:p>0</text:p>
          </table:table-cell>
          <table:table-cell table:number-columns-repeated="5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ChanhLH</text:p>
          </table:table-cell>
          <table:table-cell table:style-name="ce58" table:formula="of:=SUM([.D5:.AG5])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ienTX</text:p>
          </table:table-cell>
          <table:table-cell table:style-name="ce58" table:formula="of:=SUM([.D6:.AG6])" office:value-type="float" office:value="1">
            <text:p>1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number-columns-repeated="2" table:style-name="ce61" office:value-type="float" office:value="0.5">
            <text:p>0.5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uongLT</text:p>
          </table:table-cell>
          <table:table-cell table:style-name="ce58" table:formula="of:=SUM([.D7:.AG7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DuongDN</text:p>
          </table:table-cell>
          <table:table-cell table:style-name="ce58" table:formula="of:=SUM([.D8:.AG8])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5457in" svg:x="2.928in" svg:y="1.1177in" draw:caption-point-x="-0.2402in" draw:caption-point-y="0.6055in">
              <dc:date>2014-05-12T00:00:00</dc:date>
              <text:p text:style-name="P2"><text:span text:style-name="T1">Đi học từ 8h-11h sáng nhưng có làm bù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2346in" svg:x="4.7752in" svg:y="1.1193in" draw:caption-point-x="-0.2402in" draw:caption-point-y="0.6039in">
              <dc:date>2014-04-07T00:00:00</dc:date>
              <text:p text:style-name="P2"><text:span text:style-name="T1">Đi học từ 8h-11h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3902in" svg:x="7.3614in" svg:y="1.1205in" draw:caption-point-x="-0.2402in" draw:caption-point-y="0.6028in">
              <dc:date>2014-05-12T00:00:00</dc:date>
              <text:p text:style-name="P2"><text:span text:style-name="T1">Đi học 8h-11h nhưng có làm bù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3902in" svg:x="8.1004in" svg:y="1.1213in" draw:caption-point-x="-0.2402in" draw:caption-point-y="0.602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3902in" svg:x="9.9476in" svg:y="1.1224in" draw:caption-point-x="-0.2402in" draw:caption-point-y="0.6008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3902in" svg:x="10.6866in" svg:y="1.1236in" draw:caption-point-x="-0.2402in" draw:caption-point-y="0.5996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HangHT</text:p>
          </table:table-cell>
          <table:table-cell table:style-name="ce58" table:formula="of:=SUM([.D9:.AG9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0">
            <office:annotation draw:style-name="gr2" draw:text-style-name="P2" svg:width="1.1413in" svg:height="0.3902in" svg:x="6.2531in" svg:y="1.3677in" draw:caption-point-x="-0.2402in" draw:caption-point-y="0.6035in">
              <dc:date>2014-04-11T00:00:00</dc:date>
              <text:p text:style-name="P2"><text:span text:style-name="T1">Có việc riêng về sớm 30'</text:span></text:p>
            </office:annotation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ienNV</text:p>
          </table:table-cell>
          <table:table-cell table:style-name="ce58" table:formula="of:=SUM([.D10:.AG10])" office:value-type="float" office:value="3">
            <text:p>3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style-name="ce61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pNH</text:p>
          </table:table-cell>
          <table:table-cell table:style-name="ce58" table:formula="of:=SUM([.D11:.AG11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3902in" svg:x="4.7752in" svg:y="1.8618in" draw:caption-point-x="-0.2402in" draw:caption-point-y="0.6047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3902in" svg:x="5.1449in" svg:y="1.8626in" draw:caption-point-x="-0.2402in" draw:caption-point-y="0.6039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1"/>
          <table:table-cell table:style-name="ce61" office:value-type="float" office:value="0">
            <office:annotation draw:style-name="gr2" draw:text-style-name="P2" svg:width="1.1413in" svg:height="0.3902in" svg:x="5.8835in" svg:y="1.863in" draw:caption-point-x="-0.2402in" draw:caption-point-y="0.603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1" office:value-type="float" office:value="0">
            <office:annotation draw:style-name="gr2" draw:text-style-name="P2" svg:width="1.1413in" svg:height="0.3902in" svg:x="6.2531in" svg:y="1.863in" draw:caption-point-x="-0.2402in" draw:caption-point-y="0.6035in">
              <dc:date>2014-04-22T00:00:00</dc:date>
              <text:p text:style-name="P2"><text:span text:style-name="T1">Nghỉ ốm nhưng có làm bù ở nhà</text:span></text:p>
            </office:annotation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oaHM</text:p>
          </table:table-cell>
          <table:table-cell table:style-name="ce58" table:formula="of:=SUM([.D12:.AG12])" office:value-type="float" office:value="1.5">
            <text:p>1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4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office:value-type="float" office:value="1">
            <text:p>1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oangL</text:p>
          </table:table-cell>
          <table:table-cell table:style-name="ce58" table:formula="of:=SUM([.D13:.AG13])" office:value-type="float" office:value="1">
            <text:p>1</text:p>
          </table:table-cell>
          <table:table-cell table:style-name="ce61" office:value-type="float" office:value="0">
            <office:annotation draw:style-name="gr2" draw:text-style-name="P2" svg:width="1.1413in" svg:height="0.2346in" svg:x="2.5587in" svg:y="2.3567in" draw:caption-point-x="-0.2402in" draw:caption-point-y="0.6051in">
              <dc:date>2014-04-03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3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office:annotation draw:style-name="gr2" draw:text-style-name="P2" svg:width="1.1413in" svg:height="0.2346in" svg:x="4.7752in" svg:y="2.3571in" draw:caption-point-x="-0.2402in" draw:caption-point-y="0.6047in">
              <dc:date>2014-04-07T00:00:00</dc:date>
              <text:p text:style-name="P2"><text:span text:style-name="T1">Bị sốt</text:span></text:p>
            </office:annotation>
            <text:p>1</text:p>
          </table:table-cell>
          <table:table-cell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uongDT</text:p>
          </table:table-cell>
          <table:table-cell table:style-name="ce58" table:formula="of:=SUM([.D14:.AG14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LocNP</text:p>
          </table:table-cell>
          <table:table-cell table:style-name="ce58" table:formula="of:=SUM([.D15:.AG15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Q</text:p>
          </table:table-cell>
          <table:table-cell table:style-name="ce58" table:formula="of:=SUM([.D16:.AG16])" office:value-type="float" office:value="5">
            <text:p>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text:p>0</text:p>
          </table:table-cell>
          <table:table-cell table:style-name="ce61" office:value-type="float" office:value="1">
            <office:annotation draw:style-name="gr2" draw:text-style-name="P2" svg:width="1.1413in" svg:height="0.2346in" svg:x="10.3169in" svg:y="3.1047in" draw:caption-point-x="-0.2402in" draw:caption-point-y="0.6in">
              <dc:date>2014-04-22T00:00:00</dc:date>
              <text:p text:style-name="P2"><text:span text:style-name="T1">Bị thủy đậu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0.6866in" svg:y="3.1051in" draw:caption-point-x="-0.2402in" draw:caption-point-y="0.5996in">
              <dc:date>2014-04-23T00:00:00</dc:date>
              <text:p text:style-name="P2"><text:span text:style-name="T1">Bị thủy đậu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1.0559in" svg:y="3.1063in" draw:caption-point-x="-0.2402in" draw:caption-point-y="0.5984in">
              <dc:date>2014-04-24T00:00:00</dc:date>
              <text:p text:style-name="P2"><text:span text:style-name="T1">Bị thủy đậu</text:span></text:p>
            </office:annotation>
            <text:p>1</text:p>
          </table:table-cell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61" office:value-type="float" office:value="1">
            <office:annotation draw:style-name="gr2" draw:text-style-name="P2" svg:width="1.1413in" svg:height="0.2346in" svg:x="12.5335in" svg:y="3.1083in" draw:caption-point-x="-0.2402in" draw:caption-point-y="0.5965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2.9031in" svg:y="3.1083in" draw:caption-point-x="-0.2402in" draw:caption-point-y="0.5965in">
              <dc:date>2014-04-28T00:00:00</dc:date>
              <text:p text:style-name="P2"><text:span text:style-name="T1">Bị thủy đậu</text:span></text:p>
            </office:annotation>
            <text:p>1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NamTV</text:p>
          </table:table-cell>
          <table:table-cell table:style-name="ce58" table:formula="of:=SUM([.D17:.AG17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hanNM</text:p>
          </table:table-cell>
          <table:table-cell table:style-name="ce58" table:formula="of:=SUM([.D18:.AG18])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0">
            <office:annotation draw:style-name="gr2" draw:text-style-name="P2" svg:width="1.1413in" svg:height="0.5457in" svg:x="4.7752in" svg:y="3.5957in" draw:caption-point-x="-0.2402in" draw:caption-point-y="0.6047in">
              <dc:date>2014-04-24T00:00:00</dc:date>
              <text:p text:style-name="P2"><text:span text:style-name="T1">Nghỉ ốm có giấy chứng nhận nghỉ hưởng BHXH</text:span></text:p>
            </office:annotation>
            <text:p>0</text:p>
          </table:table-cell>
          <table:table-cell table:style-name="ce61" office:value-type="float" office:value="0.5">
            <office:annotation draw:style-name="gr2" draw:text-style-name="P2" svg:width="1.1413in" svg:height="0.5457in" svg:x="5.1449in" svg:y="3.6016in" draw:caption-point-x="-0.2402in" draw:caption-point-y="0.5988in">
              <dc:date>2014-04-24T00:00:00</dc:date>
              <text:p text:style-name="P2"><text:span text:style-name="T1">Nghỉ ốm có giấy chứng nhận nghỉ hưởng BHXH</text:span></text:p>
            </office:annotation>
            <text:p>0.5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hanNV</text:p>
          </table:table-cell>
          <table:table-cell table:style-name="ce58" table:formula="of:=SUM([.D19:.AG19])" office:value-type="float" office:value="0">
            <text:p>0</text:p>
          </table:table-cell>
          <table:table-cell table:style-name="ce61" table:number-columns-repeated="23"/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SinhNT</text:p>
          </table:table-cell>
          <table:table-cell table:style-name="ce58" table:formula="of:=SUM([.D20:.AG20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ThaoDTH</text:p>
          </table:table-cell>
          <table:table-cell table:style-name="ce58" table:formula="of:=SUM([.D21:.AG21])" office:value-type="float" office:value="0.5">
            <text:p>0.5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3" table:style-name="ce61" office:value-type="float" office:value="0">
            <text:p>0</text:p>
          </table:table-cell>
          <table:table-cell table:style-name="ce61" office:value-type="float" office:value="0.5">
            <text:p>0.5</text:p>
          </table:table-cell>
          <table:table-cell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ThamDT</text:p>
          </table:table-cell>
          <table:table-cell table:style-name="ce58" table:formula="of:=SUM([.D22:.AG22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ieuNV</text:p>
          </table:table-cell>
          <table:table-cell table:style-name="ce58" table:formula="of:=SUM([.D23:.AG23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uyLTT</text:p>
          </table:table-cell>
          <table:table-cell table:style-name="ce58" table:formula="of:=SUM([.D24:.AG24])" office:value-type="float" office:value="0">
            <text:p>0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uLT</text:p>
          </table:table-cell>
          <table:table-cell table:style-name="ce58" table:formula="of:=SUM([.D25:.AG25])" office:value-type="float" office:value="0">
            <text:p>0</text:p>
          </table:table-cell>
          <table:table-cell table:style-name="ce61" table:number-columns-repeated="23"/>
          <table:table-cell table:number-columns-repeated="3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VietBA</text:p>
          </table:table-cell>
          <table:table-cell table:style-name="ce58" table:formula="of:=SUM([.D26:.AG26])" office:value-type="float" office:value="6">
            <text:p>6</text:p>
          </table:table-cell>
          <table:table-cell table:number-columns-repeated="4" table:style-name="ce61" office:value-type="float" office:value="0">
            <text:p>0</text:p>
          </table:table-cell>
          <table:table-cell table:style-name="ce61" table:number-columns-repeated="2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style-name="ce61" office:value-type="float" office:value="1">
            <office:annotation draw:style-name="gr2" draw:text-style-name="P2" svg:width="1.1413in" svg:height="0.2346in" svg:x="9.9476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0.3169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0.6866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1.0559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1.4252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 office:value-type="float" office:value="1">
            <office:annotation draw:style-name="gr2" draw:text-style-name="P2" svg:width="1.1413in" svg:height="0.2346in" svg:x="11.7949in" svg:y="5.5764in" draw:caption-point-x="-0.2402in" draw:caption-point-y="0.6051in">
              <dc:date>2014-04-03T00:00:00</dc:date>
              <text:p text:style-name="P2"><text:span text:style-name="T1">Về quê</text:span></text:p>
            </office:annotation>
            <text:p>1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VietTH</text:p>
          </table:table-cell>
          <table:table-cell table:style-name="ce58" table:formula="of:=SUM([.D27:.AG27])" office:value-type="float" office:value="0">
            <text:p>0</text:p>
          </table:table-cell>
          <table:table-cell table:style-name="ce61" table:number-columns-repeated="6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 table:number-columns-repeated="2"/>
          <table:table-cell table:number-columns-repeated="5" table:style-name="ce61" office:value-type="float" office:value="0">
            <text:p>0</text:p>
          </table:table-cell>
          <table:table-cell table:style-name="ce61" table:number-columns-repeated="2"/>
          <table:table-cell table:number-columns-repeated="6" table:style-name="ce61" office:value-type="float" office:value="0">
            <text:p>0</text:p>
          </table:table-cell>
          <table:table-cell table:style-name="ce61"/>
          <table:table-cell table:number-columns-repeated="2" table:style-name="ce61" office:value-type="float" office:value="0">
            <text:p>0</text:p>
          </table:table-cell>
          <table:table-cell table:style-name="ce61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2">
          <table:table-cell table:number-columns-repeated="1008"/>
        </table:table-row>
        <table:table-row table:style-name="ro2">
          <table:table-cell table:number-columns-repeated="1008"/>
        </table:table-row>
      </table:table>
      <table:table table:name="Thong_Tin_Ngay_Nghi_201405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80" office:value-type="string" table:number-columns-spanned="31" table:number-rows-spanned="1">
            <text:p>May</text:p>
          </table:table-cell>
          <table:covered-table-cell table:number-columns-repeated="30" table:style-name="ce83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81" office:value-type="float" office:value="1">
            <office:annotation draw:style-name="gr2" draw:text-style-name="P2" svg:width="1.1413in" svg:height="0.2346in" svg:x="2.5587in" svg:y="0in" draw:caption-point-x="-0.2402in" draw:caption-point-y="0.237in">
              <dc:date>2014-05-05T00:00:00</dc:date>
              <text:p text:style-name="P2"><text:span text:style-name="T1">Nghỉ lễ 01/05</text:span></text:p>
            </office:annotation>
            <text:p>1</text:p>
          </table:table-cell>
          <table:table-cell table:style-name="ce81" office:value-type="float" office:value="2">
            <office:annotation draw:style-name="gr2" draw:text-style-name="P2" svg:width="1.1413in" svg:height="0.2346in" svg:x="2.928in" svg:y="0in" draw:caption-point-x="-0.2402in" draw:caption-point-y="0.237in">
              <dc:date>2014-05-05T00:00:00</dc:date>
              <text:p text:style-name="P2"><text:span text:style-name="T1">Nghỉ bù 26/04</text:span></text:p>
            </office:annotation>
            <text:p>2</text:p>
          </table:table-cell>
          <table:table-cell table:style-name="ce81" office:value-type="float" office:value="-3">
            <text:p>-3</text:p>
          </table:table-cell>
          <table:table-cell table:style-name="ce81" office:value-type="float" office:value="-4">
            <text:p>-4</text:p>
          </table:table-cell>
          <table:table-cell table:style-name="ce81" office:value-type="float" office:value="5">
            <text:p>5</text:p>
          </table:table-cell>
          <table:table-cell table:style-name="ce81" office:value-type="float" office:value="6">
            <text:p>6</text:p>
          </table:table-cell>
          <table:table-cell table:style-name="ce81" office:value-type="float" office:value="7">
            <text:p>7</text:p>
          </table:table-cell>
          <table:table-cell table:style-name="ce81" office:value-type="float" office:value="8">
            <text:p>8</text:p>
          </table:table-cell>
          <table:table-cell table:style-name="ce81" office:value-type="float" office:value="9">
            <text:p>9</text:p>
          </table:table-cell>
          <table:table-cell table:style-name="ce81" office:value-type="float" office:value="-10">
            <text:p>-10</text:p>
          </table:table-cell>
          <table:table-cell table:style-name="ce81" office:value-type="float" office:value="-11">
            <text:p>-11</text:p>
          </table:table-cell>
          <table:table-cell table:style-name="ce81" office:value-type="float" office:value="12">
            <text:p>12</text:p>
          </table:table-cell>
          <table:table-cell table:style-name="ce81" office:value-type="float" office:value="13">
            <text:p>13</text:p>
          </table:table-cell>
          <table:table-cell table:style-name="ce81" office:value-type="float" office:value="14">
            <text:p>14</text:p>
          </table:table-cell>
          <table:table-cell table:style-name="ce81" office:value-type="float" office:value="15">
            <text:p>15</text:p>
          </table:table-cell>
          <table:table-cell table:style-name="ce81" office:value-type="float" office:value="16">
            <text:p>16</text:p>
          </table:table-cell>
          <table:table-cell table:style-name="ce81" office:value-type="float" office:value="-17">
            <text:p>-17</text:p>
          </table:table-cell>
          <table:table-cell table:style-name="ce81" office:value-type="float" office:value="-18">
            <text:p>-18</text:p>
          </table:table-cell>
          <table:table-cell table:style-name="ce81" office:value-type="float" office:value="19">
            <text:p>19</text:p>
          </table:table-cell>
          <table:table-cell table:style-name="ce81" office:value-type="float" office:value="20">
            <text:p>20</text:p>
          </table:table-cell>
          <table:table-cell table:style-name="ce81" office:value-type="float" office:value="21">
            <text:p>21</text:p>
          </table:table-cell>
          <table:table-cell table:style-name="ce81" office:value-type="float" office:value="22">
            <text:p>22</text:p>
          </table:table-cell>
          <table:table-cell table:style-name="ce81" office:value-type="float" office:value="23">
            <text:p>23</text:p>
          </table:table-cell>
          <table:table-cell table:style-name="ce81" office:value-type="float" office:value="-24">
            <text:p>-24</text:p>
          </table:table-cell>
          <table:table-cell table:style-name="ce81" office:value-type="float" office:value="-25">
            <text:p>-25</text:p>
          </table:table-cell>
          <table:table-cell table:style-name="ce81" office:value-type="float" office:value="26">
            <text:p>26</text:p>
          </table:table-cell>
          <table:table-cell table:style-name="ce81" office:value-type="float" office:value="27">
            <text:p>27</text:p>
          </table:table-cell>
          <table:table-cell table:style-name="ce81" office:value-type="float" office:value="28">
            <text:p>28</text:p>
          </table:table-cell>
          <table:table-cell table:style-name="ce81" office:value-type="float" office:value="29">
            <text:p>29</text:p>
          </table:table-cell>
          <table:table-cell table:style-name="ce81" office:value-type="float" office:value="30">
            <text:p>30</text:p>
          </table:table-cell>
          <table:table-cell table:style-name="ce81" office:value-type="float" office:value="-31">
            <text:p>-31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79" table:formula="of:=SUM([.D3:.AH3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79" table:formula="of:=SUM([.D4:.AH4])" office:value-type="float" office:value="0.5">
            <text:p>0.5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79" table:formula="of:=SUM([.D5:.AH5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79" table:formula="of:=SUM([.D6:.AH6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2346in" svg:x="9.578in" svg:y="0.6287in" draw:caption-point-x="-0.2402in" draw:caption-point-y="0.5988in">
              <dc:date>2014-05-20T00:00:00</dc:date>
              <text:p text:style-name="P2"><text:span text:style-name="T1">Về sớm 1h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2346in" svg:x="10.6866in" svg:y="0.6299in" draw:caption-point-x="-0.2402in" draw:caption-point-y="0.5976in">
              <dc:date>2014-05-23T00:00:00</dc:date>
              <text:p text:style-name="P2"><text:span text:style-name="T1">Đi trễ </text:span><text:span text:style-name="T5">~1h</text:span></text:p>
            </office:annotation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2" draw:text-style-name="P2" svg:width="1.1413in" svg:height="0.2346in" svg:x="11.7949in" svg:y="0.6307in" draw:caption-point-x="-0.2402in" draw:caption-point-y="0.5969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79" table:formula="of:=SUM([.D7:.AH7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79" table:formula="of:=SUM([.D8:.AH8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2" svg:width="1.1413in" svg:height="0.2346in" svg:x="12.1642in" svg:y="1.126in" draw:caption-point-x="-0.2402in" draw:caption-point-y="0.5969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79" table:formula="of:=SUM([.D9:.AH9])" office:value-type="float" office:value="1.5">
            <text:p>1.5</text:p>
          </table:table-cell>
          <table:table-cell table:style-name="ce82" table:number-columns-repeated="4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3902in" svg:x="4.7752in" svg:y="1.365in" draw:caption-point-x="-0.2402in" draw:caption-point-y="0.605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2" svg:width="1.1413in" svg:height="0.3902in" svg:x="6.6224in" svg:y="1.3669in" draw:caption-point-x="-0.2402in" draw:caption-point-y="0.6039in">
              <dc:date>2014-05-12T00:00:00</dc:date>
              <text:p text:style-name="P2"><text:span text:style-name="T1">Đi học buổi sáng nhưng có làm bù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5457in" svg:x="7.3614in" svg:y="1.3701in" draw:caption-point-x="-0.2402in" draw:caption-point-y="0.6008in">
              <dc:date>2014-05-14T00:00:00</dc:date>
              <text:p text:style-name="P2"><text:span text:style-name="T1">Đi học buổi sáng nhưng có làm bù</text:span></text:p>
              <text:p text:style-name="P2"><text:span text:style-name="T1"/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3902in" svg:x="9.9476in" svg:y="1.374in" draw:caption-point-x="-0.2402in" draw:caption-point-y="0.5969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2" svg:width="1.1413in" svg:height="0.2346in" svg:x="11.7949in" svg:y="1.374in" draw:caption-point-x="-0.2402in" draw:caption-point-y="0.5969in">
              <dc:date>2014-05-26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79" table:formula="of:=SUM([.D10:.AH10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79" table:formula="of:=SUM([.D11:.AH11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79" table:formula="of:=SUM([.D12:.AH12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oaHM</text:p>
          </table:table-cell>
          <table:table-cell table:style-name="ce79" table:formula="of:=SUM([.D13:.AH13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2346in" svg:x="6.9921in" svg:y="2.3594in" draw:caption-point-x="-0.2402in" draw:caption-point-y="0.602in">
              <dc:date>2014-05-13T00:00:00</dc:date>
              <text:p text:style-name="P2"><text:span text:style-name="T1">Nghỉ ốm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oangL</text:p>
          </table:table-cell>
          <table:table-cell table:style-name="ce79" table:formula="of:=SUM([.D14:.AH14])" office:value-type="float" office:value="2.5">
            <text:p>2.5</text:p>
          </table:table-cell>
          <table:table-cell table:style-name="ce82" table:number-columns-repeated="4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office:annotation draw:style-name="gr2" draw:text-style-name="P2" svg:width="1.1413in" svg:height="0.2346in" svg:x="6.6224in" svg:y="2.6059in" draw:caption-point-x="-0.2402in" draw:caption-point-y="0.6031in">
              <dc:date>2014-05-12T00:00:00</dc:date>
              <text:p text:style-name="P2"><text:span text:style-name="T1">Đi trễ gần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2346in" svg:x="7.3614in" svg:y="2.6079in" draw:caption-point-x="-0.2402in" draw:caption-point-y="0.6012in">
              <dc:date>2014-05-14T00:00:00</dc:date>
              <text:p text:style-name="P2"><text:span text:style-name="T1">Đi trễ gần 1h</text:span></text:p>
            </office:annotation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ongDT</text:p>
          </table:table-cell>
          <table:table-cell table:style-name="ce79" table:formula="of:=SUM([.D15:.AH15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79" table:formula="of:=SUM([.D16:.AH16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2346in" svg:x="10.3169in" svg:y="3.1059in" draw:caption-point-x="-0.2402in" draw:caption-point-y="0.5984in">
              <dc:date>2014-05-22T00:00:00</dc:date>
              <text:p text:style-name="P2"><text:span text:style-name="T1">Đi trễ 1h 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79" table:formula="of:=SUM([.D17:.AH17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2" svg:width="1.1413in" svg:height="0.2346in" svg:x="10.6866in" svg:y="3.3547in" draw:caption-point-x="-0.2402in" draw:caption-point-y="0.5972in">
              <dc:date>2014-05-23T00:00:00</dc:date>
              <text:p text:style-name="P2"><text:span text:style-name="T1">Đi trễ &gt;1h</text:span></text:p>
            </office:annotation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79" table:formula="of:=SUM([.D18:.AH18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79" table:formula="of:=SUM([.D19:.AH19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79" table:formula="of:=SUM([.D20:.AH20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79" table:formula="of:=SUM([.D21:.AH21])" office:value-type="float" office:value="3.5">
            <text:p>3.5</text:p>
          </table:table-cell>
          <table:table-cell table:style-name="ce82" table:number-columns-repeated="4"/>
          <table:table-cell table:style-name="ce82" office:value-type="float" office:value="0.5">
            <office:annotation draw:style-name="gr2" draw:text-style-name="P2" svg:width="1.1413in" svg:height="0.2346in" svg:x="4.0362in" svg:y="4.3421in" draw:caption-point-x="-0.2402in" draw:caption-point-y="0.6008in">
              <dc:date>2014-05-14T00:00:00</dc:date>
              <text:p text:style-name="P2"><text:span text:style-name="T1">Đi học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6.9921in" svg:y="4.3421in" draw:caption-point-x="-0.2402in" draw:caption-point-y="0.6008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7.7307in" svg:y="4.3425in" draw:caption-point-x="-0.2402in" draw:caption-point-y="0.6004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9.578in" svg:y="4.3441in" draw:caption-point-x="-0.2402in" draw:caption-point-y="0.5988in">
              <dc:date>2014-05-2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10.3169in" svg:y="4.3449in" draw:caption-point-x="-0.2402in" draw:caption-point-y="0.598in">
              <dc:date>2014-05-2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12.1642in" svg:y="4.3476in" draw:caption-point-x="-0.2402in" draw:caption-point-y="0.5953in">
              <dc:date>2014-05-30T00:00:00</dc:date>
              <text:p text:style-name="P2"><text:span text:style-name="T1">Đi học buổi <text:s/>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2" svg:width="1.1413in" svg:height="0.3902in" svg:x="12.9031in" svg:y="4.3476in" draw:caption-point-x="-0.2402in" draw:caption-point-y="0.5953in">
              <dc:date>2014-05-30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SinhNT</text:p>
          </table:table-cell>
          <table:table-cell table:style-name="ce79" table:formula="of:=SUM([.D22:.AH22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DTH</text:p>
          </table:table-cell>
          <table:table-cell table:style-name="ce79" table:formula="of:=SUM([.D23:.AH23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79" table:formula="of:=SUM([.D24:.AH24])" office:value-type="float" office:value="0.5">
            <text:p>0.5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79" table:formula="of:=SUM([.D25:.AH25])" office:value-type="float" office:value="1">
            <text:p>1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2" svg:width="1.1413in" svg:height="0.2346in" svg:x="10.6866in" svg:y="5.3366in" draw:caption-point-x="-0.2402in" draw:caption-point-y="0.5969in">
              <dc:date>2014-05-27T00:00:00</dc:date>
              <text:p text:style-name="P2"><text:span text:style-name="T1">Bị ốm</text:span></text:p>
            </office:annotation>
            <text:p>1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79" table:formula="of:=SUM([.D26:.AH26])" office:value-type="float" office:value="0.5">
            <text:p>0.5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.5">
            <text:p>0.5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uLT</text:p>
          </table:table-cell>
          <table:table-cell table:style-name="ce79" table:formula="of:=SUM([.D27:.AH27])" office:value-type="float" office:value="0.5">
            <text:p>0.5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79" table:formula="of:=SUM([.D28:.AH28])" office:value-type="float" office:value="0">
            <text:p>0</text:p>
          </table:table-cell>
          <table:table-cell table:style-name="ce82" table:number-columns-repeated="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79" table:formula="of:=SUM([.D29:.AH29])" office:value-type="float" office:value="1">
            <text:p>1</text:p>
          </table:table-cell>
          <table:table-cell table:style-name="ce82" table:number-columns-repeated="4"/>
          <table:table-cell table:style-name="ce82" office:value-type="float" office:value="0">
            <text:p>0</text:p>
          </table:table-cell>
          <table:table-cell table:style-name="ce82" office:value-type="float" office:value="1">
            <text:p>1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9"/>
          <table:table-cell table:number-columns-repeated="20"/>
        </table:table-row>
        <table:table-row table:style-name="ro2" table:number-rows-repeated="983140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406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0" table:default-cell-style-name="Default"/>
        <table:table-column table:style-name="co7" table:number-columns-repeated="975" table:default-cell-style-name="Default"/>
        <table:table-row table:style-name="ro2">
          <table:table-cell table:style-name="ce41"/>
          <table:table-cell table:style-name="ce35" table:number-columns-repeated="2"/>
          <table:table-cell table:style-name="ce88" office:value-type="string" table:number-columns-spanned="30" table:number-rows-spanned="1">
            <text:p>June</text:p>
          </table:table-cell>
          <table:covered-table-cell table:number-columns-repeated="29" table:style-name="ce91"/>
          <table:table-cell table:style-name="ce47" table:number-columns-repeated="975"/>
        </table:table-row>
        <table:table-row table:style-name="ro6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1" office:value-type="string">
            <text:p>Absent</text:p>
          </table:table-cell>
          <table:table-cell table:style-name="ce89" office:value-type="float" office:value="-1">
            <text:p>-1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3">
            <text:p>3</text:p>
          </table:table-cell>
          <table:table-cell table:style-name="ce89" office:value-type="float" office:value="4">
            <text:p>4</text:p>
          </table:table-cell>
          <table:table-cell table:style-name="ce89" office:value-type="float" office:value="5">
            <text:p>5</text:p>
          </table:table-cell>
          <table:table-cell table:style-name="ce89" office:value-type="float" office:value="6">
            <text:p>6</text:p>
          </table:table-cell>
          <table:table-cell table:style-name="ce89" office:value-type="float" office:value="-7">
            <text:p>-7</text:p>
          </table:table-cell>
          <table:table-cell table:style-name="ce89" office:value-type="float" office:value="-8">
            <text:p>-8</text:p>
          </table:table-cell>
          <table:table-cell table:style-name="ce89" office:value-type="float" office:value="9">
            <text:p>9</text:p>
          </table:table-cell>
          <table:table-cell table:style-name="ce89" office:value-type="float" office:value="10">
            <text:p>10</text:p>
          </table:table-cell>
          <table:table-cell table:style-name="ce89" office:value-type="float" office:value="11">
            <text:p>11</text:p>
          </table:table-cell>
          <table:table-cell table:style-name="ce89" office:value-type="float" office:value="12">
            <text:p>12</text:p>
          </table:table-cell>
          <table:table-cell table:style-name="ce89" office:value-type="float" office:value="13">
            <text:p>13</text:p>
          </table:table-cell>
          <table:table-cell table:style-name="ce89" office:value-type="float" office:value="-14">
            <text:p>-14</text:p>
          </table:table-cell>
          <table:table-cell table:style-name="ce89" office:value-type="float" office:value="-15">
            <text:p>-15</text:p>
          </table:table-cell>
          <table:table-cell table:style-name="ce89" office:value-type="float" office:value="16">
            <text:p>16</text:p>
          </table:table-cell>
          <table:table-cell table:style-name="ce89" office:value-type="float" office:value="17">
            <text:p>17</text:p>
          </table:table-cell>
          <table:table-cell table:style-name="ce89" office:value-type="float" office:value="18">
            <text:p>18</text:p>
          </table:table-cell>
          <table:table-cell table:style-name="ce89" office:value-type="float" office:value="19">
            <text:p>19</text:p>
          </table:table-cell>
          <table:table-cell table:style-name="ce89" office:value-type="float" office:value="20">
            <text:p>20</text:p>
          </table:table-cell>
          <table:table-cell table:style-name="ce89" office:value-type="float" office:value="-21">
            <text:p>-21</text:p>
          </table:table-cell>
          <table:table-cell table:style-name="ce89" office:value-type="float" office:value="-22">
            <text:p>-22</text:p>
          </table:table-cell>
          <table:table-cell table:style-name="ce89" office:value-type="float" office:value="23">
            <text:p>23</text:p>
          </table:table-cell>
          <table:table-cell table:style-name="ce89" office:value-type="float" office:value="24">
            <text:p>24</text:p>
          </table:table-cell>
          <table:table-cell table:style-name="ce89" office:value-type="float" office:value="25">
            <text:p>25</text:p>
          </table:table-cell>
          <table:table-cell table:style-name="ce89" office:value-type="float" office:value="26">
            <text:p>26</text:p>
          </table:table-cell>
          <table:table-cell table:style-name="ce89" office:value-type="float" office:value="27">
            <text:p>27</text:p>
          </table:table-cell>
          <table:table-cell table:style-name="ce89" office:value-type="float" office:value="-28">
            <text:p>-28</text:p>
          </table:table-cell>
          <table:table-cell table:style-name="ce89" office:value-type="float" office:value="-29">
            <text:p>-29</text:p>
          </table:table-cell>
          <table:table-cell table:style-name="ce89" office:value-type="float" office:value="30">
            <text:p>30</text:p>
          </table:table-cell>
          <table:table-cell table:style-name="ce47" table:number-columns-repeated="955"/>
          <table:table-cell table:number-columns-repeated="20"/>
        </table:table-row>
        <table:table-row table:style-name="ro6">
          <table:table-cell table:style-name="ce34" office:value-type="float" office:value="1">
            <text:p>1</text:p>
          </table:table-cell>
          <table:table-cell table:style-name="ce36" office:value-type="string">
            <text:p>AnVH</text:p>
          </table:table-cell>
          <table:table-cell table:style-name="ce87" table:formula="of:=SUM([.D3:.AG3])" office:value-type="float" office:value="1">
            <text:p>1</text:p>
          </table:table-cell>
          <table:table-cell table:style-name="ce90"/>
          <table:table-cell table:style-name="ce90" office:value-type="float" office:value="1">
            <text:p>1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2" svg:width="1.1413in" svg:height="0.2346in" svg:x="4.0362in" svg:y="0in" draw:caption-point-x="-0.2402in" draw:caption-point-y="0.4846in">
              <dc:date>2014-06-05T00:00:00</dc:date>
              <text:p text:style-name="P2"><text:span text:style-name="T1">Đi trễ 1h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">
            <text:p>2</text:p>
          </table:table-cell>
          <table:table-cell table:style-name="ce36" office:value-type="string">
            <text:p>AnVT</text:p>
          </table:table-cell>
          <table:table-cell table:style-name="ce87" table:formula="of:=SUM([.D4:.AG4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3">
            <text:p>3</text:p>
          </table:table-cell>
          <table:table-cell table:style-name="ce36" office:value-type="string">
            <text:p>BinhNT</text:p>
          </table:table-cell>
          <table:table-cell table:style-name="ce87" table:formula="of:=SUM([.D5:.AG5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4">
            <text:p>4</text:p>
          </table:table-cell>
          <table:table-cell table:style-name="ce36" office:value-type="string">
            <text:p>ChanhLH</text:p>
          </table:table-cell>
          <table:table-cell table:style-name="ce87" table:formula="of:=SUM([.D6:.AG6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5">
            <text:p>5</text:p>
          </table:table-cell>
          <table:table-cell table:style-name="ce36" office:value-type="string">
            <text:p>ChienTX</text:p>
          </table:table-cell>
          <table:table-cell table:style-name="ce87" table:formula="of:=SUM([.D7:.AG7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6">
            <text:p>6</text:p>
          </table:table-cell>
          <table:table-cell table:style-name="ce36" office:value-type="string">
            <text:p>CuongLT</text:p>
          </table:table-cell>
          <table:table-cell table:style-name="ce87" table:formula="of:=SUM([.D8:.AG8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7">
            <text:p>7</text:p>
          </table:table-cell>
          <table:table-cell table:style-name="ce36" office:value-type="string">
            <text:p>DuongDN</text:p>
          </table:table-cell>
          <table:table-cell table:style-name="ce87" table:formula="of:=SUM([.D9:.AG9])" office:value-type="float" office:value="0">
            <text:p>0</text:p>
          </table:table-cell>
          <table:table-cell table:style-name="ce90"/>
          <table:table-cell table:style-name="ce90" office:value-type="float" office:value="0">
            <office:annotation draw:style-name="gr2" draw:text-style-name="P2" svg:width="1.1413in" svg:height="0.2346in" svg:x="2.928in" svg:y="1.3752in" draw:caption-point-x="-0.2402in" draw:caption-point-y="0.5957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2" svg:width="1.1413in" svg:height="0.2346in" svg:x="3.6669in" svg:y="1.3752in" draw:caption-point-x="-0.2402in" draw:caption-point-y="0.5957in">
              <dc:date>2014-06-04T00:00:00</dc:date>
              <text:p text:style-name="P2"><text:span text:style-name="T1">Đi học buổi sáng</text:span></text:p>
            </office:annotation>
            <text:p>0</text:p>
          </table:table-cell>
          <table:table-cell table:number-columns-repeated="2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8">
            <text:p>8</text:p>
          </table:table-cell>
          <table:table-cell table:style-name="ce36" office:value-type="string">
            <text:p>HangHT</text:p>
          </table:table-cell>
          <table:table-cell table:style-name="ce87" table:formula="of:=SUM([.D10:.AG10])" office:value-type="float" office:value="1">
            <text:p>1</text:p>
          </table:table-cell>
          <table:table-cell table:style-name="ce90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9">
            <text:p>9</text:p>
          </table:table-cell>
          <table:table-cell table:style-name="ce36" office:value-type="string">
            <text:p>HienNV</text:p>
          </table:table-cell>
          <table:table-cell table:style-name="ce87" table:formula="of:=SUM([.D11:.AG11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0">
            <text:p>10</text:p>
          </table:table-cell>
          <table:table-cell table:style-name="ce36" office:value-type="string">
            <text:p>HiepNH</text:p>
          </table:table-cell>
          <table:table-cell table:style-name="ce87" table:formula="of:=SUM([.D12:.AG12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1">
            <text:p>11</text:p>
          </table:table-cell>
          <table:table-cell table:style-name="ce36" office:value-type="string">
            <text:p>HoaHM</text:p>
          </table:table-cell>
          <table:table-cell table:style-name="ce87" table:formula="of:=SUM([.D13:.AG13])" office:value-type="float" office:value="0">
            <text:p>0</text:p>
          </table:table-cell>
          <table:table-cell table:style-name="ce90"/>
          <table:table-cell table:style-name="ce90" office:value-type="float" office:value="0">
            <office:annotation draw:style-name="gr2" draw:text-style-name="P2" svg:width="1.1413in" svg:height="0.2346in" svg:x="2.928in" svg:y="2.3642in" draw:caption-point-x="-0.2402in" draw:caption-point-y="0.5972in">
              <dc:date>2014-06-02T00:00:00</dc:date>
              <text:p text:style-name="P2"><text:span text:style-name="T1">Đi trễ 1h (xe hư)</text:span></text:p>
            </office:annotation>
            <text:p>0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2">
            <text:p>12</text:p>
          </table:table-cell>
          <table:table-cell table:style-name="ce36" office:value-type="string">
            <text:p>HoangL</text:p>
          </table:table-cell>
          <table:table-cell table:style-name="ce87" table:formula="of:=SUM([.D14:.AG14])" office:value-type="float" office:value="0.5">
            <text:p>0.5</text:p>
          </table:table-cell>
          <table:table-cell table:style-name="ce90"/>
          <table:table-cell table:style-name="ce90" office:value-type="float" office:value="0.5">
            <text:p>0.5</text:p>
          </table:table-cell>
          <table:table-cell table:number-columns-repeated="4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3">
            <text:p>13</text:p>
          </table:table-cell>
          <table:table-cell table:style-name="ce36" office:value-type="string">
            <text:p>HuongDT</text:p>
          </table:table-cell>
          <table:table-cell table:style-name="ce87" table:formula="of:=SUM([.D15:.AG15])" office:value-type="float" office:value="0">
            <text:p>0</text:p>
          </table:table-cell>
          <table:table-cell table:style-name="ce90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0">
            <office:annotation draw:style-name="gr2" draw:text-style-name="P2" svg:width="1.1413in" svg:height="0.2346in" svg:x="4.4059in" svg:y="2.8622in" draw:caption-point-x="-0.2402in" draw:caption-point-y="0.5949in">
              <dc:date>2014-06-06T00:00:00</dc:date>
              <text:p text:style-name="P2">Đi trễ 1h</text:p>
            </office:annotation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4">
            <text:p>14</text:p>
          </table:table-cell>
          <table:table-cell table:style-name="ce36" office:value-type="string">
            <text:p>LocNP</text:p>
          </table:table-cell>
          <table:table-cell table:style-name="ce87" table:formula="of:=SUM([.D16:.AG16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5">
            <text:p>15</text:p>
          </table:table-cell>
          <table:table-cell table:style-name="ce36" office:value-type="string">
            <text:p>LocNPQ</text:p>
          </table:table-cell>
          <table:table-cell table:style-name="ce87" table:formula="of:=SUM([.D17:.AG17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6">
            <text:p>16</text:p>
          </table:table-cell>
          <table:table-cell table:style-name="ce36" office:value-type="string">
            <text:p>NamTV</text:p>
          </table:table-cell>
          <table:table-cell table:style-name="ce87" table:formula="of:=SUM([.D18:.AG18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7">
            <text:p>17</text:p>
          </table:table-cell>
          <table:table-cell table:style-name="ce36" office:value-type="string">
            <text:p>NguyenHTT</text:p>
          </table:table-cell>
          <table:table-cell table:style-name="ce87" table:formula="of:=SUM([.D19:.AG19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8">
            <text:p>18</text:p>
          </table:table-cell>
          <table:table-cell table:style-name="ce36" office:value-type="string">
            <text:p>NhanNM</text:p>
          </table:table-cell>
          <table:table-cell table:style-name="ce87" table:formula="of:=SUM([.D20:.AG20])" office:value-type="float" office:value="1">
            <text:p>1</text:p>
          </table:table-cell>
          <table:table-cell table:style-name="ce90"/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2" svg:width="1.1413in" svg:height="0.3902in" svg:x="3.2976in" svg:y="4.0984in" draw:caption-point-x="-0.2402in" draw:caption-point-y="0.5969in">
              <dc:date>2014-06-0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office:value-type="float" office:value="0.5">
            <office:annotation draw:style-name="gr2" draw:text-style-name="P2" svg:width="1.1413in" svg:height="0.3902in" svg:x="4.0362in" svg:y="4.0984in" draw:caption-point-x="-0.2402in" draw:caption-point-y="0.5969in">
              <dc:date>2014-06-02T00:00:00</dc:date>
              <text:p text:style-name="P2"><text:span text:style-name="T1">Đi học buổi chiều</text:span></text:p>
            </office:annotation>
            <text:p>0.5</text:p>
          </table:table-cell>
          <table:table-cell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19">
            <text:p>19</text:p>
          </table:table-cell>
          <table:table-cell table:style-name="ce36" office:value-type="string">
            <text:p>NhanNV</text:p>
          </table:table-cell>
          <table:table-cell table:style-name="ce87" table:formula="of:=SUM([.D21:.AG21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0">
            <text:p>20</text:p>
          </table:table-cell>
          <table:table-cell table:style-name="ce36" office:value-type="string">
            <text:p>SinhNT</text:p>
          </table:table-cell>
          <table:table-cell table:style-name="ce87" table:formula="of:=SUM([.D22:.AG22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1">
            <text:p>21</text:p>
          </table:table-cell>
          <table:table-cell table:style-name="ce36" office:value-type="string">
            <text:p>ThaoDTH</text:p>
          </table:table-cell>
          <table:table-cell table:style-name="ce87" table:formula="of:=SUM([.D23:.AG23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2">
            <text:p>22</text:p>
          </table:table-cell>
          <table:table-cell table:style-name="ce36" office:value-type="string">
            <text:p>ThamDT</text:p>
          </table:table-cell>
          <table:table-cell table:style-name="ce87" table:formula="of:=SUM([.D24:.AG24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3">
            <text:p>23</text:p>
          </table:table-cell>
          <table:table-cell table:style-name="ce36" office:value-type="string">
            <text:p>ThieuNV</text:p>
          </table:table-cell>
          <table:table-cell table:style-name="ce87" table:formula="of:=SUM([.D25:.AG25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4">
            <text:p>24</text:p>
          </table:table-cell>
          <table:table-cell table:style-name="ce36" office:value-type="string">
            <text:p>ThuyLTT</text:p>
          </table:table-cell>
          <table:table-cell table:style-name="ce87" table:formula="of:=SUM([.D26:.AG26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5">
            <text:p>25</text:p>
          </table:table-cell>
          <table:table-cell table:style-name="ce36" office:value-type="string">
            <text:p>TuLT</text:p>
          </table:table-cell>
          <table:table-cell table:style-name="ce87" table:formula="of:=SUM([.D27:.AG27])" office:value-type="float" office:value="0.5">
            <text:p>0.5</text:p>
          </table:table-cell>
          <table:table-cell table:style-name="ce90"/>
          <table:table-cell table:style-name="ce90" office:value-type="float" office:value="0.5">
            <text:p>0.5</text:p>
          </table:table-cell>
          <table:table-cell table:style-name="ce90" office:value-type="float" office:value="0">
            <text:p>0</text:p>
          </table:table-cell>
          <table:table-cell table:style-name="ce90">
            <office:annotation draw:style-name="gr2" draw:text-style-name="P2" svg:width="1.1413in" svg:height="0.2346in" svg:x="3.6669in" svg:y="5.8339in" draw:caption-point-x="-0.2402in" draw:caption-point-y="0.5953in">
              <dc:date>2014-06-04T00:00:00</dc:date>
              <text:p text:style-name="P2"><text:span text:style-name="T1">Đã nghỉ việc</text:span></text:p>
            </office:annotation>
          </table:table-cell>
          <table:table-cell table:style-name="ce90">
            <office:annotation draw:style-name="gr2" draw:text-style-name="P2" svg:width="1.1413in" svg:height="0.2346in" svg:x="4.0362in" svg:y="5.8339in" draw:caption-point-x="-0.2402in" draw:caption-point-y="0.5953in">
              <dc:date>2014-06-04T00:00:00</dc:date>
              <text:p text:style-name="P2"><text:span text:style-name="T1">Đã nghỉ việc</text:span></text:p>
            </office:annotation>
          </table:table-cell>
          <table:table-cell table:style-name="ce90">
            <office:annotation draw:style-name="gr2" draw:text-style-name="P2" svg:width="1.1413in" svg:height="0.2346in" svg:x="4.4059in" svg:y="5.8339in" draw:caption-point-x="-0.2402in" draw:caption-point-y="0.5953in">
              <dc:date>2014-06-04T00:00:00</dc:date>
              <text:p text:style-name="P2"><text:span text:style-name="T1">Đã nghỉ việc</text:span></text:p>
            </office:annotation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6">
            <text:p>26</text:p>
          </table:table-cell>
          <table:table-cell table:style-name="ce36" office:value-type="string">
            <text:p>VietBA</text:p>
          </table:table-cell>
          <table:table-cell table:style-name="ce87" table:formula="of:=SUM([.D28:.AG28])" office:value-type="float" office:value="0">
            <text:p>0</text:p>
          </table:table-cell>
          <table:table-cell table:style-name="ce90"/>
          <table:table-cell table:number-columns-repeated="5" table:style-name="ce90" office:value-type="float" office:value="0">
            <text:p>0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6">
          <table:table-cell table:style-name="ce34" office:value-type="float" office:value="27">
            <text:p>27</text:p>
          </table:table-cell>
          <table:table-cell table:style-name="ce36" office:value-type="string">
            <text:p>VietTH</text:p>
          </table:table-cell>
          <table:table-cell table:style-name="ce87" table:formula="of:=SUM([.D29:.AG29])" office:value-type="float" office:value="1">
            <text:p>1</text:p>
          </table:table-cell>
          <table:table-cell table:style-name="ce90"/>
          <table:table-cell table:number-columns-repeated="4" table:style-name="ce90" office:value-type="float" office:value="0">
            <text:p>0</text:p>
          </table:table-cell>
          <table:table-cell table:style-name="ce90" office:value-type="float" office:value="1">
            <text:p>1</text:p>
          </table:table-cell>
          <table:table-cell table:style-name="ce90" table:number-columns-repeated="24"/>
          <table:table-cell table:style-name="ce35" table:number-columns-repeated="955"/>
          <table:table-cell table:number-columns-repeated="20"/>
        </table:table-row>
        <table:table-row table:style-name="ro2" table:number-rows-repeated="65406">
          <table:table-cell table:style-name="ce35" table:number-columns-repeated="988"/>
          <table:table-cell table:number-columns-repeated="20"/>
        </table:table-row>
        <table:table-row table:style-name="ro2" table:number-rows-repeated="983140">
          <table:table-cell table:number-columns-repeated="1008"/>
        </table:table-row>
        <table:table-row table:style-name="ro2"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8/25/2014</text:date>, <text:time>08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4-08-25">08/25/2014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431</meta:editing-cycles>
    <meta:editing-duration>P1DT20H41M23S</meta:editing-duration>
    <meta:generator>OpenOffice/4.0.1$Win32 OpenOffice.org_project/401m5$Build-9714</meta:generator>
    <dc:date>2014-08-25T08:42:52.86</dc:date>
    <meta:document-statistic meta:table-count="9" meta:cell-count="3047" meta:object-count="0"/>
    <meta:user-defined meta:name="Info 1"/>
    <meta:user-defined meta:name="Info 2"/>
    <meta:user-defined meta:name="Info 3"/>
    <meta:user-defined meta:name="Info 4"/>
  </office:meta>
</office:document-meta>
</file>